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5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57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57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5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0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家別製品別水產貿易量值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6">
            <text:p>8‧水產貿易量值 <text:s/>(1)進口</text:p>
          </table:table-cell>
          <table:covered-table-cell table:number-columns-repeated="2"/>
          <table:table-cell table:number-columns-repeated="4" table:style-name="ce30"/>
          <table:table-cell office:value-type="string" table:number-columns-spanned="6" table:number-rows-spanned="1" table:style-name="ce36">
            <text:p>8‧THE TRADE OF FISHERY PRODUCTS (1)IMPORT</text:p>
          </table:table-cell>
          <table:covered-table-cell table:number-columns-repeated="5"/>
          <table:table-cell table:number-columns-repeated="16371" table:style-name="ce30"/>
        </table:table-row>
        <table:table-row table:style-name="ro2">
          <table:table-cell table:style-name="ce30"/>
          <table:table-cell office:value-type="string" table:style-name="ce31">
            <text:p>(1.4)歷年國家別製品別貿易量值(總計價值前20名)</text:p>
          </table:table-cell>
          <table:table-cell table:number-columns-repeated="3" table:style-name="ce31"/>
          <table:table-cell table:number-columns-repeated="2" table:style-name="ce30"/>
          <table:table-cell office:value-type="string" table:style-name="ce5">
            <text:p><text:s text:c="9"/>(1.4)By country and by product since 2004 (Value of Top 20)</text:p>
          </table:table-cell>
          <table:table-cell table:style-name="ce5"/>
          <table:table-cell table:number-columns-repeated="4" table:style-name="ce30"/>
          <table:table-cell table:style-name="ce28"/>
          <table:table-cell table:number-columns-repeated="16370" table:style-name="ce30"/>
        </table:table-row>
        <table:table-row table:style-name="ro2">
          <table:table-cell table:number-columns-repeated="4" table:style-name="ce30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30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30"/>
        </table:table-row>
        <table:table-row table:style-name="ro2">
          <table:table-cell table:number-columns-repeated="2" table:style-name="ce30"/>
          <table:table-cell table:number-columns-spanned="2" table:number-rows-spanned="1" table:style-name="ce38"/>
          <table:covered-table-cell/>
          <table:table-cell table:style-name="ce30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30"/>
          <table:table-cell table:number-columns-spanned="2" table:number-rows-spanned="1" table:style-name="ce38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3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總計</text:p>
          </table:table-cell>
          <table:covered-table-cell/>
          <table:table-cell office:value-type="string" table:number-columns-spanned="2" table:number-rows-spanned="1" table:style-name="ce34">
            <text:p>食用品合計</text:p>
          </table:table-cell>
          <table:covered-table-cell/>
          <table:table-cell office:value-type="string" table:number-columns-spanned="2" table:number-rows-spanned="1" table:style-name="ce34">
            <text:p>活</text:p>
          </table:table-cell>
          <table:covered-table-cell/>
          <table:table-cell office:value-type="string" table:number-columns-spanned="2" table:number-rows-spanned="1" table:style-name="ce34">
            <text:p>生鮮或冷藏</text:p>
          </table:table-cell>
          <table:covered-table-cell/>
          <table:table-cell office:value-type="string" table:number-columns-spanned="2" table:number-rows-spanned="1" table:style-name="ce34">
            <text:p>冷凍</text:p>
          </table:table-cell>
          <table:covered-table-cell/>
          <table:table-cell office:value-type="string" table:number-columns-spanned="2" table:number-rows-spanned="1" table:style-name="ce34">
            <text:p>乾製品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8">
            <text:p>Product</text:p>
          </table:table-cell>
          <table:covered-table-cell/>
          <table:table-cell office:value-type="string" table:number-columns-spanned="2" table:number-rows-spanned="1" table:style-name="ce55">
            <text:p>TOTAL</text:p>
          </table:table-cell>
          <table:covered-table-cell/>
          <table:table-cell office:value-type="string" table:number-columns-spanned="2" table:number-rows-spanned="1" table:style-name="ce55">
            <text:p>TOTAL OF EDIBLE</text:p>
          </table:table-cell>
          <table:covered-table-cell/>
          <table:table-cell office:value-type="string" table:number-columns-spanned="2" table:number-rows-spanned="1" table:style-name="ce55">
            <text:p>LIVE</text:p>
          </table:table-cell>
          <table:covered-table-cell/>
          <table:table-cell office:value-type="string" table:number-columns-spanned="2" table:number-rows-spanned="1" table:style-name="ce55">
            <text:p>FRESH OR CHILLED</text:p>
          </table:table-cell>
          <table:covered-table-cell/>
          <table:table-cell office:value-type="string" table:number-columns-spanned="2" table:number-rows-spanned="1" table:style-name="ce55">
            <text:p>FROZEN</text:p>
          </table:table-cell>
          <table:covered-table-cell/>
          <table:table-cell office:value-type="string" table:number-columns-spanned="2" table:number-rows-spanned="1" table:style-name="ce55">
            <text:p>DRIED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6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7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27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345430768" table:formula="of:=  IF(SUM([.E9];['國家別製品別水產貿易量值2(續)'.G9])=0;&quot;-&quot;;SUM([.E9];['國家別製品別水產貿易量值2(續)'.G9]))" table:style-name="ce12">
            <text:p>345,430,768<text:s/></text:p>
          </table:table-cell>
          <table:table-cell office:value-type="float" office:value="591114.76606000005" table:formula="of:=  IF(SUM([.F9];['國家別製品別水產貿易量值2(續)'.H9])=0;&quot;-&quot;;SUM([.F9];['國家別製品別水產貿易量值2(續)'.H9]))" table:style-name="ce12">
            <text:p>591,115<text:s/></text:p>
          </table:table-cell>
          <table:table-cell office:value-type="float" office:value="125258576" table:formula="of:=  IF(SUM([.G9];[.I9];[.K9];[.M9];['國家別製品別水產貿易量值1(續)'.C9];['國家別製品別水產貿易量值1(續)'.E9];['國家別製品別水產貿易量值1(續)'.G9];['國家別製品別水產貿易量值1(續)'.I9];['國家別製品別水產貿易量值1(續)'.K9];['國家別製品別水產貿易量值1(續)'.M9];['國家別製品別水產貿易量值2(續)'.C9];['國家別製品別水產貿易量值2(續)'.E9])=0;&quot;-&quot;;SUM([.G9];[.I9];[.K9];[.M9];['國家別製品別水產貿易量值1(續)'.C9];['國家別製品別水產貿易量值1(續)'.E9];['國家別製品別水產貿易量值1(續)'.G9];['國家別製品別水產貿易量值1(續)'.I9];['國家別製品別水產貿易量值1(續)'.K9];['國家別製品別水產貿易量值1(續)'.M9];['國家別製品別水產貿易量值2(續)'.C9];['國家別製品別水產貿易量值2(續)'.E9]))" table:style-name="ce12">
            <text:p>125,258,576<text:s/></text:p>
          </table:table-cell>
          <table:table-cell office:value-type="float" office:value="385967.4088700001" table:formula="of:=  IF(SUM([.H9];[.J9];[.L9];[.N9];['國家別製品別水產貿易量值1(續)'.D9];['國家別製品別水產貿易量值1(續)'.F9];['國家別製品別水產貿易量值1(續)'.H9];['國家別製品別水產貿易量值1(續)'.J9];['國家別製品別水產貿易量值1(續)'.L9];['國家別製品別水產貿易量值1(續)'.N9];['國家別製品別水產貿易量值2(續)'.D9];['國家別製品別水產貿易量值2(續)'.F9])=0;&quot;-&quot;;SUM([.H9];[.J9];[.L9];[.N9];['國家別製品別水產貿易量值1(續)'.D9];['國家別製品別水產貿易量值1(續)'.F9];['國家別製品別水產貿易量值1(續)'.H9];['國家別製品別水產貿易量值1(續)'.J9];['國家別製品別水產貿易量值1(續)'.L9];['國家別製品別水產貿易量值1(續)'.N9];['國家別製品別水產貿易量值2(續)'.D9];['國家別製品別水產貿易量值2(續)'.F9]))" table:style-name="ce12">
            <text:p>385,967<text:s/></text:p>
          </table:table-cell>
          <table:table-cell office:value-type="float" office:value="12864773" table:style-name="ce12">
            <text:p>12,864,773<text:s/></text:p>
          </table:table-cell>
          <table:table-cell office:value-type="float" office:value="88705.828930000003" table:style-name="ce12">
            <text:p>88,706<text:s/></text:p>
          </table:table-cell>
          <table:table-cell office:value-type="float" office:value="24473337" table:style-name="ce12">
            <text:p>24,473,337<text:s/></text:p>
          </table:table-cell>
          <table:table-cell office:value-type="float" office:value="92134.94584" table:style-name="ce12">
            <text:p>92,135<text:s/></text:p>
          </table:table-cell>
          <table:table-cell office:value-type="float" office:value="52462758" table:style-name="ce12">
            <text:p>52,462,758<text:s/></text:p>
          </table:table-cell>
          <table:table-cell office:value-type="float" office:value="105789.04277" table:style-name="ce12">
            <text:p>105,789<text:s/></text:p>
          </table:table-cell>
          <table:table-cell office:value-type="float" office:value="1320008" table:style-name="ce12">
            <text:p>1,320,008<text:s/></text:p>
          </table:table-cell>
          <table:table-cell office:value-type="float" office:value="12030.306269999999" table:style-name="ce12">
            <text:p>12,030<text:s/></text:p>
          </table:table-cell>
          <table:table-cell table:number-columns-repeated="16370"/>
        </table:table-row>
        <table:table-row table:style-name="ro4">
          <table:table-cell office:value-type="string" table:style-name="ce27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320373715" table:formula="of:=  IF(SUM([.E10];['國家別製品別水產貿易量值2(續)'.G10])=0;&quot;-&quot;;SUM([.E10];['國家別製品別水產貿易量值2(續)'.G10]))" table:style-name="ce12">
            <text:p>320,373,715<text:s/></text:p>
          </table:table-cell>
          <table:table-cell office:value-type="float" office:value="640615.43647000007" table:formula="of:=  IF(SUM([.F10];['國家別製品別水產貿易量值2(續)'.H10])=0;&quot;-&quot;;SUM([.F10];['國家別製品別水產貿易量值2(續)'.H10]))" table:style-name="ce12">
            <text:p>640,615<text:s/></text:p>
          </table:table-cell>
          <table:table-cell office:value-type="float" office:value="159671408" table:formula="of:=  IF(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=0;&quot;-&quot;;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)" table:style-name="ce12">
            <text:p>159,671,408<text:s/></text:p>
          </table:table-cell>
          <table:table-cell office:value-type="float" office:value="465524.52038000006" table:formula="of:=  IF(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=0;&quot;-&quot;;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)" table:style-name="ce12">
            <text:p>465,525<text:s/></text:p>
          </table:table-cell>
          <table:table-cell office:value-type="float" office:value="9800952" table:style-name="ce12">
            <text:p>9,800,952<text:s/></text:p>
          </table:table-cell>
          <table:table-cell office:value-type="float" office:value="62959.031860000003" table:style-name="ce12">
            <text:p>62,959<text:s/></text:p>
          </table:table-cell>
          <table:table-cell office:value-type="float" office:value="23216344" table:style-name="ce12">
            <text:p>23,216,344<text:s/></text:p>
          </table:table-cell>
          <table:table-cell office:value-type="float" office:value="97158.488500000007" table:style-name="ce12">
            <text:p>97,158<text:s/></text:p>
          </table:table-cell>
          <table:table-cell office:value-type="float" office:value="81166373" table:style-name="ce12">
            <text:p>81,166,373<text:s/></text:p>
          </table:table-cell>
          <table:table-cell office:value-type="float" office:value="189136.48138000001" table:style-name="ce12">
            <text:p>189,136<text:s/></text:p>
          </table:table-cell>
          <table:table-cell office:value-type="float" office:value="1892062" table:style-name="ce12">
            <text:p>1,892,062<text:s/></text:p>
          </table:table-cell>
          <table:table-cell office:value-type="float" office:value="20963.31279" table:style-name="ce12">
            <text:p>20,963<text:s/></text:p>
          </table:table-cell>
          <table:table-cell table:number-columns-repeated="16370"/>
        </table:table-row>
        <table:table-row table:style-name="ro4">
          <table:table-cell office:value-type="string" table:style-name="ce27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398738675" table:formula="of:=  IF(SUM([.E11];['國家別製品別水產貿易量值2(續)'.G11])=0;&quot;-&quot;;SUM([.E11];['國家別製品別水產貿易量值2(續)'.G11]))" table:style-name="ce12">
            <text:p>398,738,675<text:s/></text:p>
          </table:table-cell>
          <table:table-cell office:value-type="float" office:value="802174.5646899998" table:formula="of:=  IF(SUM([.F11];['國家別製品別水產貿易量值2(續)'.H11])=0;&quot;-&quot;;SUM([.F11];['國家別製品別水產貿易量值2(續)'.H11]))" table:style-name="ce12">
            <text:p>802,175<text:s/></text:p>
          </table:table-cell>
          <table:table-cell office:value-type="float" office:value="238203687" table:formula="of:=  IF(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=0;&quot;-&quot;;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)" table:style-name="ce12">
            <text:p>238,203,687<text:s/></text:p>
          </table:table-cell>
          <table:table-cell office:value-type="float" office:value="633032.38448999985" table:formula="of:=  IF(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=0;&quot;-&quot;;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)" table:style-name="ce12">
            <text:p>633,032<text:s/></text:p>
          </table:table-cell>
          <table:table-cell office:value-type="float" office:value="8892267" table:style-name="ce12">
            <text:p>8,892,267<text:s/></text:p>
          </table:table-cell>
          <table:table-cell office:value-type="float" office:value="53014.886169999998" table:style-name="ce12">
            <text:p>53,015<text:s/></text:p>
          </table:table-cell>
          <table:table-cell office:value-type="float" office:value="22608836" table:style-name="ce12">
            <text:p>22,608,836<text:s/></text:p>
          </table:table-cell>
          <table:table-cell office:value-type="float" office:value="94395.829540000006" table:style-name="ce12">
            <text:p>94,396<text:s/></text:p>
          </table:table-cell>
          <table:table-cell office:value-type="float" office:value="148802559" table:style-name="ce12">
            <text:p>148,802,559<text:s/></text:p>
          </table:table-cell>
          <table:table-cell office:value-type="float" office:value="336200.0808" table:style-name="ce12">
            <text:p>336,200<text:s/></text:p>
          </table:table-cell>
          <table:table-cell office:value-type="float" office:value="2793581" table:style-name="ce12">
            <text:p>2,793,581<text:s/></text:p>
          </table:table-cell>
          <table:table-cell office:value-type="float" office:value="21234.031709999999" table:style-name="ce12">
            <text:p>21,23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480434906" table:formula="of:=  IF(SUM([.E12];['國家別製品別水產貿易量值2(續)'.G12])=0;&quot;-&quot;;SUM([.E12];['國家別製品別水產貿易量值2(續)'.G12]))" table:style-name="ce12">
            <text:p>480,434,906<text:s/></text:p>
          </table:table-cell>
          <table:table-cell office:value-type="float" office:value="840123.25775000011" table:formula="of:=  IF(SUM([.F12];['國家別製品別水產貿易量值2(續)'.H12])=0;&quot;-&quot;;SUM([.F12];['國家別製品別水產貿易量值2(續)'.H12]))" table:style-name="ce12">
            <text:p>840,123<text:s/></text:p>
          </table:table-cell>
          <table:table-cell office:value-type="float" office:value="280561660" table:formula="of:=  IF(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=0;&quot;-&quot;;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)" table:style-name="ce12">
            <text:p>280,561,660<text:s/></text:p>
          </table:table-cell>
          <table:table-cell office:value-type="float" office:value="630200.3425100001" table:formula="of:=  IF(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=0;&quot;-&quot;;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)" table:style-name="ce12">
            <text:p>630,200<text:s/></text:p>
          </table:table-cell>
          <table:table-cell office:value-type="float" office:value="8577471" table:style-name="ce12">
            <text:p>8,577,471<text:s/></text:p>
          </table:table-cell>
          <table:table-cell office:value-type="float" office:value="46940.753839999998" table:style-name="ce12">
            <text:p>46,941<text:s/></text:p>
          </table:table-cell>
          <table:table-cell office:value-type="float" office:value="27278309" table:style-name="ce12">
            <text:p>27,278,309<text:s/></text:p>
          </table:table-cell>
          <table:table-cell office:value-type="float" office:value="104098.03642999999" table:style-name="ce12">
            <text:p>104,098<text:s/></text:p>
          </table:table-cell>
          <table:table-cell office:value-type="float" office:value="178487651" table:style-name="ce12">
            <text:p>178,487,651<text:s/></text:p>
          </table:table-cell>
          <table:table-cell office:value-type="float" office:value="343464.82485999999" table:style-name="ce12">
            <text:p>343,465<text:s/></text:p>
          </table:table-cell>
          <table:table-cell office:value-type="float" office:value="3925013" table:style-name="ce12">
            <text:p>3,925,013<text:s/></text:p>
          </table:table-cell>
          <table:table-cell office:value-type="float" office:value="21093.54566" table:style-name="ce12">
            <text:p>21,09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475816573" table:formula="of:=  IF(SUM([.E13];['國家別製品別水產貿易量值2(續)'.G13])=0;&quot;-&quot;;SUM([.E13];['國家別製品別水產貿易量值2(續)'.G13]))" table:style-name="ce12">
            <text:p>475,816,573<text:s/></text:p>
          </table:table-cell>
          <table:table-cell office:value-type="float" office:value="983499.20000000019" table:formula="of:=  IF(SUM([.F13];['國家別製品別水產貿易量值2(續)'.H13])=0;&quot;-&quot;;SUM([.F13];['國家別製品別水產貿易量值2(續)'.H13]))" table:style-name="ce12">
            <text:p>983,499<text:s/></text:p>
          </table:table-cell>
          <table:table-cell office:value-type="float" office:value="307539730" table:formula="of:=  IF(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=0;&quot;-&quot;;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)" table:style-name="ce12">
            <text:p>307,539,730<text:s/></text:p>
          </table:table-cell>
          <table:table-cell office:value-type="float" office:value="742293.40000000014" table:formula="of:=  IF(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=0;&quot;-&quot;;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)" table:style-name="ce12">
            <text:p>742,293<text:s/></text:p>
          </table:table-cell>
          <table:table-cell office:value-type="float" office:value="9750169" table:style-name="ce12">
            <text:p>9,750,169<text:s/></text:p>
          </table:table-cell>
          <table:table-cell office:value-type="float" office:value="49365.7" table:style-name="ce12">
            <text:p>49,366<text:s/></text:p>
          </table:table-cell>
          <table:table-cell office:value-type="float" office:value="28146086" table:style-name="ce12">
            <text:p>28,146,086<text:s/></text:p>
          </table:table-cell>
          <table:table-cell office:value-type="float" office:value="117788.3" table:style-name="ce12">
            <text:p>117,788<text:s/></text:p>
          </table:table-cell>
          <table:table-cell office:value-type="float" office:value="200972732" table:style-name="ce12">
            <text:p>200,972,732<text:s/></text:p>
          </table:table-cell>
          <table:table-cell office:value-type="float" office:value="406486.9" table:style-name="ce12">
            <text:p>406,487<text:s/></text:p>
          </table:table-cell>
          <table:table-cell office:value-type="float" office:value="3934169" table:style-name="ce12">
            <text:p>3,934,169<text:s/></text:p>
          </table:table-cell>
          <table:table-cell office:value-type="float" office:value="25895.3" table:style-name="ce12">
            <text:p>25,89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484006904" table:formula="of:=  IF(SUM([.E14];['國家別製品別水產貿易量值2(續)'.G14])=0;&quot;-&quot;;SUM([.E14];['國家別製品別水產貿易量值2(續)'.G14]))" table:style-name="ce12">
            <text:p>484,006,904<text:s/></text:p>
          </table:table-cell>
          <table:table-cell office:value-type="float" office:value="1114791.2379999999" table:formula="of:=  IF(SUM([.F14];['國家別製品別水產貿易量值2(續)'.H14])=0;&quot;-&quot;;SUM([.F14];['國家別製品別水產貿易量值2(續)'.H14]))" table:style-name="ce12">
            <text:p>1,114,791<text:s/></text:p>
          </table:table-cell>
          <table:table-cell office:value-type="float" office:value="316376802" table:formula="of:=  IF(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=0;&quot;-&quot;;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)" table:style-name="ce12">
            <text:p>316,376,802<text:s/></text:p>
          </table:table-cell>
          <table:table-cell office:value-type="float" office:value="831572.348" table:formula="of:=  IF(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=0;&quot;-&quot;;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)" table:style-name="ce12">
            <text:p>831,572<text:s/></text:p>
          </table:table-cell>
          <table:table-cell office:value-type="float" office:value="9315394" table:style-name="ce12">
            <text:p>9,315,394<text:s/></text:p>
          </table:table-cell>
          <table:table-cell office:value-type="float" office:value="50288.57" table:style-name="ce12">
            <text:p>50,289<text:s/></text:p>
          </table:table-cell>
          <table:table-cell office:value-type="float" office:value="28652896" table:style-name="ce12">
            <text:p>28,652,896<text:s/></text:p>
          </table:table-cell>
          <table:table-cell office:value-type="float" office:value="136888.23699999999" table:style-name="ce12">
            <text:p>136,888<text:s/></text:p>
          </table:table-cell>
          <table:table-cell office:value-type="float" office:value="205420498" table:style-name="ce12">
            <text:p>205,420,498<text:s/></text:p>
          </table:table-cell>
          <table:table-cell office:value-type="float" office:value="454132.47" table:style-name="ce12">
            <text:p>454,132<text:s/></text:p>
          </table:table-cell>
          <table:table-cell office:value-type="float" office:value="4225040" table:style-name="ce12">
            <text:p>4,225,040<text:s/></text:p>
          </table:table-cell>
          <table:table-cell office:value-type="float" office:value="30348.159" table:style-name="ce12">
            <text:p>30,34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539496599" table:formula="of:=  IF(SUM([.E15];['國家別製品別水產貿易量值2(續)'.G15])=0;&quot;-&quot;;SUM([.E15];['國家別製品別水產貿易量值2(續)'.G15]))" table:style-name="ce12">
            <text:p>539,496,599<text:s/></text:p>
          </table:table-cell>
          <table:table-cell office:value-type="float" office:value="1185026.3019999999" table:formula="of:=  IF(SUM([.F15];['國家別製品別水產貿易量值2(續)'.H15])=0;&quot;-&quot;;SUM([.F15];['國家別製品別水產貿易量值2(續)'.H15]))" table:style-name="ce12">
            <text:p>1,185,026<text:s/></text:p>
          </table:table-cell>
          <table:table-cell office:value-type="float" office:value="347241427" table:formula="of:=  IF(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=0;&quot;-&quot;;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)" table:style-name="ce12">
            <text:p>347,241,427<text:s/></text:p>
          </table:table-cell>
          <table:table-cell office:value-type="float" office:value="877762.69699999993" table:formula="of:=  IF(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=0;&quot;-&quot;;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)" table:style-name="ce12">
            <text:p>877,763<text:s/></text:p>
          </table:table-cell>
          <table:table-cell office:value-type="float" office:value="7572797" table:style-name="ce12">
            <text:p>7,572,797<text:s/></text:p>
          </table:table-cell>
          <table:table-cell office:value-type="float" office:value="49005.919000000002" table:style-name="ce12">
            <text:p>49,006<text:s/></text:p>
          </table:table-cell>
          <table:table-cell office:value-type="float" office:value="31978272" table:style-name="ce12">
            <text:p>31,978,272<text:s/></text:p>
          </table:table-cell>
          <table:table-cell office:value-type="float" office:value="138216.908" table:style-name="ce12">
            <text:p>138,217<text:s/></text:p>
          </table:table-cell>
          <table:table-cell office:value-type="float" office:value="226005742" table:style-name="ce12">
            <text:p>226,005,742<text:s/></text:p>
          </table:table-cell>
          <table:table-cell office:value-type="float" office:value="476888.20899999997" table:style-name="ce12">
            <text:p>476,888<text:s/></text:p>
          </table:table-cell>
          <table:table-cell office:value-type="float" office:value="8630106" table:style-name="ce12">
            <text:p>8,630,106<text:s/></text:p>
          </table:table-cell>
          <table:table-cell office:value-type="float" office:value="46460.203999999998" table:style-name="ce12">
            <text:p>46,46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466258454" table:formula="of:=  IF(SUM([.E16];['國家別製品別水產貿易量值2(續)'.G16])=0;&quot;-&quot;;SUM([.E16];['國家別製品別水產貿易量值2(續)'.G16]))" table:style-name="ce12">
            <text:p>466,258,454<text:s/></text:p>
          </table:table-cell>
          <table:table-cell office:value-type="float" office:value="1182393.6400000001" table:formula="of:=  IF(SUM([.F16];['國家別製品別水產貿易量值2(續)'.H16])=0;&quot;-&quot;;SUM([.F16];['國家別製品別水產貿易量值2(續)'.H16]))" table:style-name="ce12">
            <text:p>1,182,394<text:s/></text:p>
          </table:table-cell>
          <table:table-cell office:value-type="float" office:value="321957656" table:formula="of:=  IF(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=0;&quot;-&quot;;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)" table:style-name="ce12">
            <text:p>321,957,656<text:s/></text:p>
          </table:table-cell>
          <table:table-cell office:value-type="float" office:value="912515.02600000007" table:formula="of:=  IF(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=0;&quot;-&quot;;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)" table:style-name="ce12">
            <text:p>912,515<text:s/></text:p>
          </table:table-cell>
          <table:table-cell office:value-type="float" office:value="7837926" table:style-name="ce12">
            <text:p>7,837,926<text:s/></text:p>
          </table:table-cell>
          <table:table-cell office:value-type="float" office:value="53527.536999999997" table:style-name="ce12">
            <text:p>53,528<text:s/></text:p>
          </table:table-cell>
          <table:table-cell office:value-type="float" office:value="30621794" table:style-name="ce12">
            <text:p>30,621,794<text:s/></text:p>
          </table:table-cell>
          <table:table-cell office:value-type="float" office:value="149088.323" table:style-name="ce12">
            <text:p>149,088<text:s/></text:p>
          </table:table-cell>
          <table:table-cell office:value-type="float" office:value="208133806" table:style-name="ce12">
            <text:p>208,133,806<text:s/></text:p>
          </table:table-cell>
          <table:table-cell office:value-type="float" office:value="502570.71500000003" table:style-name="ce12">
            <text:p>502,571<text:s/></text:p>
          </table:table-cell>
          <table:table-cell office:value-type="float" office:value="7787033" table:style-name="ce12">
            <text:p>7,787,033<text:s/></text:p>
          </table:table-cell>
          <table:table-cell office:value-type="float" office:value="47293.000999999997" table:style-name="ce12">
            <text:p>47,29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487649171" table:formula="of:=  IF(SUM([.E17];['國家別製品別水產貿易量值2(續)'.G17])=0;&quot;-&quot;;SUM([.E17];['國家別製品別水產貿易量值2(續)'.G17]))" table:style-name="ce12">
            <text:p>487,649,171<text:s/></text:p>
          </table:table-cell>
          <table:table-cell office:value-type="float" office:value="1350235.2990000001" table:formula="of:=  IF(SUM([.F17];['國家別製品別水產貿易量值2(續)'.H17])=0;&quot;-&quot;;SUM([.F17];['國家別製品別水產貿易量值2(續)'.H17]))" table:style-name="ce12">
            <text:p>1,350,235<text:s/></text:p>
          </table:table-cell>
          <table:table-cell office:value-type="float" office:value="318324504" table:formula="of:=  IF(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=0;&quot;-&quot;;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)" table:style-name="ce12">
            <text:p>318,324,504<text:s/></text:p>
          </table:table-cell>
          <table:table-cell office:value-type="float" office:value="1039965.2430000001" table:formula="of:=  IF(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=0;&quot;-&quot;;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)" table:style-name="ce12">
            <text:p>1,039,965<text:s/></text:p>
          </table:table-cell>
          <table:table-cell office:value-type="float" office:value="8178189" table:style-name="ce12">
            <text:p>8,178,189<text:s/></text:p>
          </table:table-cell>
          <table:table-cell office:value-type="float" office:value="64845.415999999997" table:style-name="ce12">
            <text:p>64,845<text:s/></text:p>
          </table:table-cell>
          <table:table-cell office:value-type="float" office:value="33531833" table:style-name="ce12">
            <text:p>33,531,833<text:s/></text:p>
          </table:table-cell>
          <table:table-cell office:value-type="float" office:value="171060.57699999999" table:style-name="ce12">
            <text:p>171,061<text:s/></text:p>
          </table:table-cell>
          <table:table-cell office:value-type="float" office:value="212083068" table:style-name="ce12">
            <text:p>212,083,068<text:s/></text:p>
          </table:table-cell>
          <table:table-cell office:value-type="float" office:value="588056.26100000006" table:style-name="ce12">
            <text:p>588,056<text:s/></text:p>
          </table:table-cell>
          <table:table-cell office:value-type="float" office:value="7237416" table:style-name="ce12">
            <text:p>7,237,416<text:s/></text:p>
          </table:table-cell>
          <table:table-cell office:value-type="float" office:value="51274.006999999998" table:style-name="ce12">
            <text:p>51,27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465168800" table:formula="of:=  IF(SUM([.E18];['國家別製品別水產貿易量值2(續)'.G18])=0;&quot;-&quot;;SUM([.E18];['國家別製品別水產貿易量值2(續)'.G18]))" table:style-name="ce12">
            <text:p>465,168,800<text:s/></text:p>
          </table:table-cell>
          <table:table-cell office:value-type="float" office:value="1399620.392" table:formula="of:=  IF(SUM([.F18];['國家別製品別水產貿易量值2(續)'.H18])=0;&quot;-&quot;;SUM([.F18];['國家別製品別水產貿易量值2(續)'.H18]))" table:style-name="ce12">
            <text:p>1,399,620<text:s/></text:p>
          </table:table-cell>
          <table:table-cell office:value-type="float" office:value="312249256" table:formula="of:=  IF(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=0;&quot;-&quot;;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)" table:style-name="ce12">
            <text:p>312,249,256<text:s/></text:p>
          </table:table-cell>
          <table:table-cell office:value-type="float" office:value="1083397.7150000001" table:formula="of:=  IF(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=0;&quot;-&quot;;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)" table:style-name="ce12">
            <text:p>1,083,398<text:s/></text:p>
          </table:table-cell>
          <table:table-cell office:value-type="float" office:value="7686071" table:style-name="ce12">
            <text:p>7,686,071<text:s/></text:p>
          </table:table-cell>
          <table:table-cell office:value-type="float" office:value="65060.622000000003" table:style-name="ce12">
            <text:p>65,061<text:s/></text:p>
          </table:table-cell>
          <table:table-cell office:value-type="float" office:value="38127780" table:style-name="ce12">
            <text:p>38,127,780<text:s/></text:p>
          </table:table-cell>
          <table:table-cell office:value-type="float" office:value="183100.84700000001" table:style-name="ce12">
            <text:p>183,101<text:s/></text:p>
          </table:table-cell>
          <table:table-cell office:value-type="float" office:value="215594730" table:style-name="ce12">
            <text:p>215,594,730<text:s/></text:p>
          </table:table-cell>
          <table:table-cell office:value-type="float" office:value="617023.39300000004" table:style-name="ce12">
            <text:p>617,023<text:s/></text:p>
          </table:table-cell>
          <table:table-cell office:value-type="float" office:value="7073329" table:style-name="ce12">
            <text:p>7,073,329<text:s/></text:p>
          </table:table-cell>
          <table:table-cell office:value-type="float" office:value="49910.091" table:style-name="ce12">
            <text:p>49,910<text:s/></text:p>
          </table:table-cell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8" table:style-name="ce12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52792963" table:formula="of:=  IF(SUM([.C23:.C43])=0;&quot;-&quot;;SUM([.C23:.C43]))" table:style-name="ce12">
            <text:p>452,792,963<text:s/></text:p>
          </table:table-cell>
          <table:table-cell office:value-type="float" office:value="1444531.1909999999" table:formula="of:=  IF(SUM([.D23:.D43])=0;&quot;-&quot;;SUM([.D23:.D43]))" table:style-name="ce12">
            <text:p>1,444,531<text:s/></text:p>
          </table:table-cell>
          <table:table-cell office:value-type="float" office:value="315541893" table:formula="of:=  IF(SUM([.E23:.E43])=0;&quot;-&quot;;SUM([.E23:.E43]))" table:style-name="ce12">
            <text:p>315,541,893<text:s/></text:p>
          </table:table-cell>
          <table:table-cell office:value-type="float" office:value="1169300.8190000001" table:formula="of:=  IF(SUM([.F23:.F43])=0;&quot;-&quot;;SUM([.F23:.F43]))" table:style-name="ce12">
            <text:p>1,169,301<text:s/></text:p>
          </table:table-cell>
          <table:table-cell office:value-type="float" office:value="6851517" table:formula="of:=  IF(SUM([.G23:.G43])=0;&quot;-&quot;;SUM([.G23:.G43]))" table:style-name="ce12">
            <text:p>6,851,517<text:s/></text:p>
          </table:table-cell>
          <table:table-cell office:value-type="float" office:value="63562.733" table:formula="of:=  IF(SUM([.H23:.H43])=0;&quot;-&quot;;SUM([.H23:.H43]))" table:style-name="ce12">
            <text:p>63,563<text:s/></text:p>
          </table:table-cell>
          <table:table-cell office:value-type="float" office:value="34915055" table:formula="of:=  IF(SUM([.I23:.I43])=0;&quot;-&quot;;SUM([.I23:.I43]))" table:style-name="ce12">
            <text:p>34,915,055<text:s/></text:p>
          </table:table-cell>
          <table:table-cell office:value-type="float" office:value="181449.114" table:formula="of:=  IF(SUM([.J23:.J43])=0;&quot;-&quot;;SUM([.J23:.J43]))" table:style-name="ce12">
            <text:p>181,449<text:s/></text:p>
          </table:table-cell>
          <table:table-cell office:value-type="float" office:value="220580952" table:formula="of:=  IF(SUM([.K23:.K43])=0;&quot;-&quot;;SUM([.K23:.K43]))" table:style-name="ce12">
            <text:p>220,580,952<text:s/></text:p>
          </table:table-cell>
          <table:table-cell office:value-type="float" office:value="685351.50099999981" table:formula="of:=  IF(SUM([.L23:.L43])=0;&quot;-&quot;;SUM([.L23:.L43]))" table:style-name="ce12">
            <text:p>685,352<text:s/></text:p>
          </table:table-cell>
          <table:table-cell office:value-type="float" office:value="6587348" table:formula="of:=  IF(SUM([.M23:.M43])=0;&quot;-&quot;;SUM([.M23:.M43]))" table:style-name="ce12">
            <text:p>6,587,348<text:s/></text:p>
          </table:table-cell>
          <table:table-cell office:value-type="float" office:value="53844.072000000007" table:formula="of:=  IF(SUM([.N23:.N43])=0;&quot;-&quot;;SUM([.N23:.N43]))" table:style-name="ce12">
            <text:p>53,84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82874184" table:formula="of:=  IF(SUM([.E23];['國家別製品別水產貿易量值2(續)'.G23])=0;&quot;-&quot;;SUM([.E23];['國家別製品別水產貿易量值2(續)'.G23]))" table:style-name="ce12">
            <text:p>82,874,184<text:s/></text:p>
          </table:table-cell>
          <table:table-cell office:value-type="float" office:value="248943.37" table:formula="of:=  IF(SUM([.F23];['國家別製品別水產貿易量值2(續)'.H23])=0;&quot;-&quot;;SUM([.F23];['國家別製品別水產貿易量值2(續)'.H23]))" table:style-name="ce12">
            <text:p>248,943<text:s/></text:p>
          </table:table-cell>
          <table:table-cell office:value-type="float" office:value="82146829" table:formula="of:=  IF(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=0;&quot;-&quot;;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)" table:style-name="ce12">
            <text:p>82,146,829<text:s/></text:p>
          </table:table-cell>
          <table:table-cell office:value-type="float" office:value="223260.47500000001" table:formula="of:=  IF(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=0;&quot;-&quot;;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)" table:style-name="ce12">
            <text:p>223,260<text:s/></text:p>
          </table:table-cell>
          <table:table-cell office:value-type="float" office:value="878532" table:style-name="ce12">
            <text:p>878,532<text:s/></text:p>
          </table:table-cell>
          <table:table-cell office:value-type="float" office:value="5982.71" table:style-name="ce12">
            <text:p>5,983<text:s/></text:p>
          </table:table-cell>
          <table:table-cell office:value-type="float" office:value="14972666" table:style-name="ce12">
            <text:p>14,972,666<text:s/></text:p>
          </table:table-cell>
          <table:table-cell office:value-type="float" office:value="19972.909" table:style-name="ce12">
            <text:p>19,973<text:s/></text:p>
          </table:table-cell>
          <table:table-cell office:value-type="float" office:value="51540040" table:style-name="ce12">
            <text:p>51,540,040<text:s/></text:p>
          </table:table-cell>
          <table:table-cell office:value-type="float" office:value="134235.628" table:style-name="ce12">
            <text:p>134,236<text:s/></text:p>
          </table:table-cell>
          <table:table-cell office:value-type="float" office:value="2819301" table:style-name="ce12">
            <text:p>2,819,301<text:s/></text:p>
          </table:table-cell>
          <table:table-cell office:value-type="float" office:value="19409.972000000002" table:style-name="ce12">
            <text:p>19,41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21821961" table:formula="of:=  IF(SUM([.E24];['國家別製品別水產貿易量值2(續)'.G24])=0;&quot;-&quot;;SUM([.E24];['國家別製品別水產貿易量值2(續)'.G24]))" table:style-name="ce12">
            <text:p>21,821,961<text:s/></text:p>
          </table:table-cell>
          <table:table-cell office:value-type="float" office:value="129868.62700000001" table:formula="of:=  IF(SUM([.F24];['國家別製品別水產貿易量值2(續)'.H24])=0;&quot;-&quot;;SUM([.F24];['國家別製品別水產貿易量值2(續)'.H24]))" table:style-name="ce12">
            <text:p>129,869<text:s/></text:p>
          </table:table-cell>
          <table:table-cell office:value-type="float" office:value="20712961" table:formula="of:=  IF(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=0;&quot;-&quot;;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)" table:style-name="ce12">
            <text:p>20,712,961<text:s/></text:p>
          </table:table-cell>
          <table:table-cell office:value-type="float" office:value="127791.65100000001" table:formula="of:=  IF(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=0;&quot;-&quot;;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)" table:style-name="ce12">
            <text:p>127,792<text:s/></text:p>
          </table:table-cell>
          <table:table-cell office:value-type="float" office:value="18947" table:style-name="ce12">
            <text:p>18,947<text:s/></text:p>
          </table:table-cell>
          <table:table-cell office:value-type="float" office:value="740.39700000000005" table:style-name="ce12">
            <text:p>740<text:s/></text:p>
          </table:table-cell>
          <table:table-cell office:value-type="float" office:value="10912963" table:style-name="ce12">
            <text:p>10,912,963<text:s/></text:p>
          </table:table-cell>
          <table:table-cell office:value-type="float" office:value="98474.077999999994" table:style-name="ce12">
            <text:p>98,474<text:s/></text:p>
          </table:table-cell>
          <table:table-cell office:value-type="float" office:value="9569345" table:style-name="ce12">
            <text:p>9,569,345<text:s/></text:p>
          </table:table-cell>
          <table:table-cell office:value-type="float" office:value="27918.319" table:style-name="ce12">
            <text:p>27,918<text:s/></text:p>
          </table:table-cell>
          <table:table-cell office:value-type="float" office:value="140907" table:style-name="ce12">
            <text:p>140,907<text:s/></text:p>
          </table:table-cell>
          <table:table-cell office:value-type="float" office:value="213.71199999999999" table:style-name="ce12">
            <text:p>21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3446738" table:formula="of:=  IF(SUM([.E25];['國家別製品別水產貿易量值2(續)'.G25])=0;&quot;-&quot;;SUM([.E25];['國家別製品別水產貿易量值2(續)'.G25]))" table:style-name="ce12">
            <text:p>13,446,738<text:s/></text:p>
          </table:table-cell>
          <table:table-cell office:value-type="float" office:value="129661.193" table:formula="of:=  IF(SUM([.F25];['國家別製品別水產貿易量值2(續)'.H25])=0;&quot;-&quot;;SUM([.F25];['國家別製品別水產貿易量值2(續)'.H25]))" table:style-name="ce12">
            <text:p>129,661<text:s/></text:p>
          </table:table-cell>
          <table:table-cell office:value-type="float" office:value="9178825" table:formula="of:=  IF(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=0;&quot;-&quot;;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)" table:style-name="ce12">
            <text:p>9,178,825<text:s/></text:p>
          </table:table-cell>
          <table:table-cell office:value-type="float" office:value="66348.087" table:formula="of:=  IF(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=0;&quot;-&quot;;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)" table:style-name="ce12">
            <text:p>66,348<text:s/></text:p>
          </table:table-cell>
          <table:table-cell office:value-type="float" office:value="127361" table:style-name="ce12">
            <text:p>127,361<text:s/></text:p>
          </table:table-cell>
          <table:table-cell office:value-type="float" office:value="2749.6750000000002" table:style-name="ce12">
            <text:p>2,750<text:s/></text:p>
          </table:table-cell>
          <table:table-cell office:value-type="float" office:value="682698" table:style-name="ce12">
            <text:p>682,698<text:s/></text:p>
          </table:table-cell>
          <table:table-cell office:value-type="float" office:value="7347.1319999999996" table:style-name="ce12">
            <text:p>7,347<text:s/></text:p>
          </table:table-cell>
          <table:table-cell office:value-type="float" office:value="4920226" table:style-name="ce12">
            <text:p>4,920,226<text:s/></text:p>
          </table:table-cell>
          <table:table-cell office:value-type="float" office:value="25370.909" table:style-name="ce12">
            <text:p>25,371<text:s/></text:p>
          </table:table-cell>
          <table:table-cell office:value-type="float" office:value="473723" table:style-name="ce12">
            <text:p>473,723<text:s/></text:p>
          </table:table-cell>
          <table:table-cell office:value-type="float" office:value="7790.32" table:style-name="ce12">
            <text:p>7,79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46808681" table:formula="of:=  IF(SUM([.E26];['國家別製品別水產貿易量值2(續)'.G26])=0;&quot;-&quot;;SUM([.E26];['國家別製品別水產貿易量值2(續)'.G26]))" table:style-name="ce12">
            <text:p>46,808,681<text:s/></text:p>
          </table:table-cell>
          <table:table-cell office:value-type="float" office:value="94572.62" table:formula="of:=  IF(SUM([.F26];['國家別製品別水產貿易量值2(續)'.H26])=0;&quot;-&quot;;SUM([.F26];['國家別製品別水產貿易量值2(續)'.H26]))" table:style-name="ce12">
            <text:p>94,573<text:s/></text:p>
          </table:table-cell>
          <table:table-cell office:value-type="float" office:value="32142142" table:formula="of:=  IF(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=0;&quot;-&quot;;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)" table:style-name="ce12">
            <text:p>32,142,142<text:s/></text:p>
          </table:table-cell>
          <table:table-cell office:value-type="float" office:value="77227.285000000003" table:formula="of:=  IF(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=0;&quot;-&quot;;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)" table:style-name="ce12">
            <text:p>77,227<text:s/></text:p>
          </table:table-cell>
          <table:table-cell office:value-type="float" office:value="152106" table:style-name="ce12">
            <text:p>152,106<text:s/></text:p>
          </table:table-cell>
          <table:table-cell office:value-type="float" office:value="967.96299999999997" table:style-name="ce12">
            <text:p>968<text:s/></text:p>
          </table:table-cell>
          <table:table-cell office:value-type="float" office:value="263908" table:style-name="ce12">
            <text:p>263,908<text:s/></text:p>
          </table:table-cell>
          <table:table-cell office:value-type="float" office:value="774.16300000000001" table:style-name="ce12">
            <text:p>774<text:s/></text:p>
          </table:table-cell>
          <table:table-cell office:value-type="float" office:value="23598170" table:style-name="ce12">
            <text:p>23,598,170<text:s/></text:p>
          </table:table-cell>
          <table:table-cell office:value-type="float" office:value="60233.245999999999" table:style-name="ce12">
            <text:p>60,233<text:s/></text:p>
          </table:table-cell>
          <table:table-cell office:value-type="float" office:value="1100259" table:style-name="ce12">
            <text:p>1,100,259<text:s/></text:p>
          </table:table-cell>
          <table:table-cell office:value-type="float" office:value="2207.92" table:style-name="ce12">
            <text:p>2,20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32937446" table:formula="of:=  IF(SUM([.E27];['國家別製品別水產貿易量值2(續)'.G27])=0;&quot;-&quot;;SUM([.E27];['國家別製品別水產貿易量值2(續)'.G27]))" table:style-name="ce12">
            <text:p>32,937,446<text:s/></text:p>
          </table:table-cell>
          <table:table-cell office:value-type="float" office:value="81940.653000000006" table:formula="of:=  IF(SUM([.F27];['國家別製品別水產貿易量值2(續)'.H27])=0;&quot;-&quot;;SUM([.F27];['國家別製品別水產貿易量值2(續)'.H27]))" table:style-name="ce12">
            <text:p>81,941<text:s/></text:p>
          </table:table-cell>
          <table:table-cell office:value-type="float" office:value="31659279" table:formula="of:=  IF(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=0;&quot;-&quot;;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)" table:style-name="ce12">
            <text:p>31,659,279<text:s/></text:p>
          </table:table-cell>
          <table:table-cell office:value-type="float" office:value="80254.3" table:formula="of:=  IF(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=0;&quot;-&quot;;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)" table:style-name="ce12">
            <text:p>80,254<text:s/></text:p>
          </table:table-cell>
          <table:table-cell office:value-type="float" office:value="939799" table:style-name="ce12">
            <text:p>939,799<text:s/></text:p>
          </table:table-cell>
          <table:table-cell office:value-type="float" office:value="10969.870999999999" table:style-name="ce12">
            <text:p>10,970<text:s/></text:p>
          </table:table-cell>
          <table:table-cell office:value-type="float" office:value="2412823" table:style-name="ce12">
            <text:p>2,412,823<text:s/></text:p>
          </table:table-cell>
          <table:table-cell office:value-type="float" office:value="13391.174000000001" table:style-name="ce12">
            <text:p>13,391<text:s/></text:p>
          </table:table-cell>
          <table:table-cell office:value-type="float" office:value="26499917" table:style-name="ce12">
            <text:p>26,499,917<text:s/></text:p>
          </table:table-cell>
          <table:table-cell office:value-type="float" office:value="50045.406999999999" table:style-name="ce12">
            <text:p>50,045<text:s/></text:p>
          </table:table-cell>
          <table:table-cell office:value-type="float" office:value="340492" table:style-name="ce12">
            <text:p>340,492<text:s/></text:p>
          </table:table-cell>
          <table:table-cell office:value-type="float" office:value="1218.606" table:style-name="ce12">
            <text:p>1,21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29152939" table:formula="of:=  IF(SUM([.E28];['國家別製品別水產貿易量值2(續)'.G28])=0;&quot;-&quot;;SUM([.E28];['國家別製品別水產貿易量值2(續)'.G28]))" table:style-name="ce12">
            <text:p>29,152,939<text:s/></text:p>
          </table:table-cell>
          <table:table-cell office:value-type="float" office:value="69844.534" table:formula="of:=  IF(SUM([.F28];['國家別製品別水產貿易量值2(續)'.H28])=0;&quot;-&quot;;SUM([.F28];['國家別製品別水產貿易量值2(續)'.H28]))" table:style-name="ce12">
            <text:p>69,845<text:s/></text:p>
          </table:table-cell>
          <table:table-cell office:value-type="float" office:value="19879199" table:formula="of:=  IF(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=0;&quot;-&quot;;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)" table:style-name="ce12">
            <text:p>19,879,199<text:s/></text:p>
          </table:table-cell>
          <table:table-cell office:value-type="float" office:value="54719.959000000003" table:formula="of:=  IF(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=0;&quot;-&quot;;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)" table:style-name="ce12">
            <text:p>54,7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804" table:style-name="ce12">
            <text:p>120,804<text:s/></text:p>
          </table:table-cell>
          <table:table-cell office:value-type="float" office:value="1228.1500000000001" table:style-name="ce12">
            <text:p>1,228<text:s/></text:p>
          </table:table-cell>
          <table:table-cell office:value-type="float" office:value="14032843" table:style-name="ce12">
            <text:p>14,032,843<text:s/></text:p>
          </table:table-cell>
          <table:table-cell office:value-type="float" office:value="42334.79" table:style-name="ce12">
            <text:p>42,335<text:s/></text:p>
          </table:table-cell>
          <table:table-cell office:value-type="float" office:value="265941" table:style-name="ce12">
            <text:p>265,941<text:s/></text:p>
          </table:table-cell>
          <table:table-cell office:value-type="float" office:value="792.84699999999998" table:style-name="ce12">
            <text:p>79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24145102" table:formula="of:=  IF(SUM([.E29];['國家別製品別水產貿易量值2(續)'.G29])=0;&quot;-&quot;;SUM([.E29];['國家別製品別水產貿易量值2(續)'.G29]))" table:style-name="ce12">
            <text:p>24,145,102<text:s/></text:p>
          </table:table-cell>
          <table:table-cell office:value-type="float" office:value="66553.626999999993" table:formula="of:=  IF(SUM([.F29];['國家別製品別水產貿易量值2(續)'.H29])=0;&quot;-&quot;;SUM([.F29];['國家別製品別水產貿易量值2(續)'.H29]))" table:style-name="ce12">
            <text:p>66,554<text:s/></text:p>
          </table:table-cell>
          <table:table-cell office:value-type="float" office:value="12895364" table:formula="of:=  IF(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=0;&quot;-&quot;;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)" table:style-name="ce12">
            <text:p>12,895,364<text:s/></text:p>
          </table:table-cell>
          <table:table-cell office:value-type="float" office:value="52492.878999999994" table:formula="of:=  IF(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=0;&quot;-&quot;;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)" table:style-name="ce12">
            <text:p>52,493<text:s/></text:p>
          </table:table-cell>
          <table:table-cell office:value-type="float" office:value="185348" table:style-name="ce12">
            <text:p>185,348<text:s/></text:p>
          </table:table-cell>
          <table:table-cell office:value-type="float" office:value="933.81399999999996" table:style-name="ce12">
            <text:p>934<text:s/></text:p>
          </table:table-cell>
          <table:table-cell office:value-type="float" office:value="221228" table:style-name="ce12">
            <text:p>221,228<text:s/></text:p>
          </table:table-cell>
          <table:table-cell office:value-type="float" office:value="739.44899999999996" table:style-name="ce12">
            <text:p>739<text:s/></text:p>
          </table:table-cell>
          <table:table-cell office:value-type="float" office:value="6329663" table:style-name="ce12">
            <text:p>6,329,663<text:s/></text:p>
          </table:table-cell>
          <table:table-cell office:value-type="float" office:value="23303.07" table:style-name="ce12">
            <text:p>23,303<text:s/></text:p>
          </table:table-cell>
          <table:table-cell office:value-type="float" office:value="65193" table:style-name="ce12">
            <text:p>65,193<text:s/></text:p>
          </table:table-cell>
          <table:table-cell office:value-type="float" office:value="451.96899999999999" table:style-name="ce12">
            <text:p>45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2164218" table:formula="of:=  IF(SUM([.E30];['國家別製品別水產貿易量值2(續)'.G30])=0;&quot;-&quot;;SUM([.E30];['國家別製品別水產貿易量值2(續)'.G30]))" table:style-name="ce12">
            <text:p>22,164,218<text:s/></text:p>
          </table:table-cell>
          <table:table-cell office:value-type="float" office:value="51836.835999999996" table:formula="of:=  IF(SUM([.F30];['國家別製品別水產貿易量值2(續)'.H30])=0;&quot;-&quot;;SUM([.F30];['國家別製品別水產貿易量值2(續)'.H30]))" table:style-name="ce12">
            <text:p>51,837<text:s/></text:p>
          </table:table-cell>
          <table:table-cell office:value-type="float" office:value="16130960" table:formula="of:=  IF(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=0;&quot;-&quot;;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)" table:style-name="ce12">
            <text:p>16,130,960<text:s/></text:p>
          </table:table-cell>
          <table:table-cell office:value-type="float" office:value="42987.055999999997" table:formula="of:=  IF(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=0;&quot;-&quot;;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)" table:style-name="ce12">
            <text:p>42,987<text:s/></text:p>
          </table:table-cell>
          <table:table-cell office:value-type="float" office:value="489363" table:style-name="ce12">
            <text:p>489,363<text:s/></text:p>
          </table:table-cell>
          <table:table-cell office:value-type="float" office:value="2938.8829999999998" table:style-name="ce12">
            <text:p>2,939<text:s/></text:p>
          </table:table-cell>
          <table:table-cell office:value-type="float" office:value="625009" table:style-name="ce12">
            <text:p>625,009<text:s/></text:p>
          </table:table-cell>
          <table:table-cell office:value-type="float" office:value="3669.1060000000002" table:style-name="ce12">
            <text:p>3,669<text:s/></text:p>
          </table:table-cell>
          <table:table-cell office:value-type="float" office:value="14888137" table:style-name="ce12">
            <text:p>14,888,137<text:s/></text:p>
          </table:table-cell>
          <table:table-cell office:value-type="float" office:value="35763.339" table:style-name="ce12">
            <text:p>35,763<text:s/></text:p>
          </table:table-cell>
          <table:table-cell office:value-type="float" office:value="73660" table:style-name="ce12">
            <text:p>73,660<text:s/></text:p>
          </table:table-cell>
          <table:table-cell office:value-type="float" office:value="239.185" table:style-name="ce12">
            <text:p>23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7990118" table:formula="of:=  IF(SUM([.E31];['國家別製品別水產貿易量值2(續)'.G31])=0;&quot;-&quot;;SUM([.E31];['國家別製品別水產貿易量值2(續)'.G31]))" table:style-name="ce12">
            <text:p>17,990,118<text:s/></text:p>
          </table:table-cell>
          <table:table-cell office:value-type="float" office:value="47603.707999999999" table:formula="of:=  IF(SUM([.F31];['國家別製品別水產貿易量值2(續)'.H31])=0;&quot;-&quot;;SUM([.F31];['國家別製品別水產貿易量值2(續)'.H31]))" table:style-name="ce12">
            <text:p>47,604<text:s/></text:p>
          </table:table-cell>
          <table:table-cell office:value-type="float" office:value="8842797" table:formula="of:=  IF(SUM([.G31];[.I31];[.K31];[.M31];['國家別製品別水產貿易量值1(續)'.C31];['國家別製品別水產貿易量值1(續)'.E31];['國家別製品別水產貿易量值1(續)'.G31];['國家別製品別水產貿易量值1(續)'.I31];['國家別製品別水產貿易量值1(續)'.K31];['國家別製品別水產貿易量值1(續)'.M31];['國家別製品別水產貿易量值2(續)'.C31];['國家別製品別水產貿易量值2(續)'.E31])=0;&quot;-&quot;;SUM([.G31];[.I31];[.K31];[.M31];['國家別製品別水產貿易量值1(續)'.C31];['國家別製品別水產貿易量值1(續)'.E31];['國家別製品別水產貿易量值1(續)'.G31];['國家別製品別水產貿易量值1(續)'.I31];['國家別製品別水產貿易量值1(續)'.K31];['國家別製品別水產貿易量值1(續)'.M31];['國家別製品別水產貿易量值2(續)'.C31];['國家別製品別水產貿易量值2(續)'.E31]))" table:style-name="ce12">
            <text:p>8,842,797<text:s/></text:p>
          </table:table-cell>
          <table:table-cell office:value-type="float" office:value="37219.781999999999" table:formula="of:=  IF(SUM([.H31];[.J31];[.L31];[.N31];['國家別製品別水產貿易量值1(續)'.D31];['國家別製品別水產貿易量值1(續)'.F31];['國家別製品別水產貿易量值1(續)'.H31];['國家別製品別水產貿易量值1(續)'.J31];['國家別製品別水產貿易量值1(續)'.L31];['國家別製品別水產貿易量值1(續)'.N31];['國家別製品別水產貿易量值2(續)'.D31];['國家別製品別水產貿易量值2(續)'.F31])=0;&quot;-&quot;;SUM([.H31];[.J31];[.L31];[.N31];['國家別製品別水產貿易量值1(續)'.D31];['國家別製品別水產貿易量值1(續)'.F31];['國家別製品別水產貿易量值1(續)'.H31];['國家別製品別水產貿易量值1(續)'.J31];['國家別製品別水產貿易量值1(續)'.L31];['國家別製品別水產貿易量值1(續)'.N31];['國家別製品別水產貿易量值2(續)'.D31];['國家別製品別水產貿易量值2(續)'.F31]))" table:style-name="ce12">
            <text:p>37,220<text:s/></text:p>
          </table:table-cell>
          <table:table-cell office:value-type="float" office:value="393924" table:style-name="ce12">
            <text:p>393,924<text:s/></text:p>
          </table:table-cell>
          <table:table-cell office:value-type="float" office:value="5942.0659999999998" table:style-name="ce12">
            <text:p>5,942<text:s/></text:p>
          </table:table-cell>
          <table:table-cell office:value-type="float" office:value="95318" table:style-name="ce12">
            <text:p>95,318<text:s/></text:p>
          </table:table-cell>
          <table:table-cell office:value-type="float" office:value="313.24299999999999" table:style-name="ce12">
            <text:p>313<text:s/></text:p>
          </table:table-cell>
          <table:table-cell office:value-type="float" office:value="4736500" table:style-name="ce12">
            <text:p>4,736,500<text:s/></text:p>
          </table:table-cell>
          <table:table-cell office:value-type="float" office:value="17537.526000000002" table:style-name="ce12">
            <text:p>17,538<text:s/></text:p>
          </table:table-cell>
          <table:table-cell office:value-type="float" office:value="30250" table:style-name="ce12">
            <text:p>30,250<text:s/></text:p>
          </table:table-cell>
          <table:table-cell office:value-type="float" office:value="636.14499999999998" table:style-name="ce12">
            <text:p>63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float" office:value="5016297" table:formula="of:=  IF(SUM([.E32];['國家別製品別水產貿易量值2(續)'.G32])=0;&quot;-&quot;;SUM([.E32];['國家別製品別水產貿易量值2(續)'.G32]))" table:style-name="ce12">
            <text:p>5,016,297<text:s/></text:p>
          </table:table-cell>
          <table:table-cell office:value-type="float" office:value="44257.248999999996" table:formula="of:=  IF(SUM([.F32];['國家別製品別水產貿易量值2(續)'.H32])=0;&quot;-&quot;;SUM([.F32];['國家別製品別水產貿易量值2(續)'.H32]))" table:style-name="ce12">
            <text:p>44,257<text:s/></text:p>
          </table:table-cell>
          <table:table-cell office:value-type="float" office:value="5016297" table:formula="of:=  IF(SUM([.G32];[.I32];[.K32];[.M32];['國家別製品別水產貿易量值1(續)'.C32];['國家別製品別水產貿易量值1(續)'.E32];['國家別製品別水產貿易量值1(續)'.G32];['國家別製品別水產貿易量值1(續)'.I32];['國家別製品別水產貿易量值1(續)'.K32];['國家別製品別水產貿易量值1(續)'.M32];['國家別製品別水產貿易量值2(續)'.C32];['國家別製品別水產貿易量值2(續)'.E32])=0;&quot;-&quot;;SUM([.G32];[.I32];[.K32];[.M32];['國家別製品別水產貿易量值1(續)'.C32];['國家別製品別水產貿易量值1(續)'.E32];['國家別製品別水產貿易量值1(續)'.G32];['國家別製品別水產貿易量值1(續)'.I32];['國家別製品別水產貿易量值1(續)'.K32];['國家別製品別水產貿易量值1(續)'.M32];['國家別製品別水產貿易量值2(續)'.C32];['國家別製品別水產貿易量值2(續)'.E32]))" table:style-name="ce12">
            <text:p>5,016,297<text:s/></text:p>
          </table:table-cell>
          <table:table-cell office:value-type="float" office:value="44257.248999999996" table:formula="of:=  IF(SUM([.H32];[.J32];[.L32];[.N32];['國家別製品別水產貿易量值1(續)'.D32];['國家別製品別水產貿易量值1(續)'.F32];['國家別製品別水產貿易量值1(續)'.H32];['國家別製品別水產貿易量值1(續)'.J32];['國家別製品別水產貿易量值1(續)'.L32];['國家別製品別水產貿易量值1(續)'.N32];['國家別製品別水產貿易量值2(續)'.D32];['國家別製品別水產貿易量值2(續)'.F32])=0;&quot;-&quot;;SUM([.H32];[.J32];[.L32];[.N32];['國家別製品別水產貿易量值1(續)'.D32];['國家別製品別水產貿易量值1(續)'.F32];['國家別製品別水產貿易量值1(續)'.H32];['國家別製品別水產貿易量值1(續)'.J32];['國家別製品別水產貿易量值1(續)'.L32];['國家別製品別水產貿易量值1(續)'.N32];['國家別製品別水產貿易量值2(續)'.D32];['國家別製品別水產貿易量值2(續)'.F32]))" table:style-name="ce12">
            <text:p>44,257<text:s/></text:p>
          </table:table-cell>
          <table:table-cell office:value-type="float" office:value="11" table:style-name="ce12">
            <text:p>11<text:s/></text:p>
          </table:table-cell>
          <table:table-cell office:value-type="float" office:value="0.79900000000000004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18459" table:style-name="ce12">
            <text:p>4,918,459<text:s/></text:p>
          </table:table-cell>
          <table:table-cell office:value-type="float" office:value="40544.472999999998" table:style-name="ce12">
            <text:p>40,544<text:s/></text:p>
          </table:table-cell>
          <table:table-cell office:value-type="float" office:value="51427" table:style-name="ce12">
            <text:p>51,427<text:s/></text:p>
          </table:table-cell>
          <table:table-cell office:value-type="float" office:value="3384.2739999999999" table:style-name="ce12">
            <text:p>3,384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6420801" table:formula="of:=  IF(SUM([.E33];['國家別製品別水產貿易量值2(續)'.G33])=0;&quot;-&quot;;SUM([.E33];['國家別製品別水產貿易量值2(續)'.G33]))" table:style-name="ce12">
            <text:p>6,420,801<text:s/></text:p>
          </table:table-cell>
          <table:table-cell office:value-type="float" office:value="43870.556000000004" table:formula="of:=  IF(SUM([.F33];['國家別製品別水產貿易量值2(續)'.H33])=0;&quot;-&quot;;SUM([.F33];['國家別製品別水產貿易量值2(續)'.H33]))" table:style-name="ce12">
            <text:p>43,871<text:s/></text:p>
          </table:table-cell>
          <table:table-cell office:value-type="float" office:value="6420784" table:formula="of:=  IF(SUM([.G33];[.I33];[.K33];[.M33];['國家別製品別水產貿易量值1(續)'.C33];['國家別製品別水產貿易量值1(續)'.E33];['國家別製品別水產貿易量值1(續)'.G33];['國家別製品別水產貿易量值1(續)'.I33];['國家別製品別水產貿易量值1(續)'.K33];['國家別製品別水產貿易量值1(續)'.M33];['國家別製品別水產貿易量值2(續)'.C33];['國家別製品別水產貿易量值2(續)'.E33])=0;&quot;-&quot;;SUM([.G33];[.I33];[.K33];[.M33];['國家別製品別水產貿易量值1(續)'.C33];['國家別製品別水產貿易量值1(續)'.E33];['國家別製品別水產貿易量值1(續)'.G33];['國家別製品別水產貿易量值1(續)'.I33];['國家別製品別水產貿易量值1(續)'.K33];['國家別製品別水產貿易量值1(續)'.M33];['國家別製品別水產貿易量值2(續)'.C33];['國家別製品別水產貿易量值2(續)'.E33]))" table:style-name="ce12">
            <text:p>6,420,784<text:s/></text:p>
          </table:table-cell>
          <table:table-cell office:value-type="float" office:value="43861.531000000003" table:formula="of:=  IF(SUM([.H33];[.J33];[.L33];[.N33];['國家別製品別水產貿易量值1(續)'.D33];['國家別製品別水產貿易量值1(續)'.F33];['國家別製品別水產貿易量值1(續)'.H33];['國家別製品別水產貿易量值1(續)'.J33];['國家別製品別水產貿易量值1(續)'.L33];['國家別製品別水產貿易量值1(續)'.N33];['國家別製品別水產貿易量值2(續)'.D33];['國家別製品別水產貿易量值2(續)'.F33])=0;&quot;-&quot;;SUM([.H33];[.J33];[.L33];[.N33];['國家別製品別水產貿易量值1(續)'.D33];['國家別製品別水產貿易量值1(續)'.F33];['國家別製品別水產貿易量值1(續)'.H33];['國家別製品別水產貿易量值1(續)'.J33];['國家別製品別水產貿易量值1(續)'.L33];['國家別製品別水產貿易量值1(續)'.N33];['國家別製品別水產貿易量值2(續)'.D33];['國家別製品別水產貿易量值2(續)'.F33]))" table:style-name="ce12">
            <text:p>43,862<text:s/></text:p>
          </table:table-cell>
          <table:table-cell office:value-type="float" office:value="642397" table:style-name="ce12">
            <text:p>642,397<text:s/></text:p>
          </table:table-cell>
          <table:table-cell office:value-type="float" office:value="10266.397000000001" table:style-name="ce12">
            <text:p>10,266<text:s/></text:p>
          </table:table-cell>
          <table:table-cell office:value-type="float" office:value="913787" table:style-name="ce12">
            <text:p>913,787<text:s/></text:p>
          </table:table-cell>
          <table:table-cell office:value-type="float" office:value="8088.2969999999996" table:style-name="ce12">
            <text:p>8,088<text:s/></text:p>
          </table:table-cell>
          <table:table-cell office:value-type="float" office:value="4708672" table:style-name="ce12">
            <text:p>4,708,672<text:s/></text:p>
          </table:table-cell>
          <table:table-cell office:value-type="float" office:value="24377.776999999998" table:style-name="ce12">
            <text:p>24,378<text:s/></text:p>
          </table:table-cell>
          <table:table-cell office:value-type="float" office:value="104110" table:style-name="ce12">
            <text:p>104,110<text:s/></text:p>
          </table:table-cell>
          <table:table-cell office:value-type="float" office:value="138.08600000000001" table:style-name="ce12">
            <text:p>13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9911803" table:formula="of:=  IF(SUM([.E34];['國家別製品別水產貿易量值2(續)'.G34])=0;&quot;-&quot;;SUM([.E34];['國家別製品別水產貿易量值2(續)'.G34]))" table:style-name="ce12">
            <text:p>19,911,803<text:s/></text:p>
          </table:table-cell>
          <table:table-cell office:value-type="float" office:value="35956.872000000003" table:formula="of:=  IF(SUM([.F34];['國家別製品別水產貿易量值2(續)'.H34])=0;&quot;-&quot;;SUM([.F34];['國家別製品別水產貿易量值2(續)'.H34]))" table:style-name="ce12">
            <text:p>35,957<text:s/></text:p>
          </table:table-cell>
          <table:table-cell office:value-type="float" office:value="4052803" table:formula="of:=  IF(SUM([.G34];[.I34];[.K34];[.M34];['國家別製品別水產貿易量值1(續)'.C34];['國家別製品別水產貿易量值1(續)'.E34];['國家別製品別水產貿易量值1(續)'.G34];['國家別製品別水產貿易量值1(續)'.I34];['國家別製品別水產貿易量值1(續)'.K34];['國家別製品別水產貿易量值1(續)'.M34];['國家別製品別水產貿易量值2(續)'.C34];['國家別製品別水產貿易量值2(續)'.E34])=0;&quot;-&quot;;SUM([.G34];[.I34];[.K34];[.M34];['國家別製品別水產貿易量值1(續)'.C34];['國家別製品別水產貿易量值1(續)'.E34];['國家別製品別水產貿易量值1(續)'.G34];['國家別製品別水產貿易量值1(續)'.I34];['國家別製品別水產貿易量值1(續)'.K34];['國家別製品別水產貿易量值1(續)'.M34];['國家別製品別水產貿易量值2(續)'.C34];['國家別製品別水產貿易量值2(續)'.E34]))" table:style-name="ce12">
            <text:p>4,052,803<text:s/></text:p>
          </table:table-cell>
          <table:table-cell office:value-type="float" office:value="10340.686" table:formula="of:=  IF(SUM([.H34];[.J34];[.L34];[.N34];['國家別製品別水產貿易量值1(續)'.D34];['國家別製品別水產貿易量值1(續)'.F34];['國家別製品別水產貿易量值1(續)'.H34];['國家別製品別水產貿易量值1(續)'.J34];['國家別製品別水產貿易量值1(續)'.L34];['國家別製品別水產貿易量值1(續)'.N34];['國家別製品別水產貿易量值2(續)'.D34];['國家別製品別水產貿易量值2(續)'.F34])=0;&quot;-&quot;;SUM([.H34];[.J34];[.L34];[.N34];['國家別製品別水產貿易量值1(續)'.D34];['國家別製品別水產貿易量值1(續)'.F34];['國家別製品別水產貿易量值1(續)'.H34];['國家別製品別水產貿易量值1(續)'.J34];['國家別製品別水產貿易量值1(續)'.L34];['國家別製品別水產貿易量值1(續)'.N34];['國家別製品別水產貿易量值2(續)'.D34];['國家別製品別水產貿易量值2(續)'.F34]))" table:style-name="ce12">
            <text:p>10,341<text:s/></text:p>
          </table:table-cell>
          <table:table-cell office:value-type="float" office:value="1033" table:style-name="ce12">
            <text:p>1,033<text:s/></text:p>
          </table:table-cell>
          <table:table-cell office:value-type="float" office:value="20.690999999999999" table:style-name="ce12">
            <text:p>21<text:s/>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1.996" table:style-name="ce12">
            <text:p>2<text:s/></text:p>
          </table:table-cell>
          <table:table-cell office:value-type="float" office:value="3593619" table:style-name="ce12">
            <text:p>3,593,619<text:s/></text:p>
          </table:table-cell>
          <table:table-cell office:value-type="float" office:value="4921.2190000000001" table:style-name="ce12">
            <text:p>4,921<text:s/></text:p>
          </table:table-cell>
          <table:table-cell office:value-type="float" office:value="10725" table:style-name="ce12">
            <text:p>10,725<text:s/></text:p>
          </table:table-cell>
          <table:table-cell office:value-type="float" office:value="43.008000000000003" table:style-name="ce12">
            <text:p>4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5374958" table:formula="of:=  IF(SUM([.E35];['國家別製品別水產貿易量值2(續)'.G35])=0;&quot;-&quot;;SUM([.E35];['國家別製品別水產貿易量值2(續)'.G35]))" table:style-name="ce12">
            <text:p>5,374,958<text:s/></text:p>
          </table:table-cell>
          <table:table-cell office:value-type="float" office:value="33452.218999999997" table:formula="of:=  IF(SUM([.F35];['國家別製品別水產貿易量值2(續)'.H35])=0;&quot;-&quot;;SUM([.F35];['國家別製品別水產貿易量值2(續)'.H35]))" table:style-name="ce12">
            <text:p>33,452<text:s/></text:p>
          </table:table-cell>
          <table:table-cell office:value-type="float" office:value="3422913" table:formula="of:=  IF(SUM([.G35];[.I35];[.K35];[.M35];['國家別製品別水產貿易量值1(續)'.C35];['國家別製品別水產貿易量值1(續)'.E35];['國家別製品別水產貿易量值1(續)'.G35];['國家別製品別水產貿易量值1(續)'.I35];['國家別製品別水產貿易量值1(續)'.K35];['國家別製品別水產貿易量值1(續)'.M35];['國家別製品別水產貿易量值2(續)'.C35];['國家別製品別水產貿易量值2(續)'.E35])=0;&quot;-&quot;;SUM([.G35];[.I35];[.K35];[.M35];['國家別製品別水產貿易量值1(續)'.C35];['國家別製品別水產貿易量值1(續)'.E35];['國家別製品別水產貿易量值1(續)'.G35];['國家別製品別水產貿易量值1(續)'.I35];['國家別製品別水產貿易量值1(續)'.K35];['國家別製品別水產貿易量值1(續)'.M35];['國家別製品別水產貿易量值2(續)'.C35];['國家別製品別水產貿易量值2(續)'.E35]))" table:style-name="ce12">
            <text:p>3,422,913<text:s/></text:p>
          </table:table-cell>
          <table:table-cell office:value-type="float" office:value="31627.201000000001" table:formula="of:=  IF(SUM([.H35];[.J35];[.L35];[.N35];['國家別製品別水產貿易量值1(續)'.D35];['國家別製品別水產貿易量值1(續)'.F35];['國家別製品別水產貿易量值1(續)'.H35];['國家別製品別水產貿易量值1(續)'.J35];['國家別製品別水產貿易量值1(續)'.L35];['國家別製品別水產貿易量值1(續)'.N35];['國家別製品別水產貿易量值2(續)'.D35];['國家別製品別水產貿易量值2(續)'.F35])=0;&quot;-&quot;;SUM([.H35];[.J35];[.L35];[.N35];['國家別製品別水產貿易量值1(續)'.D35];['國家別製品別水產貿易量值1(續)'.F35];['國家別製品別水產貿易量值1(續)'.H35];['國家別製品別水產貿易量值1(續)'.J35];['國家別製品別水產貿易量值1(續)'.L35];['國家別製品別水產貿易量值1(續)'.N35];['國家別製品別水產貿易量值2(續)'.D35];['國家別製品別水產貿易量值2(續)'.F35]))" table:style-name="ce12">
            <text:p>31,627<text:s/></text:p>
          </table:table-cell>
          <table:table-cell office:value-type="float" office:value="209595" table:style-name="ce12">
            <text:p>209,595<text:s/></text:p>
          </table:table-cell>
          <table:table-cell office:value-type="float" office:value="5203.1120000000001" table:style-name="ce12">
            <text:p>5,203<text:s/></text:p>
          </table:table-cell>
          <table:table-cell office:value-type="float" office:value="29807" table:style-name="ce12">
            <text:p>29,807<text:s/></text:p>
          </table:table-cell>
          <table:table-cell office:value-type="float" office:value="658.73299999999995" table:style-name="ce12">
            <text:p>659<text:s/></text:p>
          </table:table-cell>
          <table:table-cell office:value-type="float" office:value="716743" table:style-name="ce12">
            <text:p>716,743<text:s/></text:p>
          </table:table-cell>
          <table:table-cell office:value-type="float" office:value="2279.2559999999999" table:style-name="ce12">
            <text:p>2,279<text:s/></text:p>
          </table:table-cell>
          <table:table-cell office:value-type="float" office:value="860717" table:style-name="ce12">
            <text:p>860,717<text:s/></text:p>
          </table:table-cell>
          <table:table-cell office:value-type="float" office:value="14976.921" table:style-name="ce12">
            <text:p>14,97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2231304" table:formula="of:=  IF(SUM([.E36];['國家別製品別水產貿易量值2(續)'.G36])=0;&quot;-&quot;;SUM([.E36];['國家別製品別水產貿易量值2(續)'.G36]))" table:style-name="ce12">
            <text:p>12,231,304<text:s/></text:p>
          </table:table-cell>
          <table:table-cell office:value-type="float" office:value="29841.656000000006" table:formula="of:=  IF(SUM([.F36];['國家別製品別水產貿易量值2(續)'.H36])=0;&quot;-&quot;;SUM([.F36];['國家別製品別水產貿易量值2(續)'.H36]))" table:style-name="ce12">
            <text:p>29,842<text:s/></text:p>
          </table:table-cell>
          <table:table-cell office:value-type="float" office:value="8464217" table:formula="of:=  IF(SUM([.G36];[.I36];[.K36];[.M36];['國家別製品別水產貿易量值1(續)'.C36];['國家別製品別水產貿易量值1(續)'.E36];['國家別製品別水產貿易量值1(續)'.G36];['國家別製品別水產貿易量值1(續)'.I36];['國家別製品別水產貿易量值1(續)'.K36];['國家別製品別水產貿易量值1(續)'.M36];['國家別製品別水產貿易量值2(續)'.C36];['國家別製品別水產貿易量值2(續)'.E36])=0;&quot;-&quot;;SUM([.G36];[.I36];[.K36];[.M36];['國家別製品別水產貿易量值1(續)'.C36];['國家別製品別水產貿易量值1(續)'.E36];['國家別製品別水產貿易量值1(續)'.G36];['國家別製品別水產貿易量值1(續)'.I36];['國家別製品別水產貿易量值1(續)'.K36];['國家別製品別水產貿易量值1(續)'.M36];['國家別製品別水產貿易量值2(續)'.C36];['國家別製品別水產貿易量值2(續)'.E36]))" table:style-name="ce12">
            <text:p>8,464,217<text:s/></text:p>
          </table:table-cell>
          <table:table-cell office:value-type="float" office:value="26125.890000000007" table:formula="of:=  IF(SUM([.H36];[.J36];[.L36];[.N36];['國家別製品別水產貿易量值1(續)'.D36];['國家別製品別水產貿易量值1(續)'.F36];['國家別製品別水產貿易量值1(續)'.H36];['國家別製品別水產貿易量值1(續)'.J36];['國家別製品別水產貿易量值1(續)'.L36];['國家別製品別水產貿易量值1(續)'.N36];['國家別製品別水產貿易量值2(續)'.D36];['國家別製品別水產貿易量值2(續)'.F36])=0;&quot;-&quot;;SUM([.H36];[.J36];[.L36];[.N36];['國家別製品別水產貿易量值1(續)'.D36];['國家別製品別水產貿易量值1(續)'.F36];['國家別製品別水產貿易量值1(續)'.H36];['國家別製品別水產貿易量值1(續)'.J36];['國家別製品別水產貿易量值1(續)'.L36];['國家別製品別水產貿易量值1(續)'.N36];['國家別製品別水產貿易量值2(續)'.D36];['國家別製品別水產貿易量值2(續)'.F36]))" table:style-name="ce12">
            <text:p>26,126<text:s/></text:p>
          </table:table-cell>
          <table:table-cell office:value-type="float" office:value="2194149" table:style-name="ce12">
            <text:p>2,194,149<text:s/></text:p>
          </table:table-cell>
          <table:table-cell office:value-type="float" office:value="9913.0550000000003" table:style-name="ce12">
            <text:p>9,913<text:s/></text:p>
          </table:table-cell>
          <table:table-cell office:value-type="float" office:value="667490" table:style-name="ce12">
            <text:p>667,490<text:s/></text:p>
          </table:table-cell>
          <table:table-cell office:value-type="float" office:value="2637.9960000000001" table:style-name="ce12">
            <text:p>2,638<text:s/></text:p>
          </table:table-cell>
          <table:table-cell office:value-type="float" office:value="4283784" table:style-name="ce12">
            <text:p>4,283,784<text:s/></text:p>
          </table:table-cell>
          <table:table-cell office:value-type="float" office:value="10445.459000000001" table:style-name="ce12">
            <text:p>10,445<text:s/></text:p>
          </table:table-cell>
          <table:table-cell office:value-type="float" office:value="76157" table:style-name="ce12">
            <text:p>76,157<text:s/></text:p>
          </table:table-cell>
          <table:table-cell office:value-type="float" office:value="275.334" table:style-name="ce12">
            <text:p>27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float" office:value="4086903" table:formula="of:=  IF(SUM([.E37];['國家別製品別水產貿易量值2(續)'.G37])=0;&quot;-&quot;;SUM([.E37];['國家別製品別水產貿易量值2(續)'.G37]))" table:style-name="ce12">
            <text:p>4,086,903<text:s/></text:p>
          </table:table-cell>
          <table:table-cell office:value-type="float" office:value="26956.481" table:formula="of:=  IF(SUM([.F37];['國家別製品別水產貿易量值2(續)'.H37])=0;&quot;-&quot;;SUM([.F37];['國家別製品別水產貿易量值2(續)'.H37]))" table:style-name="ce12">
            <text:p>26,956<text:s/></text:p>
          </table:table-cell>
          <table:table-cell office:value-type="float" office:value="4086903" table:formula="of:=  IF(SUM([.G37];[.I37];[.K37];[.M37];['國家別製品別水產貿易量值1(續)'.C37];['國家別製品別水產貿易量值1(續)'.E37];['國家別製品別水產貿易量值1(續)'.G37];['國家別製品別水產貿易量值1(續)'.I37];['國家別製品別水產貿易量值1(續)'.K37];['國家別製品別水產貿易量值1(續)'.M37];['國家別製品別水產貿易量值2(續)'.C37];['國家別製品別水產貿易量值2(續)'.E37])=0;&quot;-&quot;;SUM([.G37];[.I37];[.K37];[.M37];['國家別製品別水產貿易量值1(續)'.C37];['國家別製品別水產貿易量值1(續)'.E37];['國家別製品別水產貿易量值1(續)'.G37];['國家別製品別水產貿易量值1(續)'.I37];['國家別製品別水產貿易量值1(續)'.K37];['國家別製品別水產貿易量值1(續)'.M37];['國家別製品別水產貿易量值2(續)'.C37];['國家別製品別水產貿易量值2(續)'.E37]))" table:style-name="ce12">
            <text:p>4,086,903<text:s/></text:p>
          </table:table-cell>
          <table:table-cell office:value-type="float" office:value="26956.481" table:formula="of:=  IF(SUM([.H37];[.J37];[.L37];[.N37];['國家別製品別水產貿易量值1(續)'.D37];['國家別製品別水產貿易量值1(續)'.F37];['國家別製品別水產貿易量值1(續)'.H37];['國家別製品別水產貿易量值1(續)'.J37];['國家別製品別水產貿易量值1(續)'.L37];['國家別製品別水產貿易量值1(續)'.N37];['國家別製品別水產貿易量值2(續)'.D37];['國家別製品別水產貿易量值2(續)'.F37])=0;&quot;-&quot;;SUM([.H37];[.J37];[.L37];[.N37];['國家別製品別水產貿易量值1(續)'.D37];['國家別製品別水產貿易量值1(續)'.F37];['國家別製品別水產貿易量值1(續)'.H37];['國家別製品別水產貿易量值1(續)'.J37];['國家別製品別水產貿易量值1(續)'.L37];['國家別製品別水產貿易量值1(續)'.N37];['國家別製品別水產貿易量值2(續)'.D37];['國家別製品別水產貿易量值2(續)'.F37]))" table:style-name="ce12">
            <text:p>26,9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86903" table:style-name="ce12">
            <text:p>4,086,903<text:s/></text:p>
          </table:table-cell>
          <table:table-cell office:value-type="float" office:value="26956.481" table:style-name="ce12">
            <text:p>26,9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9094797" table:formula="of:=  IF(SUM([.E38];['國家別製品別水產貿易量值2(續)'.G38])=0;&quot;-&quot;;SUM([.E38];['國家別製品別水產貿易量值2(續)'.G38]))" table:style-name="ce12">
            <text:p>9,094,797<text:s/></text:p>
          </table:table-cell>
          <table:table-cell office:value-type="float" office:value="26296.478999999999" table:formula="of:=  IF(SUM([.F38];['國家別製品別水產貿易量值2(續)'.H38])=0;&quot;-&quot;;SUM([.F38];['國家別製品別水產貿易量值2(續)'.H38]))" table:style-name="ce12">
            <text:p>26,296<text:s/></text:p>
          </table:table-cell>
          <table:table-cell office:value-type="float" office:value="3385797" table:formula="of:=  IF(SUM([.G38];[.I38];[.K38];[.M38];['國家別製品別水產貿易量值1(續)'.C38];['國家別製品別水產貿易量值1(續)'.E38];['國家別製品別水產貿易量值1(續)'.G38];['國家別製品別水產貿易量值1(續)'.I38];['國家別製品別水產貿易量值1(續)'.K38];['國家別製品別水產貿易量值1(續)'.M38];['國家別製品別水產貿易量值2(續)'.C38];['國家別製品別水產貿易量值2(續)'.E38])=0;&quot;-&quot;;SUM([.G38];[.I38];[.K38];[.M38];['國家別製品別水產貿易量值1(續)'.C38];['國家別製品別水產貿易量值1(續)'.E38];['國家別製品別水產貿易量值1(續)'.G38];['國家別製品別水產貿易量值1(續)'.I38];['國家別製品別水產貿易量值1(續)'.K38];['國家別製品別水產貿易量值1(續)'.M38];['國家別製品別水產貿易量值2(續)'.C38];['國家別製品別水產貿易量值2(續)'.E38]))" table:style-name="ce12">
            <text:p>3,385,797<text:s/></text:p>
          </table:table-cell>
          <table:table-cell office:value-type="float" office:value="19651.151999999998" table:formula="of:=  IF(SUM([.H38];[.J38];[.L38];[.N38];['國家別製品別水產貿易量值1(續)'.D38];['國家別製品別水產貿易量值1(續)'.F38];['國家別製品別水產貿易量值1(續)'.H38];['國家別製品別水產貿易量值1(續)'.J38];['國家別製品別水產貿易量值1(續)'.L38];['國家別製品別水產貿易量值1(續)'.N38];['國家別製品別水產貿易量值2(續)'.D38];['國家別製品別水產貿易量值2(續)'.F38])=0;&quot;-&quot;;SUM([.H38];[.J38];[.L38];[.N38];['國家別製品別水產貿易量值1(續)'.D38];['國家別製品別水產貿易量值1(續)'.F38];['國家別製品別水產貿易量值1(續)'.H38];['國家別製品別水產貿易量值1(續)'.J38];['國家別製品別水產貿易量值1(續)'.L38];['國家別製品別水產貿易量值1(續)'.N38];['國家別製品別水產貿易量值2(續)'.D38];['國家別製品別水產貿易量值2(續)'.F38]))" table:style-name="ce12">
            <text:p>19,6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85797" table:style-name="ce12">
            <text:p>3,385,797<text:s/></text:p>
          </table:table-cell>
          <table:table-cell office:value-type="float" office:value="19651.151999999998" table:style-name="ce12">
            <text:p>19,6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3825302" table:formula="of:=  IF(SUM([.E39];['國家別製品別水產貿易量值2(續)'.G39])=0;&quot;-&quot;;SUM([.E39];['國家別製品別水產貿易量值2(續)'.G39]))" table:style-name="ce12">
            <text:p>3,825,302<text:s/></text:p>
          </table:table-cell>
          <table:table-cell office:value-type="float" office:value="24837.004999999997" table:formula="of:=  IF(SUM([.F39];['國家別製品別水產貿易量值2(續)'.H39])=0;&quot;-&quot;;SUM([.F39];['國家別製品別水產貿易量值2(續)'.H39]))" table:style-name="ce12">
            <text:p>24,837<text:s/></text:p>
          </table:table-cell>
          <table:table-cell office:value-type="float" office:value="3617302" table:formula="of:=  IF(SUM([.G39];[.I39];[.K39];[.M39];['國家別製品別水產貿易量值1(續)'.C39];['國家別製品別水產貿易量值1(續)'.E39];['國家別製品別水產貿易量值1(續)'.G39];['國家別製品別水產貿易量值1(續)'.I39];['國家別製品別水產貿易量值1(續)'.K39];['國家別製品別水產貿易量值1(續)'.M39];['國家別製品別水產貿易量值2(續)'.C39];['國家別製品別水產貿易量值2(續)'.E39])=0;&quot;-&quot;;SUM([.G39];[.I39];[.K39];[.M39];['國家別製品別水產貿易量值1(續)'.C39];['國家別製品別水產貿易量值1(續)'.E39];['國家別製品別水產貿易量值1(續)'.G39];['國家別製品別水產貿易量值1(續)'.I39];['國家別製品別水產貿易量值1(續)'.K39];['國家別製品別水產貿易量值1(續)'.M39];['國家別製品別水產貿易量值2(續)'.C39];['國家別製品別水產貿易量值2(續)'.E39]))" table:style-name="ce12">
            <text:p>3,617,302<text:s/></text:p>
          </table:table-cell>
          <table:table-cell office:value-type="float" office:value="24654.315999999999" table:formula="of:=  IF(SUM([.H39];[.J39];[.L39];[.N39];['國家別製品別水產貿易量值1(續)'.D39];['國家別製品別水產貿易量值1(續)'.F39];['國家別製品別水產貿易量值1(續)'.H39];['國家別製品別水產貿易量值1(續)'.J39];['國家別製品別水產貿易量值1(續)'.L39];['國家別製品別水產貿易量值1(續)'.N39];['國家別製品別水產貿易量值2(續)'.D39];['國家別製品別水產貿易量值2(續)'.F39])=0;&quot;-&quot;;SUM([.H39];[.J39];[.L39];[.N39];['國家別製品別水產貿易量值1(續)'.D39];['國家別製品別水產貿易量值1(續)'.F39];['國家別製品別水產貿易量值1(續)'.H39];['國家別製品別水產貿易量值1(續)'.J39];['國家別製品別水產貿易量值1(續)'.L39];['國家別製品別水產貿易量值1(續)'.N39];['國家別製品別水產貿易量值2(續)'.D39];['國家別製品別水產貿易量值2(續)'.F39]))" table:style-name="ce12">
            <text:p>24,6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88207" table:style-name="ce12">
            <text:p>3,588,207<text:s/></text:p>
          </table:table-cell>
          <table:table-cell office:value-type="float" office:value="24343.581999999999" table:style-name="ce12">
            <text:p>24,344<text:s/></text:p>
          </table:table-cell>
          <table:table-cell office:value-type="float" office:value="2035" table:style-name="ce12">
            <text:p>2,035<text:s/></text:p>
          </table:table-cell>
          <table:table-cell office:value-type="float" office:value="40.578000000000003" table:style-name="ce12">
            <text:p>4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274732" table:formula="of:=  IF(SUM([.E40];['國家別製品別水產貿易量值2(續)'.G40])=0;&quot;-&quot;;SUM([.E40];['國家別製品別水產貿易量值2(續)'.G40]))" table:style-name="ce12">
            <text:p>7,274,732<text:s/></text:p>
          </table:table-cell>
          <table:table-cell office:value-type="float" office:value="22328.897000000001" table:formula="of:=  IF(SUM([.F40];['國家別製品別水產貿易量值2(續)'.H40])=0;&quot;-&quot;;SUM([.F40];['國家別製品別水產貿易量值2(續)'.H40]))" table:style-name="ce12">
            <text:p>22,329<text:s/></text:p>
          </table:table-cell>
          <table:table-cell office:value-type="float" office:value="3920642" table:formula="of:=  IF(SUM([.G40];[.I40];[.K40];[.M40];['國家別製品別水產貿易量值1(續)'.C40];['國家別製品別水產貿易量值1(續)'.E40];['國家別製品別水產貿易量值1(續)'.G40];['國家別製品別水產貿易量值1(續)'.I40];['國家別製品別水產貿易量值1(續)'.K40];['國家別製品別水產貿易量值1(續)'.M40];['國家別製品別水產貿易量值2(續)'.C40];['國家別製品別水產貿易量值2(續)'.E40])=0;&quot;-&quot;;SUM([.G40];[.I40];[.K40];[.M40];['國家別製品別水產貿易量值1(續)'.C40];['國家別製品別水產貿易量值1(續)'.E40];['國家別製品別水產貿易量值1(續)'.G40];['國家別製品別水產貿易量值1(續)'.I40];['國家別製品別水產貿易量值1(續)'.K40];['國家別製品別水產貿易量值1(續)'.M40];['國家別製品別水產貿易量值2(續)'.C40];['國家別製品別水產貿易量值2(續)'.E40]))" table:style-name="ce12">
            <text:p>3,920,642<text:s/></text:p>
          </table:table-cell>
          <table:table-cell office:value-type="float" office:value="18096.214" table:formula="of:=  IF(SUM([.H40];[.J40];[.L40];[.N40];['國家別製品別水產貿易量值1(續)'.D40];['國家別製品別水產貿易量值1(續)'.F40];['國家別製品別水產貿易量值1(續)'.H40];['國家別製品別水產貿易量值1(續)'.J40];['國家別製品別水產貿易量值1(續)'.L40];['國家別製品別水產貿易量值1(續)'.N40];['國家別製品別水產貿易量值2(續)'.D40];['國家別製品別水產貿易量值2(續)'.F40])=0;&quot;-&quot;;SUM([.H40];[.J40];[.L40];[.N40];['國家別製品別水產貿易量值1(續)'.D40];['國家別製品別水產貿易量值1(續)'.F40];['國家別製品別水產貿易量值1(續)'.H40];['國家別製品別水產貿易量值1(續)'.J40];['國家別製品別水產貿易量值1(續)'.L40];['國家別製品別水產貿易量值1(續)'.N40];['國家別製品別水產貿易量值2(續)'.D40];['國家別製品別水產貿易量值2(續)'.F40]))" table:style-name="ce12">
            <text:p>18,096<text:s/></text:p>
          </table:table-cell>
          <table:table-cell office:value-type="float" office:value="48410" table:style-name="ce12">
            <text:p>48,410<text:s/></text:p>
          </table:table-cell>
          <table:table-cell office:value-type="float" office:value="240.63900000000001" table:style-name="ce12">
            <text:p>241<text:s/></text:p>
          </table:table-cell>
          <table:table-cell office:value-type="float" office:value="49176" table:style-name="ce12">
            <text:p>49,176<text:s/></text:p>
          </table:table-cell>
          <table:table-cell office:value-type="float" office:value="245.90600000000001" table:style-name="ce12">
            <text:p>246<text:s/></text:p>
          </table:table-cell>
          <table:table-cell office:value-type="float" office:value="3365667" table:style-name="ce12">
            <text:p>3,365,667<text:s/></text:p>
          </table:table-cell>
          <table:table-cell office:value-type="float" office:value="16576.125" table:style-name="ce12">
            <text:p>16,576<text:s/></text:p>
          </table:table-cell>
          <table:table-cell office:value-type="float" office:value="400" table:style-name="ce12">
            <text:p>400<text:s/></text:p>
          </table:table-cell>
          <table:table-cell office:value-type="float" office:value="1.968" table:style-name="ce12">
            <text:p>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10717005" table:formula="of:=  IF(SUM([.E41];['國家別製品別水產貿易量值2(續)'.G41])=0;&quot;-&quot;;SUM([.E41];['國家別製品別水產貿易量值2(續)'.G41]))" table:style-name="ce12">
            <text:p>10,717,005<text:s/></text:p>
          </table:table-cell>
          <table:table-cell office:value-type="float" office:value="19850.437999999998" table:formula="of:=  IF(SUM([.F41];['國家別製品別水產貿易量值2(續)'.H41])=0;&quot;-&quot;;SUM([.F41];['國家別製品別水產貿易量值2(續)'.H41]))" table:style-name="ce12">
            <text:p>19,850<text:s/></text:p>
          </table:table-cell>
          <table:table-cell office:value-type="float" office:value="1522005" table:formula="of:=  IF(SUM([.G41];[.I41];[.K41];[.M41];['國家別製品別水產貿易量值1(續)'.C41];['國家別製品別水產貿易量值1(續)'.E41];['國家別製品別水產貿易量值1(續)'.G41];['國家別製品別水產貿易量值1(續)'.I41];['國家別製品別水產貿易量值1(續)'.K41];['國家別製品別水產貿易量值1(續)'.M41];['國家別製品別水產貿易量值2(續)'.C41];['國家別製品別水產貿易量值2(續)'.E41])=0;&quot;-&quot;;SUM([.G41];[.I41];[.K41];[.M41];['國家別製品別水產貿易量值1(續)'.C41];['國家別製品別水產貿易量值1(續)'.E41];['國家別製品別水產貿易量值1(續)'.G41];['國家別製品別水產貿易量值1(續)'.I41];['國家別製品別水產貿易量值1(續)'.K41];['國家別製品別水產貿易量值1(續)'.M41];['國家別製品別水產貿易量值2(續)'.C41];['國家別製品別水產貿易量值2(續)'.E41]))" table:style-name="ce12">
            <text:p>1,522,005<text:s/></text:p>
          </table:table-cell>
          <table:table-cell office:value-type="float" office:value="7633.360999999999" table:formula="of:=  IF(SUM([.H41];[.J41];[.L41];[.N41];['國家別製品別水產貿易量值1(續)'.D41];['國家別製品別水產貿易量值1(續)'.F41];['國家別製品別水產貿易量值1(續)'.H41];['國家別製品別水產貿易量值1(續)'.J41];['國家別製品別水產貿易量值1(續)'.L41];['國家別製品別水產貿易量值1(續)'.N41];['國家別製品別水產貿易量值2(續)'.D41];['國家別製品別水產貿易量值2(續)'.F41])=0;&quot;-&quot;;SUM([.H41];[.J41];[.L41];[.N41];['國家別製品別水產貿易量值1(續)'.D41];['國家別製品別水產貿易量值1(續)'.F41];['國家別製品別水產貿易量值1(續)'.H41];['國家別製品別水產貿易量值1(續)'.J41];['國家別製品別水產貿易量值1(續)'.L41];['國家別製品別水產貿易量值1(續)'.N41];['國家別製品別水產貿易量值2(續)'.D41];['國家別製品別水產貿易量值2(續)'.F41]))" table:style-name="ce12">
            <text:p>7,633<text:s/></text:p>
          </table:table-cell>
          <table:table-cell office:value-type="float" office:value="41671" table:style-name="ce12">
            <text:p>41,671<text:s/></text:p>
          </table:table-cell>
          <table:table-cell office:value-type="float" office:value="1057.905" table:style-name="ce12">
            <text:p>1,058<text:s/></text:p>
          </table:table-cell>
          <table:table-cell office:value-type="float" office:value="165904" table:style-name="ce12">
            <text:p>165,904<text:s/></text:p>
          </table:table-cell>
          <table:table-cell office:value-type="float" office:value="4125.098" table:style-name="ce12">
            <text:p>4,125<text:s/></text:p>
          </table:table-cell>
          <table:table-cell office:value-type="float" office:value="1307242" table:style-name="ce12">
            <text:p>1,307,242<text:s/></text:p>
          </table:table-cell>
          <table:table-cell office:value-type="float" office:value="2146.308" table:style-name="ce12">
            <text:p>2,146<text:s/></text:p>
          </table:table-cell>
          <table:table-cell office:value-type="float" office:value="153" table:style-name="ce12">
            <text:p>153<text:s/></text:p>
          </table:table-cell>
          <table:table-cell office:value-type="float" office:value="24.771000000000001" table:style-name="ce12">
            <text:p>2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7671166" table:formula="of:=  IF(SUM([.E42];['國家別製品別水產貿易量值2(續)'.G42])=0;&quot;-&quot;;SUM([.E42];['國家別製品別水產貿易量值2(續)'.G42]))" table:style-name="ce12">
            <text:p>7,671,166<text:s/></text:p>
          </table:table-cell>
          <table:table-cell office:value-type="float" office:value="18951.728999999999" table:formula="of:=  IF(SUM([.F42];['國家別製品別水產貿易量值2(續)'.H42])=0;&quot;-&quot;;SUM([.F42];['國家別製品別水產貿易量值2(續)'.H42]))" table:style-name="ce12">
            <text:p>18,952<text:s/></text:p>
          </table:table-cell>
          <table:table-cell office:value-type="float" office:value="1213166" table:formula="of:=  IF(SUM([.G42];[.I42];[.K42];[.M42];['國家別製品別水產貿易量值1(續)'.C42];['國家別製品別水產貿易量值1(續)'.E42];['國家別製品別水產貿易量值1(續)'.G42];['國家別製品別水產貿易量值1(續)'.I42];['國家別製品別水產貿易量值1(續)'.K42];['國家別製品別水產貿易量值1(續)'.M42];['國家別製品別水產貿易量值2(續)'.C42];['國家別製品別水產貿易量值2(續)'.E42])=0;&quot;-&quot;;SUM([.G42];[.I42];[.K42];[.M42];['國家別製品別水產貿易量值1(續)'.C42];['國家別製品別水產貿易量值1(續)'.E42];['國家別製品別水產貿易量值1(續)'.G42];['國家別製品別水產貿易量值1(續)'.I42];['國家別製品別水產貿易量值1(續)'.K42];['國家別製品別水產貿易量值1(續)'.M42];['國家別製品別水產貿易量值2(續)'.C42];['國家別製品別水產貿易量值2(續)'.E42]))" table:style-name="ce12">
            <text:p>1,213,166<text:s/></text:p>
          </table:table-cell>
          <table:table-cell office:value-type="float" office:value="7557.0109999999986" table:formula="of:=  IF(SUM([.H42];[.J42];[.L42];[.N42];['國家別製品別水產貿易量值1(續)'.D42];['國家別製品別水產貿易量值1(續)'.F42];['國家別製品別水產貿易量值1(續)'.H42];['國家別製品別水產貿易量值1(續)'.J42];['國家別製品別水產貿易量值1(續)'.L42];['國家別製品別水產貿易量值1(續)'.N42];['國家別製品別水產貿易量值2(續)'.D42];['國家別製品別水產貿易量值2(續)'.F42])=0;&quot;-&quot;;SUM([.H42];[.J42];[.L42];[.N42];['國家別製品別水產貿易量值1(續)'.D42];['國家別製品別水產貿易量值1(續)'.F42];['國家別製品別水產貿易量值1(續)'.H42];['國家別製品別水產貿易量值1(續)'.J42];['國家別製品別水產貿易量值1(續)'.L42];['國家別製品別水產貿易量值1(續)'.N42];['國家別製品別水產貿易量值2(續)'.D42];['國家別製品別水產貿易量值2(續)'.F42]))" table:style-name="ce12">
            <text:p>7,5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60" table:style-name="ce12">
            <text:p>3,260<text:s/></text:p>
          </table:table-cell>
          <table:table-cell office:value-type="float" office:value="24.515000000000001" table:style-name="ce12">
            <text:p>25<text:s/></text:p>
          </table:table-cell>
          <table:table-cell office:value-type="float" office:value="909793" table:style-name="ce12">
            <text:p>909,793<text:s/></text:p>
          </table:table-cell>
          <table:table-cell office:value-type="float" office:value="5481.61" table:style-name="ce12">
            <text:p>5,4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69826508" table:formula="of:=  IF(SUM([.E43];['國家別製品別水產貿易量值2(續)'.G43])=0;&quot;-&quot;;SUM([.E43];['國家別製品別水產貿易量值2(續)'.G43]))" table:style-name="ce13">
            <text:p>69,826,508<text:s/></text:p>
          </table:table-cell>
          <table:table-cell office:value-type="float" office:value="197106.44200000004" table:formula="of:=  IF(SUM([.F43];['國家別製品別水產貿易量值2(續)'.H43])=0;&quot;-&quot;;SUM([.F43];['國家別製品別水產貿易量值2(續)'.H43]))" table:style-name="ce13">
            <text:p>197,106<text:s/></text:p>
          </table:table-cell>
          <table:table-cell office:value-type="float" office:value="36830708" table:formula="of:=  IF(SUM([.G43];[.I43];[.K43];[.M43];['國家別製品別水產貿易量值1(續)'.C43];['國家別製品別水產貿易量值1(續)'.E43];['國家別製品別水產貿易量值1(續)'.G43];['國家別製品別水產貿易量值1(續)'.I43];['國家別製品別水產貿易量值1(續)'.K43];['國家別製品別水產貿易量值1(續)'.M43];['國家別製品別水產貿易量值2(續)'.C43];['國家別製品別水產貿易量值2(續)'.E43])=0;&quot;-&quot;;SUM([.G43];[.I43];[.K43];[.M43];['國家別製品別水產貿易量值1(續)'.C43];['國家別製品別水產貿易量值1(續)'.E43];['國家別製品別水產貿易量值1(續)'.G43];['國家別製品別水產貿易量值1(續)'.I43];['國家別製品別水產貿易量值1(續)'.K43];['國家別製品別水產貿易量值1(續)'.M43];['國家別製品別水產貿易量值2(續)'.C43];['國家別製品別水產貿易量值2(續)'.E43]))" table:style-name="ce13">
            <text:p>36,830,708<text:s/></text:p>
          </table:table-cell>
          <table:table-cell office:value-type="float" office:value="146238.25300000003" table:formula="of:=  IF(SUM([.H43];[.J43];[.L43];[.N43];['國家別製品別水產貿易量值1(續)'.D43];['國家別製品別水產貿易量值1(續)'.F43];['國家別製品別水產貿易量值1(續)'.H43];['國家別製品別水產貿易量值1(續)'.J43];['國家別製品別水產貿易量值1(續)'.L43];['國家別製品別水產貿易量值1(續)'.N43];['國家別製品別水產貿易量值2(續)'.D43];['國家別製品別水產貿易量值2(續)'.F43])=0;&quot;-&quot;;SUM([.H43];[.J43];[.L43];[.N43];['國家別製品別水產貿易量值1(續)'.D43];['國家別製品別水產貿易量值1(續)'.F43];['國家別製品別水產貿易量值1(續)'.H43];['國家別製品別水產貿易量值1(續)'.J43];['國家別製品別水產貿易量值1(續)'.L43];['國家別製品別水產貿易量值1(續)'.N43];['國家別製品別水產貿易量值2(續)'.D43];['國家別製品別水產貿易量值2(續)'.F43]))" table:style-name="ce13">
            <text:p>146,238<text:s/></text:p>
          </table:table-cell>
          <table:table-cell office:value-type="float" office:value="528871" table:style-name="ce13">
            <text:p>528,871<text:s/></text:p>
          </table:table-cell>
          <table:table-cell office:value-type="float" office:value="5634.7560000000003" table:style-name="ce13">
            <text:p>5,635<text:s/></text:p>
          </table:table-cell>
          <table:table-cell office:value-type="float" office:value="2777214" table:style-name="ce13">
            <text:p>2,777,214<text:s/></text:p>
          </table:table-cell>
          <table:table-cell office:value-type="float" office:value="19757.169000000002" table:style-name="ce13">
            <text:p>19,757<text:s/></text:p>
          </table:table-cell>
          <table:table-cell office:value-type="float" office:value="29601225" table:style-name="ce13">
            <text:p>29,601,225<text:s/></text:p>
          </table:table-cell>
          <table:table-cell office:value-type="float" office:value="90885.824999999997" table:style-name="ce13">
            <text:p>90,886<text:s/></text:p>
          </table:table-cell>
          <table:table-cell office:value-type="float" office:value="171898" table:style-name="ce13">
            <text:p>171,898<text:s/></text:p>
          </table:table-cell>
          <table:table-cell office:value-type="float" office:value="1998.4559999999999" table:style-name="ce13">
            <text:p>1,998<text:s/></text:p>
          </table:table-cell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  <table:table table:name="國家別製品別水產貿易量值1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6">
            <text:p>8‧水產貿易量值 <text:s/>(1)進口</text:p>
          </table:table-cell>
          <table:covered-table-cell table:number-columns-repeated="2"/>
          <table:table-cell table:number-columns-repeated="4" table:style-name="ce30"/>
          <table:table-cell office:value-type="string" table:number-columns-spanned="6" table:number-rows-spanned="1" table:style-name="ce36">
            <text:p>8‧THE TRADE OF FISHERY PRODUCTS (1)IMPORT</text:p>
          </table:table-cell>
          <table:covered-table-cell table:number-columns-repeated="5"/>
          <table:table-cell table:number-columns-repeated="16371" table:style-name="ce30"/>
        </table:table-row>
        <table:table-row table:style-name="ro2">
          <table:table-cell table:style-name="ce30"/>
          <table:table-cell office:value-type="string" table:style-name="ce31">
            <text:p>(1.4)歷年國家別製品別貿易量值(總計價值前20名)(續)</text:p>
          </table:table-cell>
          <table:table-cell table:number-columns-repeated="3" table:style-name="ce31"/>
          <table:table-cell table:number-columns-repeated="2" table:style-name="ce30"/>
          <table:table-cell office:value-type="string" table:style-name="ce5">
            <text:p><text:s text:c="9"/>(1.4)By country and by product since 2004 (Value of Top 20)(Continued)</text:p>
          </table:table-cell>
          <table:table-cell table:style-name="ce5"/>
          <table:table-cell table:number-columns-repeated="4" table:style-name="ce30"/>
          <table:table-cell table:style-name="ce28"/>
          <table:table-cell table:number-columns-repeated="16370" table:style-name="ce30"/>
        </table:table-row>
        <table:table-row table:style-name="ro2">
          <table:table-cell table:number-columns-repeated="4" table:style-name="ce30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30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30"/>
        </table:table-row>
        <table:table-row table:style-name="ro2">
          <table:table-cell table:number-columns-repeated="2" table:style-name="ce30"/>
          <table:table-cell table:number-columns-spanned="2" table:number-rows-spanned="1" table:style-name="ce38"/>
          <table:covered-table-cell/>
          <table:table-cell table:style-name="ce30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30"/>
          <table:table-cell table:number-columns-spanned="2" table:number-rows-spanned="1" table:style-name="ce38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3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2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鹹或浸鹹</text:p>
          </table:table-cell>
          <table:covered-table-cell/>
          <table:table-cell office:value-type="string" table:number-columns-spanned="2" table:number-rows-spanned="1" table:style-name="ce34">
            <text:p>燻製品</text:p>
          </table:table-cell>
          <table:covered-table-cell/>
          <table:table-cell office:value-type="string" table:number-columns-spanned="2" table:number-rows-spanned="1" table:style-name="ce34">
            <text:p>調製或保藏</text:p>
          </table:table-cell>
          <table:covered-table-cell/>
          <table:table-cell office:value-type="string" table:number-columns-spanned="2" table:number-rows-spanned="1" table:style-name="ce34">
            <text:p>罐頭</text:p>
          </table:table-cell>
          <table:covered-table-cell/>
          <table:table-cell office:value-type="string" table:number-columns-spanned="2" table:number-rows-spanned="1" table:style-name="ce34">
            <text:p>菜膠</text:p>
          </table:table-cell>
          <table:covered-table-cell/>
          <table:table-cell office:value-type="string" table:number-columns-spanned="2" table:number-rows-spanned="1" table:style-name="ce34">
            <text:p>抽出物及汁液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8">
            <text:p>Product</text:p>
          </table:table-cell>
          <table:covered-table-cell/>
          <table:table-cell office:value-type="string" table:number-columns-spanned="2" table:number-rows-spanned="1" table:style-name="ce55">
            <text:p>SALTED OR IN BRINE</text:p>
          </table:table-cell>
          <table:covered-table-cell/>
          <table:table-cell office:value-type="string" table:number-columns-spanned="2" table:number-rows-spanned="1" table:style-name="ce55">
            <text:p>SMOKED</text:p>
          </table:table-cell>
          <table:covered-table-cell/>
          <table:table-cell office:value-type="string" table:number-columns-spanned="2" table:number-rows-spanned="1" table:style-name="ce55">
            <text:p>PREPARED,PRESERVED</text:p>
          </table:table-cell>
          <table:covered-table-cell/>
          <table:table-cell office:value-type="string" table:number-columns-spanned="2" table:number-rows-spanned="1" table:style-name="ce55">
            <text:p>CANNED</text:p>
          </table:table-cell>
          <table:covered-table-cell/>
          <table:table-cell office:value-type="string" table:number-columns-spanned="2" table:number-rows-spanned="1" table:style-name="ce55">
            <text:p>GEL</text:p>
          </table:table-cell>
          <table:covered-table-cell/>
          <table:table-cell office:value-type="string" table:number-columns-spanned="2" table:number-rows-spanned="1" table:style-name="ce55">
            <text:p>EXTRACTS AND JUIC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6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7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27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2156660" table:style-name="ce12">
            <text:p>2,156,660<text:s/></text:p>
          </table:table-cell>
          <table:table-cell office:value-type="float" office:value="4884.3328899999997" table:style-name="ce12">
            <text:p>4,884<text:s/></text:p>
          </table:table-cell>
          <table:table-cell office:value-type="float" office:value="476709" table:style-name="ce12">
            <text:p>476,709<text:s/></text:p>
          </table:table-cell>
          <table:table-cell office:value-type="float" office:value="909.03459999999995" table:style-name="ce12">
            <text:p>909<text:s/></text:p>
          </table:table-cell>
          <table:table-cell office:value-type="float" office:value="8701822" table:style-name="ce12">
            <text:p>8,701,822<text:s/></text:p>
          </table:table-cell>
          <table:table-cell office:value-type="float" office:value="21773.5429" table:style-name="ce12">
            <text:p>21,774<text:s/></text:p>
          </table:table-cell>
          <table:table-cell office:value-type="float" office:value="6165100" table:style-name="ce12">
            <text:p>6,165,100<text:s/></text:p>
          </table:table-cell>
          <table:table-cell office:value-type="float" office:value="38554.202389999999" table:style-name="ce12">
            <text:p>38,554<text:s/></text:p>
          </table:table-cell>
          <table:table-cell office:value-type="float" office:value="366582" table:style-name="ce12">
            <text:p>366,582<text:s/></text:p>
          </table:table-cell>
          <table:table-cell office:value-type="float" office:value="3044.9456599999999" table:style-name="ce12">
            <text:p>3,045<text:s/></text:p>
          </table:table-cell>
          <table:table-cell office:value-type="float" office:value="165644" table:style-name="ce12">
            <text:p>165,644<text:s/></text:p>
          </table:table-cell>
          <table:table-cell office:value-type="float" office:value="932.03926000000001" table:style-name="ce12">
            <text:p>93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1557147" table:style-name="ce12">
            <text:p>1,557,147<text:s/></text:p>
          </table:table-cell>
          <table:table-cell office:value-type="float" office:value="4454.6970600000004" table:style-name="ce12">
            <text:p>4,455<text:s/></text:p>
          </table:table-cell>
          <table:table-cell office:value-type="float" office:value="385846" table:style-name="ce12">
            <text:p>385,846<text:s/></text:p>
          </table:table-cell>
          <table:table-cell office:value-type="float" office:value="1709.51882" table:style-name="ce12">
            <text:p>1,710<text:s/></text:p>
          </table:table-cell>
          <table:table-cell office:value-type="float" office:value="10088638" table:style-name="ce12">
            <text:p>10,088,638<text:s/></text:p>
          </table:table-cell>
          <table:table-cell office:value-type="float" office:value="29665.826359999999" table:style-name="ce12">
            <text:p>29,666<text:s/></text:p>
          </table:table-cell>
          <table:table-cell office:value-type="float" office:value="4708412" table:style-name="ce12">
            <text:p>4,708,412<text:s/></text:p>
          </table:table-cell>
          <table:table-cell office:value-type="float" office:value="27952.413629999999" table:style-name="ce12">
            <text:p>27,952<text:s/></text:p>
          </table:table-cell>
          <table:table-cell office:value-type="float" office:value="360436" table:style-name="ce12">
            <text:p>360,436<text:s/></text:p>
          </table:table-cell>
          <table:table-cell office:value-type="float" office:value="2763.5423300000002" table:style-name="ce12">
            <text:p>2,764<text:s/></text:p>
          </table:table-cell>
          <table:table-cell office:value-type="float" office:value="130169" table:style-name="ce12">
            <text:p>130,169<text:s/></text:p>
          </table:table-cell>
          <table:table-cell office:value-type="float" office:value="851.21595000000002" table:style-name="ce12">
            <text:p>85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4364545" table:style-name="ce12">
            <text:p>4,364,545<text:s/></text:p>
          </table:table-cell>
          <table:table-cell office:value-type="float" office:value="10708.686739999999" table:style-name="ce12">
            <text:p>10,709<text:s/></text:p>
          </table:table-cell>
          <table:table-cell office:value-type="float" office:value="825729" table:style-name="ce12">
            <text:p>825,729<text:s/></text:p>
          </table:table-cell>
          <table:table-cell office:value-type="float" office:value="1955.3053199999999" table:style-name="ce12">
            <text:p>1,955<text:s/></text:p>
          </table:table-cell>
          <table:table-cell office:value-type="float" office:value="17357576" table:style-name="ce12">
            <text:p>17,357,576<text:s/></text:p>
          </table:table-cell>
          <table:table-cell office:value-type="float" office:value="41470.027679999999" table:style-name="ce12">
            <text:p>41,470<text:s/></text:p>
          </table:table-cell>
          <table:table-cell office:value-type="float" office:value="4912954" table:style-name="ce12">
            <text:p>4,912,954<text:s/></text:p>
          </table:table-cell>
          <table:table-cell office:value-type="float" office:value="31448.26195" table:style-name="ce12">
            <text:p>31,448<text:s/></text:p>
          </table:table-cell>
          <table:table-cell office:value-type="float" office:value="377221" table:style-name="ce12">
            <text:p>377,221<text:s/></text:p>
          </table:table-cell>
          <table:table-cell office:value-type="float" office:value="3539.79423" table:style-name="ce12">
            <text:p>3,540<text:s/></text:p>
          </table:table-cell>
          <table:table-cell office:value-type="float" office:value="153904" table:style-name="ce12">
            <text:p>153,904<text:s/></text:p>
          </table:table-cell>
          <table:table-cell office:value-type="float" office:value="891.09874000000002" table:style-name="ce12">
            <text:p>89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2856421" table:style-name="ce12">
            <text:p>2,856,421<text:s/></text:p>
          </table:table-cell>
          <table:table-cell office:value-type="float" office:value="7405.5150400000002" table:style-name="ce12">
            <text:p>7,406<text:s/></text:p>
          </table:table-cell>
          <table:table-cell office:value-type="float" office:value="870352" table:style-name="ce12">
            <text:p>870,352<text:s/></text:p>
          </table:table-cell>
          <table:table-cell office:value-type="float" office:value="2217.1629699999999" table:style-name="ce12">
            <text:p>2,217<text:s/></text:p>
          </table:table-cell>
          <table:table-cell office:value-type="float" office:value="18298990" table:style-name="ce12">
            <text:p>18,298,990<text:s/></text:p>
          </table:table-cell>
          <table:table-cell office:value-type="float" office:value="42851.170409999999" table:style-name="ce12">
            <text:p>42,851<text:s/></text:p>
          </table:table-cell>
          <table:table-cell office:value-type="float" office:value="3477233" table:style-name="ce12">
            <text:p>3,477,233<text:s/></text:p>
          </table:table-cell>
          <table:table-cell office:value-type="float" office:value="24469.070960000001" table:style-name="ce12">
            <text:p>24,469<text:s/></text:p>
          </table:table-cell>
          <table:table-cell office:value-type="float" office:value="384944" table:style-name="ce12">
            <text:p>384,944<text:s/></text:p>
          </table:table-cell>
          <table:table-cell office:value-type="float" office:value="3656.9464499999999" table:style-name="ce12">
            <text:p>3,657<text:s/></text:p>
          </table:table-cell>
          <table:table-cell office:value-type="float" office:value="76170" table:style-name="ce12">
            <text:p>76,170<text:s/></text:p>
          </table:table-cell>
          <table:table-cell office:value-type="float" office:value="557.57461999999998" table:style-name="ce12">
            <text:p>55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1721883" table:style-name="ce12">
            <text:p>1,721,883<text:s/></text:p>
          </table:table-cell>
          <table:table-cell office:value-type="float" office:value="4837.5" table:style-name="ce12">
            <text:p>4,838<text:s/></text:p>
          </table:table-cell>
          <table:table-cell office:value-type="float" office:value="921577" table:style-name="ce12">
            <text:p>921,577<text:s/></text:p>
          </table:table-cell>
          <table:table-cell office:value-type="float" office:value="2383.6" table:style-name="ce12">
            <text:p>2,384<text:s/></text:p>
          </table:table-cell>
          <table:table-cell office:value-type="float" office:value="19016930" table:style-name="ce12">
            <text:p>19,016,930<text:s/></text:p>
          </table:table-cell>
          <table:table-cell office:value-type="float" office:value="55661.8" table:style-name="ce12">
            <text:p>55,662<text:s/></text:p>
          </table:table-cell>
          <table:table-cell office:value-type="float" office:value="4410095" table:style-name="ce12">
            <text:p>4,410,095<text:s/></text:p>
          </table:table-cell>
          <table:table-cell office:value-type="float" office:value="30254.7" table:style-name="ce12">
            <text:p>30,255<text:s/></text:p>
          </table:table-cell>
          <table:table-cell office:value-type="float" office:value="382400" table:style-name="ce12">
            <text:p>382,400<text:s/></text:p>
          </table:table-cell>
          <table:table-cell office:value-type="float" office:value="4179.8999999999996" table:style-name="ce12">
            <text:p>4,180<text:s/></text:p>
          </table:table-cell>
          <table:table-cell office:value-type="float" office:value="224832" table:style-name="ce12">
            <text:p>224,832<text:s/></text:p>
          </table:table-cell>
          <table:table-cell office:value-type="float" office:value="1417.3" table:style-name="ce12">
            <text:p>1,41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1426550" table:style-name="ce12">
            <text:p>1,426,550<text:s/></text:p>
          </table:table-cell>
          <table:table-cell office:value-type="float" office:value="5985.5969999999998" table:style-name="ce12">
            <text:p>5,986<text:s/></text:p>
          </table:table-cell>
          <table:table-cell office:value-type="float" office:value="727939" table:style-name="ce12">
            <text:p>727,939<text:s/></text:p>
          </table:table-cell>
          <table:table-cell office:value-type="float" office:value="2678.444" table:style-name="ce12">
            <text:p>2,678<text:s/></text:p>
          </table:table-cell>
          <table:table-cell office:value-type="float" office:value="19220051" table:style-name="ce12">
            <text:p>19,220,051<text:s/></text:p>
          </table:table-cell>
          <table:table-cell office:value-type="float" office:value="59932.548000000003" table:style-name="ce12">
            <text:p>59,933<text:s/></text:p>
          </table:table-cell>
          <table:table-cell office:value-type="float" office:value="3908692" table:style-name="ce12">
            <text:p>3,908,692<text:s/></text:p>
          </table:table-cell>
          <table:table-cell office:value-type="float" office:value="26320.195" table:style-name="ce12">
            <text:p>26,320<text:s/></text:p>
          </table:table-cell>
          <table:table-cell office:value-type="float" office:value="384678" table:style-name="ce12">
            <text:p>384,678<text:s/></text:p>
          </table:table-cell>
          <table:table-cell office:value-type="float" office:value="4601.518" table:style-name="ce12">
            <text:p>4,602<text:s/></text:p>
          </table:table-cell>
          <table:table-cell office:value-type="float" office:value="188437" table:style-name="ce12">
            <text:p>188,437<text:s/></text:p>
          </table:table-cell>
          <table:table-cell office:value-type="float" office:value="966.87599999999998" table:style-name="ce12">
            <text:p>96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1720156" table:style-name="ce12">
            <text:p>1,720,156<text:s/></text:p>
          </table:table-cell>
          <table:table-cell office:value-type="float" office:value="7752.5460000000003" table:style-name="ce12">
            <text:p>7,753<text:s/></text:p>
          </table:table-cell>
          <table:table-cell office:value-type="float" office:value="660212" table:style-name="ce12">
            <text:p>660,212<text:s/></text:p>
          </table:table-cell>
          <table:table-cell office:value-type="float" office:value="2620.2080000000001" table:style-name="ce12">
            <text:p>2,620<text:s/></text:p>
          </table:table-cell>
          <table:table-cell office:value-type="float" office:value="17814115" table:style-name="ce12">
            <text:p>17,814,115<text:s/></text:p>
          </table:table-cell>
          <table:table-cell office:value-type="float" office:value="62817.641000000003" table:style-name="ce12">
            <text:p>62,818<text:s/></text:p>
          </table:table-cell>
          <table:table-cell office:value-type="float" office:value="3649504" table:style-name="ce12">
            <text:p>3,649,504<text:s/></text:p>
          </table:table-cell>
          <table:table-cell office:value-type="float" office:value="25578.261999999999" table:style-name="ce12">
            <text:p>25,578<text:s/></text:p>
          </table:table-cell>
          <table:table-cell office:value-type="float" office:value="448101" table:style-name="ce12">
            <text:p>448,101<text:s/></text:p>
          </table:table-cell>
          <table:table-cell office:value-type="float" office:value="5047.45" table:style-name="ce12">
            <text:p>5,047<text:s/></text:p>
          </table:table-cell>
          <table:table-cell office:value-type="float" office:value="163903" table:style-name="ce12">
            <text:p>163,903<text:s/></text:p>
          </table:table-cell>
          <table:table-cell office:value-type="float" office:value="1047.07" table:style-name="ce12">
            <text:p>1,04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2048491" table:style-name="ce12">
            <text:p>2,048,491<text:s/></text:p>
          </table:table-cell>
          <table:table-cell office:value-type="float" office:value="8453.7939999999999" table:style-name="ce12">
            <text:p>8,454<text:s/></text:p>
          </table:table-cell>
          <table:table-cell office:value-type="float" office:value="938395" table:style-name="ce12">
            <text:p>938,395<text:s/></text:p>
          </table:table-cell>
          <table:table-cell office:value-type="float" office:value="3240.1559999999999" table:style-name="ce12">
            <text:p>3,240<text:s/></text:p>
          </table:table-cell>
          <table:table-cell office:value-type="float" office:value="18901872" table:style-name="ce12">
            <text:p>18,901,872<text:s/></text:p>
          </table:table-cell>
          <table:table-cell office:value-type="float" office:value="63719.983" table:style-name="ce12">
            <text:p>63,720<text:s/></text:p>
          </table:table-cell>
          <table:table-cell office:value-type="float" office:value="3288809" table:style-name="ce12">
            <text:p>3,288,809<text:s/></text:p>
          </table:table-cell>
          <table:table-cell office:value-type="float" office:value="24435.235000000001" table:style-name="ce12">
            <text:p>24,435<text:s/></text:p>
          </table:table-cell>
          <table:table-cell office:value-type="float" office:value="463031" table:style-name="ce12">
            <text:p>463,031<text:s/></text:p>
          </table:table-cell>
          <table:table-cell office:value-type="float" office:value="5303.2830000000004" table:style-name="ce12">
            <text:p>5,303<text:s/></text:p>
          </table:table-cell>
          <table:table-cell office:value-type="float" office:value="28758" table:style-name="ce12">
            <text:p>28,758<text:s/></text:p>
          </table:table-cell>
          <table:table-cell office:value-type="float" office:value="161.738" table:style-name="ce12">
            <text:p>16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1749580" table:style-name="ce12">
            <text:p>1,749,580<text:s/></text:p>
          </table:table-cell>
          <table:table-cell office:value-type="float" office:value="10402.706" table:style-name="ce12">
            <text:p>10,403<text:s/></text:p>
          </table:table-cell>
          <table:table-cell office:value-type="float" office:value="1033622" table:style-name="ce12">
            <text:p>1,033,622<text:s/></text:p>
          </table:table-cell>
          <table:table-cell office:value-type="float" office:value="3580.0349999999999" table:style-name="ce12">
            <text:p>3,580<text:s/></text:p>
          </table:table-cell>
          <table:table-cell office:value-type="float" office:value="20296197" table:style-name="ce12">
            <text:p>20,296,197<text:s/></text:p>
          </table:table-cell>
          <table:table-cell office:value-type="float" office:value="75839.785000000003" table:style-name="ce12">
            <text:p>75,840<text:s/></text:p>
          </table:table-cell>
          <table:table-cell office:value-type="float" office:value="3314113" table:style-name="ce12">
            <text:p>3,314,113<text:s/></text:p>
          </table:table-cell>
          <table:table-cell office:value-type="float" office:value="24366.078000000001" table:style-name="ce12">
            <text:p>24,366<text:s/></text:p>
          </table:table-cell>
          <table:table-cell office:value-type="float" office:value="426384" table:style-name="ce12">
            <text:p>426,384<text:s/></text:p>
          </table:table-cell>
          <table:table-cell office:value-type="float" office:value="5449.5389999999998" table:style-name="ce12">
            <text:p>5,450<text:s/></text:p>
          </table:table-cell>
          <table:table-cell office:value-type="float" office:value="53192" table:style-name="ce12">
            <text:p>53,192<text:s/></text:p>
          </table:table-cell>
          <table:table-cell office:value-type="float" office:value="267.49099999999999" table:style-name="ce12">
            <text:p>26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1586400" table:style-name="ce12">
            <text:p>1,586,400<text:s/></text:p>
          </table:table-cell>
          <table:table-cell office:value-type="float" office:value="7839.7179999999998" table:style-name="ce12">
            <text:p>7,840<text:s/></text:p>
          </table:table-cell>
          <table:table-cell office:value-type="float" office:value="813613" table:style-name="ce12">
            <text:p>813,613<text:s/></text:p>
          </table:table-cell>
          <table:table-cell office:value-type="float" office:value="3361.6089999999999" table:style-name="ce12">
            <text:p>3,362<text:s/></text:p>
          </table:table-cell>
          <table:table-cell office:value-type="float" office:value="22543535" table:style-name="ce12">
            <text:p>22,543,535<text:s/></text:p>
          </table:table-cell>
          <table:table-cell office:value-type="float" office:value="86787.244999999995" table:style-name="ce12">
            <text:p>86,787<text:s/></text:p>
          </table:table-cell>
          <table:table-cell office:value-type="float" office:value="4072553" table:style-name="ce12">
            <text:p>4,072,553<text:s/></text:p>
          </table:table-cell>
          <table:table-cell office:value-type="float" office:value="29392.120999999999" table:style-name="ce12">
            <text:p>29,392<text:s/></text:p>
          </table:table-cell>
          <table:table-cell office:value-type="float" office:value="482578" table:style-name="ce12">
            <text:p>482,578<text:s/></text:p>
          </table:table-cell>
          <table:table-cell office:value-type="float" office:value="5816.78" table:style-name="ce12">
            <text:p>5,817<text:s/></text:p>
          </table:table-cell>
          <table:table-cell office:value-type="float" office:value="152566" table:style-name="ce12">
            <text:p>152,566<text:s/></text:p>
          </table:table-cell>
          <table:table-cell office:value-type="float" office:value="983.673" table:style-name="ce12">
            <text:p>984<text:s/></text:p>
          </table:table-cell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8" table:style-name="ce12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320973" table:formula="of:=  IF(SUM([.C23:.C43])=0;&quot;-&quot;;SUM([.C23:.C43]))" table:style-name="ce12">
            <text:p>2,320,973<text:s/></text:p>
          </table:table-cell>
          <table:table-cell office:value-type="float" office:value="15253.562999999998" table:formula="of:=  IF(SUM([.D23:.D43])=0;&quot;-&quot;;SUM([.D23:.D43]))" table:style-name="ce12">
            <text:p>15,254<text:s/></text:p>
          </table:table-cell>
          <table:table-cell office:value-type="float" office:value="855776" table:formula="of:=  IF(SUM([.E23:.E43])=0;&quot;-&quot;;SUM([.E23:.E43]))" table:style-name="ce12">
            <text:p>855,776<text:s/></text:p>
          </table:table-cell>
          <table:table-cell office:value-type="float" office:value="3344.375" table:formula="of:=  IF(SUM([.F23:.F43])=0;&quot;-&quot;;SUM([.F23:.F43]))" table:style-name="ce12">
            <text:p>3,344<text:s/></text:p>
          </table:table-cell>
          <table:table-cell office:value-type="float" office:value="25154657" table:formula="of:=  IF(SUM([.G23:.G43])=0;&quot;-&quot;;SUM([.G23:.G43]))" table:style-name="ce12">
            <text:p>25,154,657<text:s/></text:p>
          </table:table-cell>
          <table:table-cell office:value-type="float" office:value="100105.94000000003" table:formula="of:=  IF(SUM([.H23:.H43])=0;&quot;-&quot;;SUM([.H23:.H43]))" table:style-name="ce12">
            <text:p>100,106<text:s/></text:p>
          </table:table-cell>
          <table:table-cell office:value-type="float" office:value="3638836" table:formula="of:=  IF(SUM([.I23:.I43])=0;&quot;-&quot;;SUM([.I23:.I43]))" table:style-name="ce12">
            <text:p>3,638,836<text:s/></text:p>
          </table:table-cell>
          <table:table-cell office:value-type="float" office:value="23620.056" table:formula="of:=  IF(SUM([.J23:.J43])=0;&quot;-&quot;;SUM([.J23:.J43]))" table:style-name="ce12">
            <text:p>23,620<text:s/></text:p>
          </table:table-cell>
          <table:table-cell office:value-type="float" office:value="525955" table:formula="of:=  IF(SUM([.K23:.K43])=0;&quot;-&quot;;SUM([.K23:.K43]))" table:style-name="ce12">
            <text:p>525,955<text:s/></text:p>
          </table:table-cell>
          <table:table-cell office:value-type="float" office:value="5778.85" table:formula="of:=  IF(SUM([.L23:.L43])=0;&quot;-&quot;;SUM([.L23:.L43]))" table:style-name="ce12">
            <text:p>5,779<text:s/></text:p>
          </table:table-cell>
          <table:table-cell office:value-type="float" office:value="233958" table:formula="of:=  IF(SUM([.M23:.M43])=0;&quot;-&quot;;SUM([.M23:.M43]))" table:style-name="ce12">
            <text:p>233,958<text:s/></text:p>
          </table:table-cell>
          <table:table-cell office:value-type="float" office:value="5058.7149999999992" table:formula="of:=  IF(SUM([.N23:.N43])=0;&quot;-&quot;;SUM([.N23:.N43]))" table:style-name="ce12">
            <text:p>5,05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651310" table:style-name="ce12">
            <text:p>651,310<text:s/></text:p>
          </table:table-cell>
          <table:table-cell office:value-type="float" office:value="1596.626" table:style-name="ce12">
            <text:p>1,597<text:s/></text:p>
          </table:table-cell>
          <table:table-cell office:value-type="float" office:value="536209" table:style-name="ce12">
            <text:p>536,209<text:s/></text:p>
          </table:table-cell>
          <table:table-cell office:value-type="float" office:value="1563.7660000000001" table:style-name="ce12">
            <text:p>1,564<text:s/></text:p>
          </table:table-cell>
          <table:table-cell office:value-type="float" office:value="8620155" table:style-name="ce12">
            <text:p>8,620,155<text:s/></text:p>
          </table:table-cell>
          <table:table-cell office:value-type="float" office:value="31380.083999999999" table:style-name="ce12">
            <text:p>31,380<text:s/></text:p>
          </table:table-cell>
          <table:table-cell office:value-type="float" office:value="129959" table:style-name="ce12">
            <text:p>129,959<text:s/></text:p>
          </table:table-cell>
          <table:table-cell office:value-type="float" office:value="995.83100000000002" table:style-name="ce12">
            <text:p>996<text:s/></text:p>
          </table:table-cell>
          <table:table-cell office:value-type="float" office:value="241421" table:style-name="ce12">
            <text:p>241,421<text:s/></text:p>
          </table:table-cell>
          <table:table-cell office:value-type="float" office:value="2204.605" table:style-name="ce12">
            <text:p>2,205<text:s/></text:p>
          </table:table-cell>
          <table:table-cell office:value-type="float" office:value="106480" table:style-name="ce12">
            <text:p>106,480<text:s/></text:p>
          </table:table-cell>
          <table:table-cell office:value-type="float" office:value="4072.5390000000002" table:style-name="ce12">
            <text:p>4,07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26303" table:style-name="ce12">
            <text:p>26,303<text:s/></text:p>
          </table:table-cell>
          <table:table-cell office:value-type="float" office:value="132.18199999999999" table:style-name="ce12">
            <text:p>132<text:s/></text:p>
          </table:table-cell>
          <table:table-cell office:value-type="float" office:value="3473" table:style-name="ce12">
            <text:p>3,473<text:s/></text:p>
          </table:table-cell>
          <table:table-cell office:value-type="float" office:value="42.051000000000002" table:style-name="ce12">
            <text:p>42<text:s/></text:p>
          </table:table-cell>
          <table:table-cell office:value-type="float" office:value="7568" table:style-name="ce12">
            <text:p>7,568<text:s/></text:p>
          </table:table-cell>
          <table:table-cell office:value-type="float" office:value="172.47300000000001" table:style-name="ce12">
            <text:p>1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96" table:style-name="ce12">
            <text:p>7,296<text:s/></text:p>
          </table:table-cell>
          <table:table-cell office:value-type="float" office:value="45.323" table:style-name="ce12">
            <text:p>4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06861" table:style-name="ce12">
            <text:p>206,861<text:s/></text:p>
          </table:table-cell>
          <table:table-cell office:value-type="float" office:value="4156.3469999999998" table:style-name="ce12">
            <text:p>4,156<text:s/></text:p>
          </table:table-cell>
          <table:table-cell office:value-type="float" office:value="24431" table:style-name="ce12">
            <text:p>24,431<text:s/></text:p>
          </table:table-cell>
          <table:table-cell office:value-type="float" office:value="365.22300000000001" table:style-name="ce12">
            <text:p>365<text:s/></text:p>
          </table:table-cell>
          <table:table-cell office:value-type="float" office:value="2190718" table:style-name="ce12">
            <text:p>2,190,718<text:s/></text:p>
          </table:table-cell>
          <table:table-cell office:value-type="float" office:value="16725.983" table:style-name="ce12">
            <text:p>16,726<text:s/></text:p>
          </table:table-cell>
          <table:table-cell office:value-type="float" office:value="46474" table:style-name="ce12">
            <text:p>46,474<text:s/></text:p>
          </table:table-cell>
          <table:table-cell office:value-type="float" office:value="349.14800000000002" table:style-name="ce12">
            <text:p>349<text:s/></text:p>
          </table:table-cell>
          <table:table-cell office:value-type="float" office:value="11159" table:style-name="ce12">
            <text:p>11,159<text:s/></text:p>
          </table:table-cell>
          <table:table-cell office:value-type="float" office:value="251.78899999999999" table:style-name="ce12">
            <text:p>252<text:s/></text:p>
          </table:table-cell>
          <table:table-cell office:value-type="float" office:value="25769" table:style-name="ce12">
            <text:p>25,769<text:s/></text:p>
          </table:table-cell>
          <table:table-cell office:value-type="float" office:value="265.70600000000002" table:style-name="ce12">
            <text:p>26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4344" table:style-name="ce12">
            <text:p>24,344<text:s/></text:p>
          </table:table-cell>
          <table:table-cell office:value-type="float" office:value="21.251000000000001" table:style-name="ce12">
            <text:p>21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4.1219999999999999" table:style-name="ce12">
            <text:p>4<text:s/></text:p>
          </table:table-cell>
          <table:table-cell office:value-type="float" office:value="6053025" table:style-name="ce12">
            <text:p>6,053,025<text:s/></text:p>
          </table:table-cell>
          <table:table-cell office:value-type="float" office:value="10573.349" table:style-name="ce12">
            <text:p>10,573<text:s/></text:p>
          </table:table-cell>
          <table:table-cell office:value-type="float" office:value="902822" table:style-name="ce12">
            <text:p>902,822<text:s/></text:p>
          </table:table-cell>
          <table:table-cell office:value-type="float" office:value="2219.3829999999998" table:style-name="ce12">
            <text:p>2,219<text:s/></text:p>
          </table:table-cell>
          <table:table-cell office:value-type="float" office:value="3132" table:style-name="ce12">
            <text:p>3,132<text:s/></text:p>
          </table:table-cell>
          <table:table-cell office:value-type="float" office:value="33.755000000000003" table:style-name="ce12">
            <text:p>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376584" table:style-name="ce12">
            <text:p>376,584<text:s/></text:p>
          </table:table-cell>
          <table:table-cell office:value-type="float" office:value="2563.7159999999999" table:style-name="ce12">
            <text:p>2,564<text:s/></text:p>
          </table:table-cell>
          <table:table-cell office:value-type="float" office:value="44569" table:style-name="ce12">
            <text:p>44,569<text:s/></text:p>
          </table:table-cell>
          <table:table-cell office:value-type="float" office:value="95.194999999999993" table:style-name="ce12">
            <text:p>95<text:s/></text:p>
          </table:table-cell>
          <table:table-cell office:value-type="float" office:value="775747" table:style-name="ce12">
            <text:p>775,747<text:s/></text:p>
          </table:table-cell>
          <table:table-cell office:value-type="float" office:value="1146.461" table:style-name="ce12">
            <text:p>1,146<text:s/></text:p>
          </table:table-cell>
          <table:table-cell office:value-type="float" office:value="159283" table:style-name="ce12">
            <text:p>159,283<text:s/></text:p>
          </table:table-cell>
          <table:table-cell office:value-type="float" office:value="412.50599999999997" table:style-name="ce12">
            <text:p>413<text:s/></text:p>
          </table:table-cell>
          <table:table-cell office:value-type="float" office:value="15774" table:style-name="ce12">
            <text:p>15,774<text:s/></text:p>
          </table:table-cell>
          <table:table-cell office:value-type="float" office:value="193.48599999999999" table:style-name="ce12">
            <text:p>193<text:s/></text:p>
          </table:table-cell>
          <table:table-cell office:value-type="float" office:value="704" table:style-name="ce12">
            <text:p>704<text:s/></text:p>
          </table:table-cell>
          <table:table-cell office:value-type="float" office:value="0.83899999999999997" table:style-name="ce12">
            <text:p>1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2400" table:style-name="ce12">
            <text:p>2,400<text:s/></text:p>
          </table:table-cell>
          <table:table-cell office:value-type="float" office:value="24.181000000000001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0038" table:style-name="ce12">
            <text:p>170,038<text:s/></text:p>
          </table:table-cell>
          <table:table-cell office:value-type="float" office:value="521.45500000000004" table:style-name="ce12">
            <text:p>521<text:s/></text:p>
          </table:table-cell>
          <table:table-cell office:value-type="float" office:value="231793" table:style-name="ce12">
            <text:p>231,793<text:s/></text:p>
          </table:table-cell>
          <table:table-cell office:value-type="float" office:value="3652.8440000000001" table:style-name="ce12">
            <text:p>3,653<text:s/></text:p>
          </table:table-cell>
          <table:table-cell office:value-type="float" office:value="17000" table:style-name="ce12">
            <text:p>17,000<text:s/></text:p>
          </table:table-cell>
          <table:table-cell office:value-type="float" office:value="367.47199999999998" table:style-name="ce12">
            <text:p>3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329376" table:style-name="ce12">
            <text:p>329,376<text:s/></text:p>
          </table:table-cell>
          <table:table-cell office:value-type="float" office:value="821.12099999999998" table:style-name="ce12">
            <text:p>821<text:s/></text:p>
          </table:table-cell>
          <table:table-cell office:value-type="float" office:value="2885" table:style-name="ce12">
            <text:p>2,885<text:s/></text:p>
          </table:table-cell>
          <table:table-cell office:value-type="float" office:value="54.055999999999997" table:style-name="ce12">
            <text:p>54<text:s/></text:p>
          </table:table-cell>
          <table:table-cell office:value-type="float" office:value="4487087" table:style-name="ce12">
            <text:p>4,487,087<text:s/></text:p>
          </table:table-cell>
          <table:table-cell office:value-type="float" office:value="20653.187000000002" table:style-name="ce12">
            <text:p>20,653<text:s/></text:p>
          </table:table-cell>
          <table:table-cell office:value-type="float" office:value="1229418" table:style-name="ce12">
            <text:p>1,229,418<text:s/></text:p>
          </table:table-cell>
          <table:table-cell office:value-type="float" office:value="5315.6670000000004" table:style-name="ce12">
            <text:p>5,316<text:s/></text:p>
          </table:table-cell>
          <table:table-cell office:value-type="float" office:value="106" table:style-name="ce12">
            <text:p>106<text:s/></text:p>
          </table:table-cell>
          <table:table-cell office:value-type="float" office:value="0.17199999999999999" table:style-name="ce12">
            <text:p>0<text:s/></text:p>
          </table:table-cell>
          <table:table-cell office:value-type="float" office:value="3090" table:style-name="ce12">
            <text:p>3,090<text:s/></text:p>
          </table:table-cell>
          <table:table-cell office:value-type="float" office:value="14.82" table:style-name="ce12">
            <text:p>1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0006" table:style-name="ce12">
            <text:p>20,006<text:s/></text:p>
          </table:table-cell>
          <table:table-cell office:value-type="float" office:value="230.38800000000001" table:style-name="ce12">
            <text:p>2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440" table:style-name="ce12">
            <text:p>26,440<text:s/></text:p>
          </table:table-cell>
          <table:table-cell office:value-type="float" office:value="18.664000000000001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00" table:style-name="ce12">
            <text:p>7,500<text:s/></text:p>
          </table:table-cell>
          <table:table-cell office:value-type="float" office:value="121.864" table:style-name="ce12">
            <text:p>1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2852" table:style-name="ce12">
            <text:p>32,852<text:s/></text:p>
          </table:table-cell>
          <table:table-cell office:value-type="float" office:value="715.077" table:style-name="ce12">
            <text:p>715<text:s/></text:p>
          </table:table-cell>
          <table:table-cell office:value-type="float" office:value="14538" table:style-name="ce12">
            <text:p>14,538<text:s/></text:p>
          </table:table-cell>
          <table:table-cell office:value-type="float" office:value="427.62299999999999" table:style-name="ce12">
            <text:p>428<text:s/></text:p>
          </table:table-cell>
          <table:table-cell office:value-type="float" office:value="272987" table:style-name="ce12">
            <text:p>272,987<text:s/></text:p>
          </table:table-cell>
          <table:table-cell office:value-type="float" office:value="2889.529" table:style-name="ce12">
            <text:p>2,890<text:s/></text:p>
          </table:table-cell>
          <table:table-cell office:value-type="float" office:value="9869" table:style-name="ce12">
            <text:p>9,869<text:s/></text:p>
          </table:table-cell>
          <table:table-cell office:value-type="float" office:value="119.197" table:style-name="ce12">
            <text:p>119<text:s/></text:p>
          </table:table-cell>
          <table:table-cell office:value-type="float" office:value="3276" table:style-name="ce12">
            <text:p>3,276<text:s/></text:p>
          </table:table-cell>
          <table:table-cell office:value-type="float" office:value="98.813999999999993" table:style-name="ce12">
            <text:p>99<text:s/></text:p>
          </table:table-cell>
          <table:table-cell office:value-type="float" office:value="18008" table:style-name="ce12">
            <text:p>18,008<text:s/></text:p>
          </table:table-cell>
          <table:table-cell office:value-type="float" office:value="113.351" table:style-name="ce12">
            <text:p>11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360" table:style-name="ce12">
            <text:p>46,360<text:s/></text:p>
          </table:table-cell>
          <table:table-cell office:value-type="float" office:value="326.779" table:style-name="ce12">
            <text:p>3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22594" table:style-name="ce12">
            <text:p>22,594<text:s/></text:p>
          </table:table-cell>
          <table:table-cell office:value-type="float" office:value="421.01900000000001" table:style-name="ce12">
            <text:p>421<text:s/></text:p>
          </table:table-cell>
          <table:table-cell office:value-type="float" office:value="176" table:style-name="ce12">
            <text:p>176<text:s/></text:p>
          </table:table-cell>
          <table:table-cell office:value-type="float" office:value="6.7519999999999998" table:style-name="ce12">
            <text:p>7<text:s/></text:p>
          </table:table-cell>
          <table:table-cell office:value-type="float" office:value="9300" table:style-name="ce12">
            <text:p>9,300<text:s/></text:p>
          </table:table-cell>
          <table:table-cell office:value-type="float" office:value="199.02799999999999" table:style-name="ce12">
            <text:p>1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32" table:style-name="ce12">
            <text:p>9,032<text:s/></text:p>
          </table:table-cell>
          <table:table-cell office:value-type="float" office:value="66.543000000000006" table:style-name="ce12">
            <text:p>67<text:s/></text:p>
          </table:table-cell>
          <table:table-cell office:value-type="float" office:value="54" table:style-name="ce12">
            <text:p>54<text:s/></text:p>
          </table:table-cell>
          <table:table-cell office:value-type="float" office:value="9.7000000000000003E-2" table:style-name="ce12">
            <text:p>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51270" table:style-name="ce12">
            <text:p>151,270<text:s/></text:p>
          </table:table-cell>
          <table:table-cell office:value-type="float" office:value="3094.335" table:style-name="ce12">
            <text:p>3,0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658" table:style-name="ce12">
            <text:p>18,658<text:s/></text:p>
          </table:table-cell>
          <table:table-cell office:value-type="float" office:value="81.45" table:style-name="ce12">
            <text:p>81<text:s/></text:p>
          </table:table-cell>
          <table:table-cell office:value-type="float" office:value="132548" table:style-name="ce12">
            <text:p>132,548<text:s/></text:p>
          </table:table-cell>
          <table:table-cell office:value-type="float" office:value="1344.144" table:style-name="ce12">
            <text:p>1,3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4636" table:style-name="ce12">
            <text:p>14,636<text:s/></text:p>
          </table:table-cell>
          <table:table-cell office:value-type="float" office:value="240.268" table:style-name="ce12">
            <text:p>2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6866" table:style-name="ce12">
            <text:p>606,866<text:s/></text:p>
          </table:table-cell>
          <table:table-cell office:value-type="float" office:value="7122.4639999999999" table:style-name="ce12">
            <text:p>7,122<text:s/></text:p>
          </table:table-cell>
          <table:table-cell office:value-type="float" office:value="7648" table:style-name="ce12">
            <text:p>7,648<text:s/></text:p>
          </table:table-cell>
          <table:table-cell office:value-type="float" office:value="33.040999999999997" table:style-name="ce12">
            <text:p>33<text:s/></text:p>
          </table:table-cell>
          <table:table-cell office:value-type="float" office:value="40800" table:style-name="ce12">
            <text:p>40,800<text:s/></text:p>
          </table:table-cell>
          <table:table-cell office:value-type="float" office:value="339.85500000000002" table:style-name="ce12">
            <text:p>3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8340" table:style-name="ce12">
            <text:p>198,340<text:s/></text:p>
          </table:table-cell>
          <table:table-cell office:value-type="float" office:value="141.214" table:style-name="ce12">
            <text:p>141<text:s/></text:p>
          </table:table-cell>
          <table:table-cell office:value-type="float" office:value="415248" table:style-name="ce12">
            <text:p>415,248<text:s/></text:p>
          </table:table-cell>
          <table:table-cell office:value-type="float" office:value="679.81200000000001" table:style-name="ce12">
            <text:p>680<text:s/></text:p>
          </table:table-cell>
          <table:table-cell office:value-type="float" office:value="486603" table:style-name="ce12">
            <text:p>486,603<text:s/></text:p>
          </table:table-cell>
          <table:table-cell office:value-type="float" office:value="680.51800000000003" table:style-name="ce12">
            <text:p>681<text:s/></text:p>
          </table:table-cell>
          <table:table-cell office:value-type="float" office:value="127920" table:style-name="ce12">
            <text:p>127,920<text:s/></text:p>
          </table:table-cell>
          <table:table-cell office:value-type="float" office:value="1346.3440000000001" table:style-name="ce12">
            <text:p>1,346<text:s/></text:p>
          </table:table-cell>
          <table:table-cell office:value-type="float" office:value="14496" table:style-name="ce12">
            <text:p>14,496<text:s/></text:p>
          </table:table-cell>
          <table:table-cell office:value-type="float" office:value="6.133" table:style-name="ce12">
            <text:p>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060" table:style-name="ce12">
            <text:p>27,060<text:s/></text:p>
          </table:table-cell>
          <table:table-cell office:value-type="float" office:value="270.15600000000001" table:style-name="ce12">
            <text:p>2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417600" table:style-name="ce12">
            <text:p>417,600<text:s/></text:p>
          </table:table-cell>
          <table:table-cell office:value-type="float" office:value="820.12199999999996" table:style-name="ce12">
            <text:p>8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606" table:style-name="ce12">
            <text:p>36,606<text:s/></text:p>
          </table:table-cell>
          <table:table-cell office:value-type="float" office:value="170.167" table:style-name="ce12">
            <text:p>170<text:s/></text:p>
          </table:table-cell>
          <table:table-cell office:value-type="float" office:value="1757" table:style-name="ce12">
            <text:p>1,757<text:s/></text:p>
          </table:table-cell>
          <table:table-cell office:value-type="float" office:value="12.932" table:style-name="ce12">
            <text:p>13<text:s/></text:p>
          </table:table-cell>
          <table:table-cell office:value-type="float" office:value="26" table:style-name="ce12">
            <text:p>26<text:s/></text:p>
          </table:table-cell>
          <table:table-cell office:value-type="float" office:value="0.11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" table:style-name="ce12">
            <text:p>300<text:s/></text:p>
          </table:table-cell>
          <table:table-cell office:value-type="float" office:value="3.0750000000000002" table:style-name="ce12">
            <text:p>3<text:s/></text:p>
          </table:table-cell>
          <table:table-cell office:value-type="float" office:value="2724" table:style-name="ce12">
            <text:p>2,724<text:s/></text:p>
          </table:table-cell>
          <table:table-cell office:value-type="float" office:value="273.71199999999999" table:style-name="ce12">
            <text:p>2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35228" table:style-name="ce12">
            <text:p>35,228<text:s/></text:p>
          </table:table-cell>
          <table:table-cell office:value-type="float" office:value="239.65" table:style-name="ce12">
            <text:p>2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849" table:style-name="ce12">
            <text:p>15,849<text:s/></text:p>
          </table:table-cell>
          <table:table-cell office:value-type="float" office:value="323.37299999999999" table:style-name="ce12">
            <text:p>323<text:s/></text:p>
          </table:table-cell>
          <table:table-cell office:value-type="float" office:value="62738" table:style-name="ce12">
            <text:p>62,738<text:s/></text:p>
          </table:table-cell>
          <table:table-cell office:value-type="float" office:value="470.12400000000002" table:style-name="ce12">
            <text:p>470<text:s/></text:p>
          </table:table-cell>
          <table:table-cell office:value-type="float" office:value="38580" table:style-name="ce12">
            <text:p>38,580<text:s/></text:p>
          </table:table-cell>
          <table:table-cell office:value-type="float" office:value="607.09199999999998" table:style-name="ce12">
            <text:p>607<text:s/></text:p>
          </table:table-cell>
          <table:table-cell office:value-type="float" office:value="8230" table:style-name="ce12">
            <text:p>8,230<text:s/></text:p>
          </table:table-cell>
          <table:table-cell office:value-type="float" office:value="62.152999999999999" table:style-name="ce12">
            <text:p>6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9609" table:style-name="ce13">
            <text:p>9,609<text:s/></text:p>
          </table:table-cell>
          <table:table-cell office:value-type="float" office:value="177.28" table:style-name="ce13">
            <text:p>177<text:s/></text:p>
          </table:table-cell>
          <table:table-cell office:value-type="float" office:value="30855" table:style-name="ce13">
            <text:p>30,855<text:s/></text:p>
          </table:table-cell>
          <table:table-cell office:value-type="float" office:value="644.37300000000005" table:style-name="ce13">
            <text:p>644<text:s/></text:p>
          </table:table-cell>
          <table:table-cell office:value-type="float" office:value="1374645" table:style-name="ce13">
            <text:p>1,374,645<text:s/></text:p>
          </table:table-cell>
          <table:table-cell office:value-type="float" office:value="6848.451" table:style-name="ce13">
            <text:p>6,848<text:s/></text:p>
          </table:table-cell>
          <table:table-cell office:value-type="float" office:value="235200" table:style-name="ce13">
            <text:p>235,200<text:s/></text:p>
          </table:table-cell>
          <table:table-cell office:value-type="float" office:value="7741.009" table:style-name="ce13">
            <text:p>7,741<text:s/></text:p>
          </table:table-cell>
          <table:table-cell office:value-type="float" office:value="10229" table:style-name="ce13">
            <text:p>10,229<text:s/></text:p>
          </table:table-cell>
          <table:table-cell office:value-type="float" office:value="146.94800000000001" table:style-name="ce13">
            <text:p>147<text:s/></text:p>
          </table:table-cell>
          <table:table-cell office:value-type="float" office:value="49831" table:style-name="ce13">
            <text:p>49,831<text:s/></text:p>
          </table:table-cell>
          <table:table-cell office:value-type="float" office:value="477.75400000000002" table:style-name="ce13">
            <text:p>478<text:s/></text:p>
          </table:table-cell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  <table:table table:name="國家別製品別水產貿易量值2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6">
            <text:p>8‧水產貿易量值 <text:s/>(1)進口</text:p>
          </table:table-cell>
          <table:covered-table-cell table:number-columns-repeated="2"/>
          <table:table-cell table:number-columns-repeated="4" table:style-name="ce26"/>
          <table:table-cell office:value-type="string" table:number-columns-spanned="6" table:number-rows-spanned="1" table:style-name="ce36">
            <text:p>8‧THE TRADE OF FISHERY PRODUCTS (1)IMPORT</text:p>
          </table:table-cell>
          <table:covered-table-cell table:number-columns-repeated="5"/>
          <table:table-cell table:number-columns-repeated="16371" table:style-name="ce26"/>
        </table:table-row>
        <table:table-row table:style-name="ro2">
          <table:table-cell table:style-name="ce26"/>
          <table:table-cell office:value-type="string" table:style-name="ce31">
            <text:p>(1.4)歷年國家別製品別貿易量值(總計價值前20名)(續)</text:p>
          </table:table-cell>
          <table:table-cell table:number-columns-repeated="3" table:style-name="ce31"/>
          <table:table-cell table:number-columns-repeated="2" table:style-name="ce26"/>
          <table:table-cell office:value-type="string" table:style-name="ce5">
            <text:p><text:s text:c="9"/>(1.4)By country and by product since 2004 (Value of Top 20)(Continued)</text:p>
          </table:table-cell>
          <table:table-cell table:style-name="ce5"/>
          <table:table-cell table:number-columns-repeated="2" table:style-name="ce26"/>
          <table:table-cell table:style-name="ce29"/>
          <table:table-cell table:style-name="ce26"/>
          <table:table-cell table:style-name="ce28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38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38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油脂</text:p>
          </table:table-cell>
          <table:covered-table-cell/>
          <table:table-cell office:value-type="string" table:number-columns-spanned="2" table:number-rows-spanned="1" table:style-name="ce34">
            <text:p>其他食用品</text:p>
          </table:table-cell>
          <table:covered-table-cell/>
          <table:table-cell office:value-type="string" table:number-columns-spanned="2" table:number-rows-spanned="1" table:style-name="ce34">
            <text:p>非食用品合計</text:p>
          </table:table-cell>
          <table:covered-table-cell/>
          <table:table-cell office:value-type="string" table:number-columns-spanned="2" table:number-rows-spanned="1" table:style-name="ce34">
            <text:p>孵化用卵</text:p>
          </table:table-cell>
          <table:covered-table-cell/>
          <table:table-cell office:value-type="string" table:number-columns-spanned="2" table:number-rows-spanned="1" table:style-name="ce34">
            <text:p>種苗(含種蝦)</text:p>
          </table:table-cell>
          <table:covered-table-cell/>
          <table:table-cell office:value-type="string" table:number-columns-spanned="2" table:number-rows-spanned="1" table:style-name="ce34">
            <text:p>活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8">
            <text:p>Product</text:p>
          </table:table-cell>
          <table:covered-table-cell/>
          <table:table-cell office:value-type="string" table:number-columns-spanned="2" table:number-rows-spanned="1" table:style-name="ce55">
            <text:p>OIL</text:p>
          </table:table-cell>
          <table:covered-table-cell/>
          <table:table-cell office:value-type="string" table:number-columns-spanned="2" table:number-rows-spanned="1" table:style-name="ce55">
            <text:p>OTH. EDIBLE</text:p>
          </table:table-cell>
          <table:covered-table-cell/>
          <table:table-cell office:value-type="string" table:number-columns-spanned="2" table:number-rows-spanned="1" table:style-name="ce55">
            <text:p>TOTAL OF NONEDIBLE</text:p>
          </table:table-cell>
          <table:covered-table-cell/>
          <table:table-cell office:value-type="string" table:number-columns-spanned="2" table:number-rows-spanned="1" table:style-name="ce55">
            <text:p>SPAWN,FERTILE</text:p>
          </table:table-cell>
          <table:covered-table-cell/>
          <table:table-cell office:value-type="string" table:number-columns-spanned="2" table:number-rows-spanned="1" table:style-name="ce55">
            <text:p>FRY</text:p>
          </table:table-cell>
          <table:covered-table-cell/>
          <table:table-cell office:value-type="string" table:number-columns-spanned="2" table:number-rows-spanned="1" table:style-name="ce55">
            <text:p>LIV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6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24"/>
        </table:table-row>
        <table:table-row table:style-name="ro3">
          <table:table-cell office:value-type="string" table:number-columns-spanned="2" table:number-rows-spanned="1" table:style-name="ce57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24"/>
        </table:table-row>
        <table:table-row table:style-name="ro4">
          <table:table-cell office:value-type="string" table:style-name="ce27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14856677" table:style-name="ce12">
            <text:p>14,856,677<text:s/></text:p>
          </table:table-cell>
          <table:table-cell office:value-type="float" office:value="10611.670539999999" table:style-name="ce12">
            <text:p>10,612<text:s/></text:p>
          </table:table-cell>
          <table:table-cell office:value-type="float" office:value="1248506" table:style-name="ce12">
            <text:p>1,248,506<text:s/></text:p>
          </table:table-cell>
          <table:table-cell office:value-type="float" office:value="6597.5168199999998" table:style-name="ce12">
            <text:p>6,598<text:s/></text:p>
          </table:table-cell>
          <table:table-cell office:value-type="float" office:value="220172192" table:formula="of:=  IF(SUM([.I9];[.K9];[.M9];['國家別製品別水產貿易量值3(續完)'.C9];['國家別製品別水產貿易量值3(續完)'.E9];['國家別製品別水產貿易量值3(續完)'.G9])=0;&quot;-&quot;;SUM([.I9];[.K9];[.M9];['國家別製品別水產貿易量值3(續完)'.C9];['國家別製品別水產貿易量值3(續完)'.E9];['國家別製品別水產貿易量值3(續完)'.G9]))" table:style-name="ce12">
            <text:p>220,172,192<text:s/></text:p>
          </table:table-cell>
          <table:table-cell office:value-type="float" office:value="205147.35719000001" table:formula="of:=  IF(SUM([.J9];[.L9];[.N9];['國家別製品別水產貿易量值3(續完)'.D9];['國家別製品別水產貿易量值3(續完)'.F9];['國家別製品別水產貿易量值3(續完)'.H9])=0;&quot;-&quot;;SUM([.J9];[.L9];[.N9];['國家別製品別水產貿易量值3(續完)'.D9];['國家別製品別水產貿易量值3(續完)'.F9];['國家別製品別水產貿易量值3(續完)'.H9]))" table:style-name="ce12">
            <text:p>205,147<text:s/></text:p>
          </table:table-cell>
          <table:table-cell office:value-type="float" office:value="144315" table:style-name="ce12">
            <text:p>144,315<text:s/></text:p>
          </table:table-cell>
          <table:table-cell office:value-type="float" office:value="989.97609" table:style-name="ce12">
            <text:p>990<text:s/></text:p>
          </table:table-cell>
          <table:table-cell office:value-type="float" office:value="189538" table:style-name="ce12">
            <text:p>189,538<text:s/></text:p>
          </table:table-cell>
          <table:table-cell office:value-type="float" office:value="1344.2575899999999" table:style-name="ce12">
            <text:p>1,344<text:s/></text:p>
          </table:table-cell>
          <table:table-cell office:value-type="float" office:value="64216" table:style-name="ce12">
            <text:p>64,216<text:s/></text:p>
          </table:table-cell>
          <table:table-cell office:value-type="float" office:value="1398.9740899999999" table:style-name="ce12">
            <text:p>1,39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24755083" table:style-name="ce12">
            <text:p>24,755,083<text:s/></text:p>
          </table:table-cell>
          <table:table-cell office:value-type="float" office:value="17388.163089999998" table:style-name="ce12">
            <text:p>17,388<text:s/></text:p>
          </table:table-cell>
          <table:table-cell office:value-type="float" office:value="1609946" table:style-name="ce12">
            <text:p>1,609,946<text:s/></text:p>
          </table:table-cell>
          <table:table-cell office:value-type="float" office:value="10521.82861" table:style-name="ce12">
            <text:p>10,522<text:s/></text:p>
          </table:table-cell>
          <table:table-cell office:value-type="float" office:value="160702307" table:formula="of:=  IF(SUM([.I10];[.K10];[.M10];['國家別製品別水產貿易量值3(續完)'.C10];['國家別製品別水產貿易量值3(續完)'.E10];['國家別製品別水產貿易量值3(續完)'.G10])=0;&quot;-&quot;;SUM([.I10];[.K10];[.M10];['國家別製品別水產貿易量值3(續完)'.C10];['國家別製品別水產貿易量值3(續完)'.E10];['國家別製品別水產貿易量值3(續完)'.G10]))" table:style-name="ce12">
            <text:p>160,702,307<text:s/></text:p>
          </table:table-cell>
          <table:table-cell office:value-type="float" office:value="175090.91609000001" table:formula="of:=  IF(SUM([.J10];[.L10];[.N10];['國家別製品別水產貿易量值3(續完)'.D10];['國家別製品別水產貿易量值3(續完)'.F10];['國家別製品別水產貿易量值3(續完)'.H10])=0;&quot;-&quot;;SUM([.J10];[.L10];[.N10];['國家別製品別水產貿易量值3(續完)'.D10];['國家別製品別水產貿易量值3(續完)'.F10];['國家別製品別水產貿易量值3(續完)'.H10]))" table:style-name="ce12">
            <text:p>175,091<text:s/></text:p>
          </table:table-cell>
          <table:table-cell office:value-type="float" office:value="147299" table:style-name="ce12">
            <text:p>147,299<text:s/></text:p>
          </table:table-cell>
          <table:table-cell office:value-type="float" office:value="1023.60749" table:style-name="ce12">
            <text:p>1,024<text:s/></text:p>
          </table:table-cell>
          <table:table-cell office:value-type="float" office:value="471549" table:style-name="ce12">
            <text:p>471,549<text:s/></text:p>
          </table:table-cell>
          <table:table-cell office:value-type="float" office:value="1509.2022300000001" table:style-name="ce12">
            <text:p>1,509<text:s/></text:p>
          </table:table-cell>
          <table:table-cell office:value-type="float" office:value="65132" table:style-name="ce12">
            <text:p>65,132<text:s/></text:p>
          </table:table-cell>
          <table:table-cell office:value-type="float" office:value="1321.9088099999999" table:style-name="ce12">
            <text:p>1,32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24942897" table:style-name="ce12">
            <text:p>24,942,897<text:s/></text:p>
          </table:table-cell>
          <table:table-cell office:value-type="float" office:value="24585.56265" table:style-name="ce12">
            <text:p>24,586<text:s/></text:p>
          </table:table-cell>
          <table:table-cell office:value-type="float" office:value="2171618" table:style-name="ce12">
            <text:p>2,171,618<text:s/></text:p>
          </table:table-cell>
          <table:table-cell office:value-type="float" office:value="13588.818960000001" table:style-name="ce12">
            <text:p>13,589<text:s/></text:p>
          </table:table-cell>
          <table:table-cell office:value-type="float" office:value="160534988" table:formula="of:=  IF(SUM([.I11];[.K11];[.M11];['國家別製品別水產貿易量值3(續完)'.C11];['國家別製品別水產貿易量值3(續完)'.E11];['國家別製品別水產貿易量值3(續完)'.G11])=0;&quot;-&quot;;SUM([.I11];[.K11];[.M11];['國家別製品別水產貿易量值3(續完)'.C11];['國家別製品別水產貿易量值3(續完)'.E11];['國家別製品別水產貿易量值3(續完)'.G11]))" table:style-name="ce12">
            <text:p>160,534,988<text:s/></text:p>
          </table:table-cell>
          <table:table-cell office:value-type="float" office:value="169142.18019999997" table:formula="of:=  IF(SUM([.J11];[.L11];[.N11];['國家別製品別水產貿易量值3(續完)'.D11];['國家別製品別水產貿易量值3(續完)'.F11];['國家別製品別水產貿易量值3(續完)'.H11])=0;&quot;-&quot;;SUM([.J11];[.L11];[.N11];['國家別製品別水產貿易量值3(續完)'.D11];['國家別製品別水產貿易量值3(續完)'.F11];['國家別製品別水產貿易量值3(續完)'.H11]))" table:style-name="ce12">
            <text:p>169,142<text:s/></text:p>
          </table:table-cell>
          <table:table-cell office:value-type="float" office:value="145621" table:style-name="ce12">
            <text:p>145,621<text:s/></text:p>
          </table:table-cell>
          <table:table-cell office:value-type="float" office:value="1070.3197399999999" table:style-name="ce12">
            <text:p>1,070<text:s/></text:p>
          </table:table-cell>
          <table:table-cell office:value-type="float" office:value="351077" table:style-name="ce12">
            <text:p>351,077<text:s/></text:p>
          </table:table-cell>
          <table:table-cell office:value-type="float" office:value="1431.1194700000001" table:style-name="ce12">
            <text:p>1,431<text:s/></text:p>
          </table:table-cell>
          <table:table-cell office:value-type="float" office:value="52383" table:style-name="ce12">
            <text:p>52,383<text:s/></text:p>
          </table:table-cell>
          <table:table-cell office:value-type="float" office:value="1312.89563" table:style-name="ce12">
            <text:p>1,313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34858373" table:style-name="ce12">
            <text:p>34,858,373<text:s/></text:p>
          </table:table-cell>
          <table:table-cell office:value-type="float" office:value="22531.36866" table:style-name="ce12">
            <text:p>22,531<text:s/></text:p>
          </table:table-cell>
          <table:table-cell office:value-type="float" office:value="1470733" table:style-name="ce12">
            <text:p>1,470,733<text:s/></text:p>
          </table:table-cell>
          <table:table-cell office:value-type="float" office:value="10914.37261" table:style-name="ce12">
            <text:p>10,914<text:s/></text:p>
          </table:table-cell>
          <table:table-cell office:value-type="float" office:value="199873246" table:formula="of:=  IF(SUM([.I12];[.K12];[.M12];['國家別製品別水產貿易量值3(續完)'.C12];['國家別製品別水產貿易量值3(續完)'.E12];['國家別製品別水產貿易量值3(續完)'.G12])=0;&quot;-&quot;;SUM([.I12];[.K12];[.M12];['國家別製品別水產貿易量值3(續完)'.C12];['國家別製品別水產貿易量值3(續完)'.E12];['國家別製品別水產貿易量值3(續完)'.G12]))" table:style-name="ce12">
            <text:p>199,873,246<text:s/></text:p>
          </table:table-cell>
          <table:table-cell office:value-type="float" office:value="209922.91523999997" table:formula="of:=  IF(SUM([.J12];[.L12];[.N12];['國家別製品別水產貿易量值3(續完)'.D12];['國家別製品別水產貿易量值3(續完)'.F12];['國家別製品別水產貿易量值3(續完)'.H12])=0;&quot;-&quot;;SUM([.J12];[.L12];[.N12];['國家別製品別水產貿易量值3(續完)'.D12];['國家別製品別水產貿易量值3(續完)'.F12];['國家別製品別水產貿易量值3(續完)'.H12]))" table:style-name="ce12">
            <text:p>209,923<text:s/></text:p>
          </table:table-cell>
          <table:table-cell office:value-type="float" office:value="70444" table:style-name="ce12">
            <text:p>70,444<text:s/></text:p>
          </table:table-cell>
          <table:table-cell office:value-type="float" office:value="627.58308999999997" table:style-name="ce12">
            <text:p>628<text:s/></text:p>
          </table:table-cell>
          <table:table-cell office:value-type="float" office:value="256214" table:style-name="ce12">
            <text:p>256,214<text:s/></text:p>
          </table:table-cell>
          <table:table-cell office:value-type="float" office:value="1959.7717399999999" table:style-name="ce12">
            <text:p>1,960<text:s/></text:p>
          </table:table-cell>
          <table:table-cell office:value-type="float" office:value="76260" table:style-name="ce12">
            <text:p>76,260<text:s/></text:p>
          </table:table-cell>
          <table:table-cell office:value-type="float" office:value="1249.4346599999999" table:style-name="ce12">
            <text:p>1,24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36015537" table:style-name="ce12">
            <text:p>36,015,537<text:s/></text:p>
          </table:table-cell>
          <table:table-cell office:value-type="float" office:value="28582.1" table:style-name="ce12">
            <text:p>28,582<text:s/></text:p>
          </table:table-cell>
          <table:table-cell office:value-type="float" office:value="2043320" table:style-name="ce12">
            <text:p>2,043,320<text:s/></text:p>
          </table:table-cell>
          <table:table-cell office:value-type="float" office:value="15440.3" table:style-name="ce12">
            <text:p>15,440<text:s/></text:p>
          </table:table-cell>
          <table:table-cell office:value-type="float" office:value="168276843" table:formula="of:=  IF(SUM([.I13];[.K13];[.M13];['國家別製品別水產貿易量值3(續完)'.C13];['國家別製品別水產貿易量值3(續完)'.E13];['國家別製品別水產貿易量值3(續完)'.G13])=0;&quot;-&quot;;SUM([.I13];[.K13];[.M13];['國家別製品別水產貿易量值3(續完)'.C13];['國家別製品別水產貿易量值3(續完)'.E13];['國家別製品別水產貿易量值3(續完)'.G13]))" table:style-name="ce12">
            <text:p>168,276,843<text:s/></text:p>
          </table:table-cell>
          <table:table-cell office:value-type="float" office:value="241205.80000000002" table:formula="of:=  IF(SUM([.J13];[.L13];[.N13];['國家別製品別水產貿易量值3(續完)'.D13];['國家別製品別水產貿易量值3(續完)'.F13];['國家別製品別水產貿易量值3(續完)'.H13])=0;&quot;-&quot;;SUM([.J13];[.L13];[.N13];['國家別製品別水產貿易量值3(續完)'.D13];['國家別製品別水產貿易量值3(續完)'.F13];['國家別製品別水產貿易量值3(續完)'.H13]))" table:style-name="ce12">
            <text:p>241,206<text:s/></text:p>
          </table:table-cell>
          <table:table-cell office:value-type="float" office:value="86145" table:style-name="ce12">
            <text:p>86,145<text:s/></text:p>
          </table:table-cell>
          <table:table-cell office:value-type="float" office:value="1192.2" table:style-name="ce12">
            <text:p>1,192<text:s/></text:p>
          </table:table-cell>
          <table:table-cell office:value-type="float" office:value="119268" table:style-name="ce12">
            <text:p>119,268<text:s/></text:p>
          </table:table-cell>
          <table:table-cell office:value-type="float" office:value="1504.2" table:style-name="ce12">
            <text:p>1,504<text:s/></text:p>
          </table:table-cell>
          <table:table-cell office:value-type="float" office:value="60236" table:style-name="ce12">
            <text:p>60,236<text:s/></text:p>
          </table:table-cell>
          <table:table-cell office:value-type="float" office:value="1368.2" table:style-name="ce12">
            <text:p>1,36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40287089" table:style-name="ce12">
            <text:p>40,287,089<text:s/></text:p>
          </table:table-cell>
          <table:table-cell office:value-type="float" office:value="44723.792000000001" table:style-name="ce12">
            <text:p>44,724<text:s/></text:p>
          </table:table-cell>
          <table:table-cell office:value-type="float" office:value="2619538" table:style-name="ce12">
            <text:p>2,619,538<text:s/></text:p>
          </table:table-cell>
          <table:table-cell office:value-type="float" office:value="14705.941999999999" table:style-name="ce12">
            <text:p>14,706<text:s/></text:p>
          </table:table-cell>
          <table:table-cell office:value-type="float" office:value="167630102" table:formula="of:=  IF(SUM([.I14];[.K14];[.M14];['國家別製品別水產貿易量值3(續完)'.C14];['國家別製品別水產貿易量值3(續完)'.E14];['國家別製品別水產貿易量值3(續完)'.G14])=0;&quot;-&quot;;SUM([.I14];[.K14];[.M14];['國家別製品別水產貿易量值3(續完)'.C14];['國家別製品別水產貿易量值3(續完)'.E14];['國家別製品別水產貿易量值3(續完)'.G14]))" table:style-name="ce12">
            <text:p>167,630,102<text:s/></text:p>
          </table:table-cell>
          <table:table-cell office:value-type="float" office:value="283218.89" table:formula="of:=  IF(SUM([.J14];[.L14];[.N14];['國家別製品別水產貿易量值3(續完)'.D14];['國家別製品別水產貿易量值3(續完)'.F14];['國家別製品別水產貿易量值3(續完)'.H14])=0;&quot;-&quot;;SUM([.J14];[.L14];[.N14];['國家別製品別水產貿易量值3(續完)'.D14];['國家別製品別水產貿易量值3(續完)'.F14];['國家別製品別水產貿易量值3(續完)'.H14]))" table:style-name="ce12">
            <text:p>283,219<text:s/></text:p>
          </table:table-cell>
          <table:table-cell office:value-type="float" office:value="100596" table:style-name="ce12">
            <text:p>100,596<text:s/></text:p>
          </table:table-cell>
          <table:table-cell office:value-type="float" office:value="1291.1659999999999" table:style-name="ce12">
            <text:p>1,291<text:s/></text:p>
          </table:table-cell>
          <table:table-cell office:value-type="float" office:value="234291" table:style-name="ce12">
            <text:p>234,291<text:s/></text:p>
          </table:table-cell>
          <table:table-cell office:value-type="float" office:value="2713.1909999999998" table:style-name="ce12">
            <text:p>2,713<text:s/></text:p>
          </table:table-cell>
          <table:table-cell office:value-type="float" office:value="60496" table:style-name="ce12">
            <text:p>60,496<text:s/></text:p>
          </table:table-cell>
          <table:table-cell office:value-type="float" office:value="1246.7380000000001" table:style-name="ce12">
            <text:p>1,24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46818083" table:style-name="ce12">
            <text:p>46,818,083<text:s/></text:p>
          </table:table-cell>
          <table:table-cell office:value-type="float" office:value="49392.947" table:style-name="ce12">
            <text:p>49,393<text:s/></text:p>
          </table:table-cell>
          <table:table-cell office:value-type="float" office:value="1780436" table:style-name="ce12">
            <text:p>1,780,436<text:s/></text:p>
          </table:table-cell>
          <table:table-cell office:value-type="float" office:value="12935.333000000001" table:style-name="ce12">
            <text:p>12,935<text:s/></text:p>
          </table:table-cell>
          <table:table-cell office:value-type="float" office:value="192255172" table:formula="of:=  IF(SUM([.I15];[.K15];[.M15];['國家別製品別水產貿易量值3(續完)'.C15];['國家別製品別水產貿易量值3(續完)'.E15];['國家別製品別水產貿易量值3(續完)'.G15])=0;&quot;-&quot;;SUM([.I15];[.K15];[.M15];['國家別製品別水產貿易量值3(續完)'.C15];['國家別製品別水產貿易量值3(續完)'.E15];['國家別製品別水產貿易量值3(續完)'.G15]))" table:style-name="ce12">
            <text:p>192,255,172<text:s/></text:p>
          </table:table-cell>
          <table:table-cell office:value-type="float" office:value="307263.60499999998" table:formula="of:=  IF(SUM([.J15];[.L15];[.N15];['國家別製品別水產貿易量值3(續完)'.D15];['國家別製品別水產貿易量值3(續完)'.F15];['國家別製品別水產貿易量值3(續完)'.H15])=0;&quot;-&quot;;SUM([.J15];[.L15];[.N15];['國家別製品別水產貿易量值3(續完)'.D15];['國家別製品別水產貿易量值3(續完)'.F15];['國家別製品別水產貿易量值3(續完)'.H15]))" table:style-name="ce12">
            <text:p>307,264<text:s/></text:p>
          </table:table-cell>
          <table:table-cell office:value-type="float" office:value="54428" table:style-name="ce12">
            <text:p>54,428<text:s/></text:p>
          </table:table-cell>
          <table:table-cell office:value-type="float" office:value="794.69" table:style-name="ce12">
            <text:p>795<text:s/></text:p>
          </table:table-cell>
          <table:table-cell office:value-type="float" office:value="200675" table:style-name="ce12">
            <text:p>200,675<text:s/></text:p>
          </table:table-cell>
          <table:table-cell office:value-type="float" office:value="2033.7449999999999" table:style-name="ce12">
            <text:p>2,034<text:s/></text:p>
          </table:table-cell>
          <table:table-cell office:value-type="float" office:value="54334" table:style-name="ce12">
            <text:p>54,334<text:s/></text:p>
          </table:table-cell>
          <table:table-cell office:value-type="float" office:value="1172.479" table:style-name="ce12">
            <text:p>1,17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37201930" table:style-name="ce12">
            <text:p>37,201,930<text:s/></text:p>
          </table:table-cell>
          <table:table-cell office:value-type="float" office:value="37732.14" table:style-name="ce12">
            <text:p>37,732<text:s/></text:p>
          </table:table-cell>
          <table:table-cell office:value-type="float" office:value="4705811" table:style-name="ce12">
            <text:p>4,705,811<text:s/></text:p>
          </table:table-cell>
          <table:table-cell office:value-type="float" office:value="16989.120999999999" table:style-name="ce12">
            <text:p>16,989<text:s/></text:p>
          </table:table-cell>
          <table:table-cell office:value-type="float" office:value="144300798" table:formula="of:=  IF(SUM([.I16];[.K16];[.M16];['國家別製品別水產貿易量值3(續完)'.C16];['國家別製品別水產貿易量值3(續完)'.E16];['國家別製品別水產貿易量值3(續完)'.G16])=0;&quot;-&quot;;SUM([.I16];[.K16];[.M16];['國家別製品別水產貿易量值3(續完)'.C16];['國家別製品別水產貿易量值3(續完)'.E16];['國家別製品別水產貿易量值3(續完)'.G16]))" table:style-name="ce12">
            <text:p>144,300,798<text:s/></text:p>
          </table:table-cell>
          <table:table-cell office:value-type="float" office:value="269878.61399999994" table:formula="of:=  IF(SUM([.J16];[.L16];[.N16];['國家別製品別水產貿易量值3(續完)'.D16];['國家別製品別水產貿易量值3(續完)'.F16];['國家別製品別水產貿易量值3(續完)'.H16])=0;&quot;-&quot;;SUM([.J16];[.L16];[.N16];['國家別製品別水產貿易量值3(續完)'.D16];['國家別製品別水產貿易量值3(續完)'.F16];['國家別製品別水產貿易量值3(續完)'.H16]))" table:style-name="ce12">
            <text:p>269,879<text:s/></text:p>
          </table:table-cell>
          <table:table-cell office:value-type="float" office:value="71823" table:style-name="ce12">
            <text:p>71,823<text:s/></text:p>
          </table:table-cell>
          <table:table-cell office:value-type="float" office:value="1344.913" table:style-name="ce12">
            <text:p>1,345<text:s/></text:p>
          </table:table-cell>
          <table:table-cell office:value-type="float" office:value="104762" table:style-name="ce12">
            <text:p>104,762<text:s/></text:p>
          </table:table-cell>
          <table:table-cell office:value-type="float" office:value="1561.866" table:style-name="ce12">
            <text:p>1,562<text:s/></text:p>
          </table:table-cell>
          <table:table-cell office:value-type="float" office:value="55623" table:style-name="ce12">
            <text:p>55,623<text:s/></text:p>
          </table:table-cell>
          <table:table-cell office:value-type="float" office:value="1189.3409999999999" table:style-name="ce12">
            <text:p>1,18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24627074" table:style-name="ce12">
            <text:p>24,627,074<text:s/></text:p>
          </table:table-cell>
          <table:table-cell office:value-type="float" office:value="27367.946" table:style-name="ce12">
            <text:p>27,368<text:s/></text:p>
          </table:table-cell>
          <table:table-cell office:value-type="float" office:value="5793836" table:style-name="ce12">
            <text:p>5,793,836<text:s/></text:p>
          </table:table-cell>
          <table:table-cell office:value-type="float" office:value="17455.401999999998" table:style-name="ce12">
            <text:p>17,455<text:s/></text:p>
          </table:table-cell>
          <table:table-cell office:value-type="float" office:value="169324667" table:formula="of:=  IF(SUM([.I17];[.K17];[.M17];['國家別製品別水產貿易量值3(續完)'.C17];['國家別製品別水產貿易量值3(續完)'.E17];['國家別製品別水產貿易量值3(續完)'.G17])=0;&quot;-&quot;;SUM([.I17];[.K17];[.M17];['國家別製品別水產貿易量值3(續完)'.C17];['國家別製品別水產貿易量值3(續完)'.E17];['國家別製品別水產貿易量值3(續完)'.G17]))" table:style-name="ce12">
            <text:p>169,324,667<text:s/></text:p>
          </table:table-cell>
          <table:table-cell office:value-type="float" office:value="310270.05600000004" table:formula="of:=  IF(SUM([.J17];[.L17];[.N17];['國家別製品別水產貿易量值3(續完)'.D17];['國家別製品別水產貿易量值3(續完)'.F17];['國家別製品別水產貿易量值3(續完)'.H17])=0;&quot;-&quot;;SUM([.J17];[.L17];[.N17];['國家別製品別水產貿易量值3(續完)'.D17];['國家別製品別水產貿易量值3(續完)'.F17];['國家別製品別水產貿易量值3(續完)'.H17]))" table:style-name="ce12">
            <text:p>310,270<text:s/></text:p>
          </table:table-cell>
          <table:table-cell office:value-type="float" office:value="54206" table:style-name="ce12">
            <text:p>54,206<text:s/></text:p>
          </table:table-cell>
          <table:table-cell office:value-type="float" office:value="1020.8339999999999" table:style-name="ce12">
            <text:p>1,021<text:s/></text:p>
          </table:table-cell>
          <table:table-cell office:value-type="float" office:value="115971" table:style-name="ce12">
            <text:p>115,971<text:s/></text:p>
          </table:table-cell>
          <table:table-cell office:value-type="float" office:value="3615.902" table:style-name="ce12">
            <text:p>3,616<text:s/></text:p>
          </table:table-cell>
          <table:table-cell office:value-type="float" office:value="65282" table:style-name="ce12">
            <text:p>65,282<text:s/></text:p>
          </table:table-cell>
          <table:table-cell office:value-type="float" office:value="1277.2170000000001" table:style-name="ce12">
            <text:p>1,277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8743911" table:style-name="ce12">
            <text:p>8,743,911<text:s/></text:p>
          </table:table-cell>
          <table:table-cell office:value-type="float" office:value="11290.294" table:style-name="ce12">
            <text:p>11,290<text:s/></text:p>
          </table:table-cell>
          <table:table-cell office:value-type="float" office:value="5372190" table:style-name="ce12">
            <text:p>5,372,190<text:s/></text:p>
          </table:table-cell>
          <table:table-cell office:value-type="float" office:value="22831.322" table:style-name="ce12">
            <text:p>22,831<text:s/></text:p>
          </table:table-cell>
          <table:table-cell office:value-type="float" office:value="152919544" table:formula="of:=  IF(SUM([.I18];[.K18];[.M18];['國家別製品別水產貿易量值3(續完)'.C18];['國家別製品別水產貿易量值3(續完)'.E18];['國家別製品別水產貿易量值3(續完)'.G18])=0;&quot;-&quot;;SUM([.I18];[.K18];[.M18];['國家別製品別水產貿易量值3(續完)'.C18];['國家別製品別水產貿易量值3(續完)'.E18];['國家別製品別水產貿易量值3(續完)'.G18]))" table:style-name="ce12">
            <text:p>152,919,544<text:s/></text:p>
          </table:table-cell>
          <table:table-cell office:value-type="float" office:value="316222.67700000003" table:formula="of:=  IF(SUM([.J18];[.L18];[.N18];['國家別製品別水產貿易量值3(續完)'.D18];['國家別製品別水產貿易量值3(續完)'.F18];['國家別製品別水產貿易量值3(續完)'.H18])=0;&quot;-&quot;;SUM([.J18];[.L18];[.N18];['國家別製品別水產貿易量值3(續完)'.D18];['國家別製品別水產貿易量值3(續完)'.F18];['國家別製品別水產貿易量值3(續完)'.H18]))" table:style-name="ce12">
            <text:p>316,223<text:s/></text:p>
          </table:table-cell>
          <table:table-cell office:value-type="float" office:value="74874" table:style-name="ce12">
            <text:p>74,874<text:s/></text:p>
          </table:table-cell>
          <table:table-cell office:value-type="float" office:value="1066.6980000000001" table:style-name="ce12">
            <text:p>1,067<text:s/></text:p>
          </table:table-cell>
          <table:table-cell office:value-type="float" office:value="154717" table:style-name="ce12">
            <text:p>154,717<text:s/></text:p>
          </table:table-cell>
          <table:table-cell office:value-type="float" office:value="2553.634" table:style-name="ce12">
            <text:p>2,554<text:s/></text:p>
          </table:table-cell>
          <table:table-cell office:value-type="float" office:value="66032" table:style-name="ce12">
            <text:p>66,032<text:s/></text:p>
          </table:table-cell>
          <table:table-cell office:value-type="float" office:value="1349.9749999999999" table:style-name="ce12">
            <text:p>1,350<text:s/></text:p>
          </table:table-cell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8" table:style-name="ce12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8399589" table:formula="of:=  IF(SUM([.C23:.C43])=0;&quot;-&quot;;SUM([.C23:.C43]))" table:style-name="ce12">
            <text:p>8,399,589<text:s/></text:p>
          </table:table-cell>
          <table:table-cell office:value-type="float" office:value="11867.108999999999" table:formula="of:=  IF(SUM([.D23:.D43])=0;&quot;-&quot;;SUM([.D23:.D43]))" table:style-name="ce12">
            <text:p>11,867<text:s/></text:p>
          </table:table-cell>
          <table:table-cell office:value-type="float" office:value="5477277" table:formula="of:=  IF(SUM([.E23:.E43])=0;&quot;-&quot;;SUM([.E23:.E43]))" table:style-name="ce12">
            <text:p>5,477,277<text:s/></text:p>
          </table:table-cell>
          <table:table-cell office:value-type="float" office:value="20064.791000000001" table:formula="of:=  IF(SUM([.F23:.F43])=0;&quot;-&quot;;SUM([.F23:.F43]))" table:style-name="ce12">
            <text:p>20,065<text:s/></text:p>
          </table:table-cell>
          <table:table-cell office:value-type="float" office:value="137251070" table:formula="of:=  IF(SUM([.G23:.G43])=0;&quot;-&quot;;SUM([.G23:.G43]))" table:style-name="ce12">
            <text:p>137,251,070<text:s/></text:p>
          </table:table-cell>
          <table:table-cell office:value-type="float" office:value="275230.37200000003" table:formula="of:=  IF(SUM([.H23:.H43])=0;&quot;-&quot;;SUM([.H23:.H43]))" table:style-name="ce12">
            <text:p>275,230<text:s/></text:p>
          </table:table-cell>
          <table:table-cell office:value-type="float" office:value="66476" table:formula="of:=  IF(SUM([.I23:.I43])=0;&quot;-&quot;;SUM([.I23:.I43]))" table:style-name="ce12">
            <text:p>66,476<text:s/></text:p>
          </table:table-cell>
          <table:table-cell office:value-type="float" office:value="1023.7189999999999" table:formula="of:=  IF(SUM([.J23:.J43])=0;&quot;-&quot;;SUM([.J23:.J43]))" table:style-name="ce12">
            <text:p>1,024<text:s/></text:p>
          </table:table-cell>
          <table:table-cell office:value-type="float" office:value="78548" table:formula="of:=  IF(SUM([.K23:.K43])=0;&quot;-&quot;;SUM([.K23:.K43]))" table:style-name="ce12">
            <text:p>78,548<text:s/></text:p>
          </table:table-cell>
          <table:table-cell office:value-type="float" office:value="2153.357" table:formula="of:=  IF(SUM([.L23:.L43])=0;&quot;-&quot;;SUM([.L23:.L43]))" table:style-name="ce12">
            <text:p>2,153<text:s/></text:p>
          </table:table-cell>
          <table:table-cell office:value-type="float" office:value="71290" table:formula="of:=  IF(SUM([.M23:.M43])=0;&quot;-&quot;;SUM([.M23:.M43]))" table:style-name="ce12">
            <text:p>71,290<text:s/></text:p>
          </table:table-cell>
          <table:table-cell office:value-type="float" office:value="1466.1609999999998" table:formula="of:=  IF(SUM([.N23:.N43])=0;&quot;-&quot;;SUM([.N23:.N43]))" table:style-name="ce12">
            <text:p>1,46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230" table:style-name="ce12">
            <text:p>3,230<text:s/></text:p>
          </table:table-cell>
          <table:table-cell office:value-type="float" office:value="56.738999999999997" table:style-name="ce12">
            <text:p>57<text:s/></text:p>
          </table:table-cell>
          <table:table-cell office:value-type="float" office:value="1647526" table:style-name="ce12">
            <text:p>1,647,526<text:s/></text:p>
          </table:table-cell>
          <table:table-cell office:value-type="float" office:value="1789.066" table:style-name="ce12">
            <text:p>1,789<text:s/></text:p>
          </table:table-cell>
          <table:table-cell office:value-type="float" office:value="727355" table:formula="of:=  IF(SUM([.I23];[.K23];[.M23];['國家別製品別水產貿易量值3(續完)'.C23];['國家別製品別水產貿易量值3(續完)'.E23];['國家別製品別水產貿易量值3(續完)'.G23])=0;&quot;-&quot;;SUM([.I23];[.K23];[.M23];['國家別製品別水產貿易量值3(續完)'.C23];['國家別製品別水產貿易量值3(續完)'.E23];['國家別製品別水產貿易量值3(續完)'.G23]))" table:style-name="ce12">
            <text:p>727,355<text:s/></text:p>
          </table:table-cell>
          <table:table-cell office:value-type="float" office:value="25682.895" table:formula="of:=  IF(SUM([.J23];[.L23];[.N23];['國家別製品別水產貿易量值3(續完)'.D23];['國家別製品別水產貿易量值3(續完)'.F23];['國家別製品別水產貿易量值3(續完)'.H23])=0;&quot;-&quot;;SUM([.J23];[.L23];[.N23];['國家別製品別水產貿易量值3(續完)'.D23];['國家別製品別水產貿易量值3(續完)'.F23];['國家別製品別水產貿易量值3(續完)'.H23]))" table:style-name="ce12">
            <text:p>25,683<text:s/></text:p>
          </table:table-cell>
          <table:table-cell office:value-type="float" office:value="33526" table:style-name="ce12">
            <text:p>33,526<text:s/></text:p>
          </table:table-cell>
          <table:table-cell office:value-type="float" office:value="338.55399999999997" table:style-name="ce12">
            <text:p>339<text:s/></text:p>
          </table:table-cell>
          <table:table-cell office:value-type="float" office:value="28025" table:style-name="ce12">
            <text:p>28,025<text:s/></text:p>
          </table:table-cell>
          <table:table-cell office:value-type="float" office:value="205.238" table:style-name="ce12">
            <text:p>205<text:s/></text:p>
          </table:table-cell>
          <table:table-cell office:value-type="float" office:value="51574" table:style-name="ce12">
            <text:p>51,574<text:s/></text:p>
          </table:table-cell>
          <table:table-cell office:value-type="float" office:value="339.80799999999999" table:style-name="ce12">
            <text:p>34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841" table:style-name="ce12">
            <text:p>841<text:s/></text:p>
          </table:table-cell>
          <table:table-cell office:value-type="float" office:value="13.342000000000001" table:style-name="ce12">
            <text:p>13<text:s/></text:p>
          </table:table-cell>
          <table:table-cell office:value-type="float" office:value="25318" table:style-name="ce12">
            <text:p>25,318<text:s/></text:p>
          </table:table-cell>
          <table:table-cell office:value-type="float" office:value="39.774000000000001" table:style-name="ce12">
            <text:p>40<text:s/></text:p>
          </table:table-cell>
          <table:table-cell office:value-type="float" office:value="1109000" table:formula="of:=  IF(SUM([.I24];[.K24];[.M24];['國家別製品別水產貿易量值3(續完)'.C24];['國家別製品別水產貿易量值3(續完)'.E24];['國家別製品別水產貿易量值3(續完)'.G24])=0;&quot;-&quot;;SUM([.I24];[.K24];[.M24];['國家別製品別水產貿易量值3(續完)'.C24];['國家別製品別水產貿易量值3(續完)'.E24];['國家別製品別水產貿易量值3(續完)'.G24]))" table:style-name="ce12">
            <text:p>1,109,000<text:s/></text:p>
          </table:table-cell>
          <table:table-cell office:value-type="float" office:value="2076.9760000000001" table:formula="of:=  IF(SUM([.J24];[.L24];[.N24];['國家別製品別水產貿易量值3(續完)'.D24];['國家別製品別水產貿易量值3(續完)'.F24];['國家別製品別水產貿易量值3(續完)'.H24])=0;&quot;-&quot;;SUM([.J24];[.L24];[.N24];['國家別製品別水產貿易量值3(續完)'.D24];['國家別製品別水產貿易量值3(續完)'.F24];['國家別製品別水產貿易量值3(續完)'.H24]))" table:style-name="ce12">
            <text:p>2,0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5460" table:style-name="ce12">
            <text:p>5,460<text:s/></text:p>
          </table:table-cell>
          <table:table-cell office:value-type="float" office:value="231.71299999999999" table:style-name="ce12">
            <text:p>232<text:s/></text:p>
          </table:table-cell>
          <table:table-cell office:value-type="float" office:value="463945" table:style-name="ce12">
            <text:p>463,945<text:s/></text:p>
          </table:table-cell>
          <table:table-cell office:value-type="float" office:value="744.14200000000005" table:style-name="ce12">
            <text:p>744<text:s/></text:p>
          </table:table-cell>
          <table:table-cell office:value-type="float" office:value="4267913" table:formula="of:=  IF(SUM([.I25];[.K25];[.M25];['國家別製品別水產貿易量值3(續完)'.C25];['國家別製品別水產貿易量值3(續完)'.E25];['國家別製品別水產貿易量值3(續完)'.G25])=0;&quot;-&quot;;SUM([.I25];[.K25];[.M25];['國家別製品別水產貿易量值3(續完)'.C25];['國家別製品別水產貿易量值3(續完)'.E25];['國家別製品別水產貿易量值3(續完)'.G25]))" table:style-name="ce12">
            <text:p>4,267,913<text:s/></text:p>
          </table:table-cell>
          <table:table-cell office:value-type="float" office:value="63313.106" table:formula="of:=  IF(SUM([.J25];[.L25];[.N25];['國家別製品別水產貿易量值3(續完)'.D25];['國家別製品別水產貿易量值3(續完)'.F25];['國家別製品別水產貿易量值3(續完)'.H25])=0;&quot;-&quot;;SUM([.J25];[.L25];[.N25];['國家別製品別水產貿易量值3(續完)'.D25];['國家別製品別水產貿易量值3(續完)'.F25];['國家別製品別水產貿易量值3(續完)'.H25]))" table:style-name="ce12">
            <text:p>63,3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032" table:style-name="ce12">
            <text:p>19,032<text:s/></text:p>
          </table:table-cell>
          <table:table-cell office:value-type="float" office:value="534.01099999999997" table:style-name="ce12">
            <text:p>534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4.9790000000000001" table:style-name="ce12">
            <text:p>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076" table:style-name="ce12">
            <text:p>44,076<text:s/></text:p>
          </table:table-cell>
          <table:table-cell office:value-type="float" office:value="192.13300000000001" table:style-name="ce12">
            <text:p>192<text:s/></text:p>
          </table:table-cell>
          <table:table-cell office:value-type="float" office:value="14666539" table:formula="of:=  IF(SUM([.I26];[.K26];[.M26];['國家別製品別水產貿易量值3(續完)'.C26];['國家別製品別水產貿易量值3(續完)'.E26];['國家別製品別水產貿易量值3(續完)'.G26])=0;&quot;-&quot;;SUM([.I26];[.K26];[.M26];['國家別製品別水產貿易量值3(續完)'.C26];['國家別製品別水產貿易量值3(續完)'.E26];['國家別製品別水產貿易量值3(續完)'.G26]))" table:style-name="ce12">
            <text:p>14,666,539<text:s/></text:p>
          </table:table-cell>
          <table:table-cell office:value-type="float" office:value="17345.334999999999" table:formula="of:=  IF(SUM([.J26];[.L26];[.N26];['國家別製品別水產貿易量值3(續完)'.D26];['國家別製品別水產貿易量值3(續完)'.F26];['國家別製品別水產貿易量值3(續完)'.H26])=0;&quot;-&quot;;SUM([.J26];[.L26];[.N26];['國家別製品別水產貿易量值3(續完)'.D26];['國家別製品別水產貿易量值3(續完)'.F26];['國家別製品別水產貿易量值3(續完)'.H26]))" table:style-name="ce12">
            <text:p>17,3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.2930000000000001" table:style-name="ce12">
            <text:p>3<text:s/></text:p>
          </table:table-cell>
          <table:table-cell office:value-type="float" office:value="43" table:style-name="ce12">
            <text:p>43<text:s/></text:p>
          </table:table-cell>
          <table:table-cell office:value-type="float" office:value="1.671" table:style-name="ce12">
            <text:p>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587" table:style-name="ce12">
            <text:p>93,587<text:s/></text:p>
          </table:table-cell>
          <table:table-cell office:value-type="float" office:value="217.03899999999999" table:style-name="ce12">
            <text:p>217<text:s/></text:p>
          </table:table-cell>
          <table:table-cell office:value-type="float" office:value="1278167" table:formula="of:=  IF(SUM([.I27];[.K27];[.M27];['國家別製品別水產貿易量值3(續完)'.C27];['國家別製品別水產貿易量值3(續完)'.E27];['國家別製品別水產貿易量值3(續完)'.G27])=0;&quot;-&quot;;SUM([.I27];[.K27];[.M27];['國家別製品別水產貿易量值3(續完)'.C27];['國家別製品別水產貿易量值3(續完)'.E27];['國家別製品別水產貿易量值3(續完)'.G27]))" table:style-name="ce12">
            <text:p>1,278,167<text:s/></text:p>
          </table:table-cell>
          <table:table-cell office:value-type="float" office:value="1686.3530000000003" table:formula="of:=  IF(SUM([.J27];[.L27];[.N27];['國家別製品別水產貿易量值3(續完)'.D27];['國家別製品別水產貿易量值3(續完)'.F27];['國家別製品別水產貿易量值3(續完)'.H27])=0;&quot;-&quot;;SUM([.J27];[.L27];[.N27];['國家別製品別水產貿易量值3(續完)'.D27];['國家別製品別水產貿易量值3(續完)'.F27];['國家別製品別水產貿易量值3(續完)'.H27]))" table:style-name="ce12">
            <text:p>1,6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50" table:style-name="ce12">
            <text:p>7,350<text:s/></text:p>
          </table:table-cell>
          <table:table-cell office:value-type="float" office:value="110.566" table:style-name="ce12">
            <text:p>111<text:s/></text:p>
          </table:table-cell>
          <table:table-cell office:value-type="float" office:value="2987" table:style-name="ce12">
            <text:p>2,987<text:s/></text:p>
          </table:table-cell>
          <table:table-cell office:value-type="float" office:value="391.774" table:style-name="ce12">
            <text:p>39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5038380" table:style-name="ce12">
            <text:p>5,038,380<text:s/></text:p>
          </table:table-cell>
          <table:table-cell office:value-type="float" office:value="5798.22" table:style-name="ce12">
            <text:p>5,7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73740" table:formula="of:=  IF(SUM([.I28];[.K28];[.M28];['國家別製品別水產貿易量值3(續完)'.C28];['國家別製品別水產貿易量值3(續完)'.E28];['國家別製品別水產貿易量值3(續完)'.G28])=0;&quot;-&quot;;SUM([.I28];[.K28];[.M28];['國家別製品別水產貿易量值3(續完)'.C28];['國家別製品別水產貿易量值3(續完)'.E28];['國家別製品別水產貿易量值3(續完)'.G28]))" table:style-name="ce12">
            <text:p>9,273,740<text:s/></text:p>
          </table:table-cell>
          <table:table-cell office:value-type="float" office:value="15124.575000000001" table:formula="of:=  IF(SUM([.J28];[.L28];[.N28];['國家別製品別水產貿易量值3(續完)'.D28];['國家別製品別水產貿易量值3(續完)'.F28];['國家別製品別水產貿易量值3(續完)'.H28])=0;&quot;-&quot;;SUM([.J28];[.L28];[.N28];['國家別製品別水產貿易量值3(續完)'.D28];['國家別製品別水產貿易量值3(續完)'.F28];['國家別製品別水產貿易量值3(續完)'.H28]))" table:style-name="ce12">
            <text:p>15,1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970" table:style-name="ce12">
            <text:p>41,970<text:s/></text:p>
          </table:table-cell>
          <table:table-cell office:value-type="float" office:value="205.554" table:style-name="ce12">
            <text:p>206<text:s/></text:p>
          </table:table-cell>
          <table:table-cell office:value-type="float" office:value="11249738" table:formula="of:=  IF(SUM([.I29];[.K29];[.M29];['國家別製品別水產貿易量值3(續完)'.C29];['國家別製品別水產貿易量值3(續完)'.E29];['國家別製品別水產貿易量值3(續完)'.G29])=0;&quot;-&quot;;SUM([.I29];[.K29];[.M29];['國家別製品別水產貿易量值3(續完)'.C29];['國家別製品別水產貿易量值3(續完)'.E29];['國家別製品別水產貿易量值3(續完)'.G29]))" table:style-name="ce12">
            <text:p>11,249,738<text:s/></text:p>
          </table:table-cell>
          <table:table-cell office:value-type="float" office:value="14060.748" table:formula="of:=  IF(SUM([.J29];[.L29];[.N29];['國家別製品別水產貿易量值3(續完)'.D29];['國家別製品別水產貿易量值3(續完)'.F29];['國家別製品別水產貿易量值3(續完)'.H29])=0;&quot;-&quot;;SUM([.J29];[.L29];[.N29];['國家別製品別水產貿易量值3(續完)'.D29];['國家別製品別水產貿易量值3(續完)'.F29];['國家別製品別水產貿易量值3(續完)'.H29]))" table:style-name="ce12">
            <text:p>14,0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99" table:style-name="ce12">
            <text:p>7,599<text:s/></text:p>
          </table:table-cell>
          <table:table-cell office:value-type="float" office:value="81.126000000000005" table:style-name="ce12">
            <text:p>81<text:s/></text:p>
          </table:table-cell>
          <table:table-cell office:value-type="float" office:value="8148" table:style-name="ce12">
            <text:p>8,148<text:s/></text:p>
          </table:table-cell>
          <table:table-cell office:value-type="float" office:value="247.839" table:style-name="ce12">
            <text:p>24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125" table:style-name="ce12">
            <text:p>125<text:s/></text:p>
          </table:table-cell>
          <table:table-cell office:value-type="float" office:value="5.0430000000000001" table:style-name="ce12">
            <text:p>5<text:s/></text:p>
          </table:table-cell>
          <table:table-cell office:value-type="float" office:value="720" table:style-name="ce12">
            <text:p>720<text:s/></text:p>
          </table:table-cell>
          <table:table-cell office:value-type="float" office:value="0.58399999999999996" table:style-name="ce12">
            <text:p>1<text:s/></text:p>
          </table:table-cell>
          <table:table-cell office:value-type="float" office:value="6033258" table:formula="of:=  IF(SUM([.I30];[.K30];[.M30];['國家別製品別水產貿易量值3(續完)'.C30];['國家別製品別水產貿易量值3(續完)'.E30];['國家別製品別水產貿易量值3(續完)'.G30])=0;&quot;-&quot;;SUM([.I30];[.K30];[.M30];['國家別製品別水產貿易量值3(續完)'.C30];['國家別製品別水產貿易量值3(續完)'.E30];['國家別製品別水產貿易量值3(續完)'.G30]))" table:style-name="ce12">
            <text:p>6,033,258<text:s/></text:p>
          </table:table-cell>
          <table:table-cell office:value-type="float" office:value="8849.7800000000007" table:formula="of:=  IF(SUM([.J30];[.L30];[.N30];['國家別製品別水產貿易量值3(續完)'.D30];['國家別製品別水產貿易量值3(續完)'.F30];['國家別製品別水產貿易量值3(續完)'.H30])=0;&quot;-&quot;;SUM([.J30];[.L30];[.N30];['國家別製品別水產貿易量值3(續完)'.D30];['國家別製品別水產貿易量值3(續完)'.F30];['國家別製品別水產貿易量值3(續完)'.H30]))" table:style-name="ce12">
            <text:p>8,85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2963105" table:style-name="ce12">
            <text:p>2,963,105<text:s/></text:p>
          </table:table-cell>
          <table:table-cell office:value-type="float" office:value="4453.5249999999996" table:style-name="ce12">
            <text:p>4,454<text:s/></text:p>
          </table:table-cell>
          <table:table-cell office:value-type="float" office:value="272170" table:style-name="ce12">
            <text:p>272,170<text:s/></text:p>
          </table:table-cell>
          <table:table-cell office:value-type="float" office:value="3973.6860000000001" table:style-name="ce12">
            <text:p>3,974<text:s/></text:p>
          </table:table-cell>
          <table:table-cell office:value-type="float" office:value="9147321" table:formula="of:=  IF(SUM([.I31];[.K31];[.M31];['國家別製品別水產貿易量值3(續完)'.C31];['國家別製品別水產貿易量值3(續完)'.E31];['國家別製品別水產貿易量值3(續完)'.G31])=0;&quot;-&quot;;SUM([.I31];[.K31];[.M31];['國家別製品別水產貿易量值3(續完)'.C31];['國家別製品別水產貿易量值3(續完)'.E31];['國家別製品別水產貿易量值3(續完)'.G31]))" table:style-name="ce12">
            <text:p>9,147,321<text:s/></text:p>
          </table:table-cell>
          <table:table-cell office:value-type="float" office:value="10383.925999999999" table:formula="of:=  IF(SUM([.J31];[.L31];[.N31];['國家別製品別水產貿易量值3(續完)'.D31];['國家別製品別水產貿易量值3(續完)'.F31];['國家別製品別水產貿易量值3(續完)'.H31])=0;&quot;-&quot;;SUM([.J31];[.L31];[.N31];['國家別製品別水產貿易量值3(續完)'.D31];['國家別製品別水產貿易量值3(續完)'.F31];['國家別製品別水產貿易量值3(續完)'.H31]))" table:style-name="ce12">
            <text:p>10,384<text:s/></text:p>
          </table:table-cell>
          <table:table-cell office:value-type="float" office:value="24646" table:style-name="ce12">
            <text:p>24,646<text:s/></text:p>
          </table:table-cell>
          <table:table-cell office:value-type="float" office:value="529.05899999999997" table:style-name="ce12">
            <text:p>529<text:s/></text:p>
          </table:table-cell>
          <table:table-cell office:value-type="float" office:value="855" table:style-name="ce12">
            <text:p>855<text:s/></text:p>
          </table:table-cell>
          <table:table-cell office:value-type="float" office:value="70.634" table:style-name="ce12">
            <text:p>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" table:style-name="ce12">
            <text:p>40<text:s/></text:p>
          </table:table-cell>
          <table:table-cell office:value-type="float" office:value="0.92400000000000004" table:style-name="ce12">
            <text:p>1<text:s/></text:p>
          </table:table-cell>
          <table:table-cell office:value-type="string" office:string-value="-" table:formula="of:=  IF(SUM([.I32];[.K32];[.M32];['國家別製品別水產貿易量值3(續完)'.C32];['國家別製品別水產貿易量值3(續完)'.E32];['國家別製品別水產貿易量值3(續完)'.G32])=0;&quot;-&quot;;SUM([.I32];[.K32];[.M32];['國家別製品別水產貿易量值3(續完)'.C32];['國家別製品別水產貿易量值3(續完)'.E32];['國家別製品別水產貿易量值3(續完)'.G32]))" table:style-name="ce12">
            <text:p>-</text:p>
          </table:table-cell>
          <table:table-cell office:value-type="string" office:string-value="-" table:formula="of:=  IF(SUM([.J32];[.L32];[.N32];['國家別製品別水產貿易量值3(續完)'.D32];['國家別製品別水產貿易量值3(續完)'.F32];['國家別製品別水產貿易量值3(續完)'.H32])=0;&quot;-&quot;;SUM([.J32];[.L32];[.N32];['國家別製品別水產貿易量值3(續完)'.D32];['國家別製品別水產貿易量值3(續完)'.F32];['國家別製品別水產貿易量值3(續完)'.H32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9246" table:style-name="ce12">
            <text:p>9,246<text:s/></text:p>
          </table:table-cell>
          <table:table-cell office:value-type="float" office:value="279.11599999999999" table:style-name="ce12">
            <text:p>279<text:s/></text:p>
          </table:table-cell>
          <table:table-cell office:value-type="float" office:value="1416" table:style-name="ce12">
            <text:p>1,416<text:s/></text:p>
          </table:table-cell>
          <table:table-cell office:value-type="float" office:value="18.419" table:style-name="ce12">
            <text:p>18<text:s/></text:p>
          </table:table-cell>
          <table:table-cell office:value-type="float" office:value="17" table:formula="of:=  IF(SUM([.I33];[.K33];[.M33];['國家別製品別水產貿易量值3(續完)'.C33];['國家別製品別水產貿易量值3(續完)'.E33];['國家別製品別水產貿易量值3(續完)'.G33])=0;&quot;-&quot;;SUM([.I33];[.K33];[.M33];['國家別製品別水產貿易量值3(續完)'.C33];['國家別製品別水產貿易量值3(續完)'.E33];['國家別製品別水產貿易量值3(續完)'.G33]))" table:style-name="ce12">
            <text:p>17<text:s/></text:p>
          </table:table-cell>
          <table:table-cell office:value-type="float" office:value="9.0249999999999986" table:formula="of:=  IF(SUM([.J33];[.L33];[.N33];['國家別製品別水產貿易量值3(續完)'.D33];['國家別製品別水產貿易量值3(續完)'.F33];['國家別製品別水產貿易量值3(續完)'.H33])=0;&quot;-&quot;;SUM([.J33];[.L33];[.N33];['國家別製品別水產貿易量值3(續完)'.D33];['國家別製品別水產貿易量值3(續完)'.F33];['國家別製品別水產貿易量值3(續完)'.H33]))" table:style-name="ce12">
            <text:p>9<text:s/></text:p>
          </table:table-cell>
          <table:table-cell office:value-type="float" office:value="1" table:style-name="ce12">
            <text:p>1<text:s/></text:p>
          </table:table-cell>
          <table:table-cell office:value-type="float" office:value="8.5239999999999991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30402" table:style-name="ce12">
            <text:p>30,402<text:s/></text:p>
          </table:table-cell>
          <table:table-cell office:value-type="float" office:value="168.16399999999999" table:style-name="ce12">
            <text:p>168<text:s/></text:p>
          </table:table-cell>
          <table:table-cell office:value-type="float" office:value="113548" table:style-name="ce12">
            <text:p>113,548<text:s/></text:p>
          </table:table-cell>
          <table:table-cell office:value-type="float" office:value="665.67899999999997" table:style-name="ce12">
            <text:p>666<text:s/></text:p>
          </table:table-cell>
          <table:table-cell office:value-type="float" office:value="15859000" table:formula="of:=  IF(SUM([.I34];[.K34];[.M34];['國家別製品別水產貿易量值3(續完)'.C34];['國家別製品別水產貿易量值3(續完)'.E34];['國家別製品別水產貿易量值3(續完)'.G34])=0;&quot;-&quot;;SUM([.I34];[.K34];[.M34];['國家別製品別水產貿易量值3(續完)'.C34];['國家別製品別水產貿易量值3(續完)'.E34];['國家別製品別水產貿易量值3(續完)'.G34]))" table:style-name="ce12">
            <text:p>15,859,000<text:s/></text:p>
          </table:table-cell>
          <table:table-cell office:value-type="float" office:value="25616.186000000002" table:formula="of:=  IF(SUM([.J34];[.L34];[.N34];['國家別製品別水產貿易量值3(續完)'.D34];['國家別製品別水產貿易量值3(續完)'.F34];['國家別製品別水產貿易量值3(續完)'.H34])=0;&quot;-&quot;;SUM([.J34];[.L34];[.N34];['國家別製品別水產貿易量值3(續完)'.D34];['國家別製品別水產貿易量值3(續完)'.F34];['國家別製品別水產貿易量值3(續完)'.H34]))" table:style-name="ce12">
            <text:p>25,6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6101" table:style-name="ce12">
            <text:p>936,101<text:s/></text:p>
          </table:table-cell>
          <table:table-cell office:value-type="float" office:value="773.55100000000004" table:style-name="ce12">
            <text:p>774<text:s/></text:p>
          </table:table-cell>
          <table:table-cell office:value-type="float" office:value="1952045" table:formula="of:=  IF(SUM([.I35];[.K35];[.M35];['國家別製品別水產貿易量值3(續完)'.C35];['國家別製品別水產貿易量值3(續完)'.E35];['國家別製品別水產貿易量值3(續完)'.G35])=0;&quot;-&quot;;SUM([.I35];[.K35];[.M35];['國家別製品別水產貿易量值3(續完)'.C35];['國家別製品別水產貿易量值3(續完)'.E35];['國家別製品別水產貿易量值3(續完)'.G35]))" table:style-name="ce12">
            <text:p>1,952,045<text:s/></text:p>
          </table:table-cell>
          <table:table-cell office:value-type="float" office:value="1825.018" table:formula="of:=  IF(SUM([.J35];[.L35];[.N35];['國家別製品別水產貿易量值3(續完)'.D35];['國家別製品別水產貿易量值3(續完)'.F35];['國家別製品別水產貿易量值3(續完)'.H35])=0;&quot;-&quot;;SUM([.J35];[.L35];[.N35];['國家別製品別水產貿易量值3(續完)'.D35];['國家別製品別水產貿易量值3(續完)'.F35];['國家別製品別水產貿易量值3(續完)'.H35]))" table:style-name="ce12">
            <text:p>1,8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" table:style-name="ce12">
            <text:p>45<text:s/></text:p>
          </table:table-cell>
          <table:table-cell office:value-type="float" office:value="2.688000000000000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2.5000000000000001E-2" table:style-name="ce12">
            <text:p>0<text:s/></text:p>
          </table:table-cell>
          <table:table-cell office:value-type="float" office:value="3767087" table:formula="of:=  IF(SUM([.I36];[.K36];[.M36];['國家別製品別水產貿易量值3(續完)'.C36];['國家別製品別水產貿易量值3(續完)'.E36];['國家別製品別水產貿易量值3(續完)'.G36])=0;&quot;-&quot;;SUM([.I36];[.K36];[.M36];['國家別製品別水產貿易量值3(續完)'.C36];['國家別製品別水產貿易量值3(續完)'.E36];['國家別製品別水產貿易量值3(續完)'.G36]))" table:style-name="ce12">
            <text:p>3,767,087<text:s/></text:p>
          </table:table-cell>
          <table:table-cell office:value-type="float" office:value="3715.7660000000001" table:formula="of:=  IF(SUM([.J36];[.L36];[.N36];['國家別製品別水產貿易量值3(續完)'.D36];['國家別製品別水產貿易量值3(續完)'.F36];['國家別製品別水產貿易量值3(續完)'.H36])=0;&quot;-&quot;;SUM([.J36];[.L36];[.N36];['國家別製品別水產貿易量值3(續完)'.D36];['國家別製品別水產貿易量值3(續完)'.F36];['國家別製品別水產貿易量值3(續完)'.H36]))" table:style-name="ce12">
            <text:p>3,7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315" table:style-name="ce12">
            <text:p>13,315<text:s/></text:p>
          </table:table-cell>
          <table:table-cell office:value-type="float" office:value="59.514000000000003" table:style-name="ce12">
            <text:p>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office:string-value="-" table:formula="of:=  IF(SUM([.I37];[.K37];[.M37];['國家別製品別水產貿易量值3(續完)'.C37];['國家別製品別水產貿易量值3(續完)'.E37];['國家別製品別水產貿易量值3(續完)'.G37])=0;&quot;-&quot;;SUM([.I37];[.K37];[.M37];['國家別製品別水產貿易量值3(續完)'.C37];['國家別製品別水產貿易量值3(續完)'.E37];['國家別製品別水產貿易量值3(續完)'.G37]))" table:style-name="ce12">
            <text:p>-</text:p>
          </table:table-cell>
          <table:table-cell office:value-type="string" office:string-value="-" table:formula="of:=  IF(SUM([.J37];[.L37];[.N37];['國家別製品別水產貿易量值3(續完)'.D37];['國家別製品別水產貿易量值3(續完)'.F37];['國家別製品別水產貿易量值3(續完)'.H37])=0;&quot;-&quot;;SUM([.J37];[.L37];[.N37];['國家別製品別水產貿易量值3(續完)'.D37];['國家別製品別水產貿易量值3(續完)'.F37];['國家別製品別水產貿易量值3(續完)'.H37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09000" table:formula="of:=  IF(SUM([.I38];[.K38];[.M38];['國家別製品別水產貿易量值3(續完)'.C38];['國家別製品別水產貿易量值3(續完)'.E38];['國家別製品別水產貿易量值3(續完)'.G38])=0;&quot;-&quot;;SUM([.I38];[.K38];[.M38];['國家別製品別水產貿易量值3(續完)'.C38];['國家別製品別水產貿易量值3(續完)'.E38];['國家別製品別水產貿易量值3(續完)'.G38]))" table:style-name="ce12">
            <text:p>5,709,000<text:s/></text:p>
          </table:table-cell>
          <table:table-cell office:value-type="float" office:value="6645.3270000000002" table:formula="of:=  IF(SUM([.J38];[.L38];[.N38];['國家別製品別水產貿易量值3(續完)'.D38];['國家別製品別水產貿易量值3(續完)'.F38];['國家別製品別水產貿易量值3(續完)'.H38])=0;&quot;-&quot;;SUM([.J38];[.L38];[.N38];['國家別製品別水產貿易量值3(續完)'.D38];['國家別製品別水產貿易量值3(續完)'.F38];['國家別製品別水產貿易量值3(續完)'.H38]))" table:style-name="ce12">
            <text:p>6,6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8000" table:formula="of:=  IF(SUM([.I39];[.K39];[.M39];['國家別製品別水產貿易量值3(續完)'.C39];['國家別製品別水產貿易量值3(續完)'.E39];['國家別製品別水產貿易量值3(續完)'.G39])=0;&quot;-&quot;;SUM([.I39];[.K39];[.M39];['國家別製品別水產貿易量值3(續完)'.C39];['國家別製品別水產貿易量值3(續完)'.E39];['國家別製品別水產貿易量值3(續完)'.G39]))" table:style-name="ce12">
            <text:p>208,000<text:s/></text:p>
          </table:table-cell>
          <table:table-cell office:value-type="float" office:value="182.68899999999999" table:formula="of:=  IF(SUM([.J39];[.L39];[.N39];['國家別製品別水產貿易量值3(續完)'.D39];['國家別製品別水產貿易量值3(續完)'.F39];['國家別製品別水產貿易量值3(續完)'.H39])=0;&quot;-&quot;;SUM([.J39];[.L39];[.N39];['國家別製品別水產貿易量值3(續完)'.D39];['國家別製品別水產貿易量值3(續完)'.F39];['國家別製品別水產貿易量值3(續完)'.H39]))" table:style-name="ce12">
            <text:p>1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28.244" table:style-name="ce12">
            <text:p>28<text:s/></text:p>
          </table:table-cell>
          <table:table-cell office:value-type="float" office:value="3354090" table:formula="of:=  IF(SUM([.I40];[.K40];[.M40];['國家別製品別水產貿易量值3(續完)'.C40];['國家別製品別水產貿易量值3(續完)'.E40];['國家別製品別水產貿易量值3(續完)'.G40])=0;&quot;-&quot;;SUM([.I40];[.K40];[.M40];['國家別製品別水產貿易量值3(續完)'.C40];['國家別製品別水產貿易量值3(續完)'.E40];['國家別製品別水產貿易量值3(續完)'.G40]))" table:style-name="ce12">
            <text:p>3,354,090<text:s/></text:p>
          </table:table-cell>
          <table:table-cell office:value-type="float" office:value="4232.683" table:formula="of:=  IF(SUM([.J40];[.L40];[.N40];['國家別製品別水產貿易量值3(續完)'.D40];['國家別製品別水產貿易量值3(續完)'.F40];['國家別製品別水產貿易量值3(續完)'.H40])=0;&quot;-&quot;;SUM([.J40];[.L40];[.N40];['國家別製品別水產貿易量值3(續完)'.D40];['國家別製品別水產貿易量值3(續完)'.F40];['國家別製品別水產貿易量值3(續完)'.H40]))" table:style-name="ce12">
            <text:p>4,2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76" table:style-name="ce12">
            <text:p>2,676<text:s/></text:p>
          </table:table-cell>
          <table:table-cell office:value-type="float" office:value="188.73099999999999" table:style-name="ce12">
            <text:p>18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11" table:style-name="ce12">
            <text:p>4,011<text:s/></text:p>
          </table:table-cell>
          <table:table-cell office:value-type="float" office:value="2.492" table:style-name="ce12">
            <text:p>2<text:s/></text:p>
          </table:table-cell>
          <table:table-cell office:value-type="float" office:value="9195000" table:formula="of:=  IF(SUM([.I41];[.K41];[.M41];['國家別製品別水產貿易量值3(續完)'.C41];['國家別製品別水產貿易量值3(續完)'.E41];['國家別製品別水產貿易量值3(續完)'.G41])=0;&quot;-&quot;;SUM([.I41];[.K41];[.M41];['國家別製品別水產貿易量值3(續完)'.C41];['國家別製品別水產貿易量值3(續完)'.E41];['國家別製品別水產貿易量值3(續完)'.G41]))" table:style-name="ce12">
            <text:p>9,195,000<text:s/></text:p>
          </table:table-cell>
          <table:table-cell office:value-type="float" office:value="12217.076999999999" table:formula="of:=  IF(SUM([.J41];[.L41];[.N41];['國家別製品別水產貿易量值3(續完)'.D41];['國家別製品別水產貿易量值3(續完)'.F41];['國家別製品別水產貿易量值3(續完)'.H41])=0;&quot;-&quot;;SUM([.J41];[.L41];[.N41];['國家別製品別水產貿易量值3(續完)'.D41];['國家別製品別水產貿易量值3(續完)'.F41];['國家別製品別水產貿易量值3(續完)'.H41]))" table:style-name="ce12">
            <text:p>12,2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488" table:style-name="ce12">
            <text:p>139,488<text:s/></text:p>
          </table:table-cell>
          <table:table-cell office:value-type="float" office:value="348.49400000000003" table:style-name="ce12">
            <text:p>348<text:s/></text:p>
          </table:table-cell>
          <table:table-cell office:value-type="float" office:value="6458000" table:formula="of:=  IF(SUM([.I42];[.K42];[.M42];['國家別製品別水產貿易量值3(續完)'.C42];['國家別製品別水產貿易量值3(續完)'.E42];['國家別製品別水產貿易量值3(續完)'.G42])=0;&quot;-&quot;;SUM([.I42];[.K42];[.M42];['國家別製品別水產貿易量值3(續完)'.C42];['國家別製品別水產貿易量值3(續完)'.E42];['國家別製品別水產貿易量值3(續完)'.G42]))" table:style-name="ce12">
            <text:p>6,458,000<text:s/></text:p>
          </table:table-cell>
          <table:table-cell office:value-type="float" office:value="11394.718000000001" table:formula="of:=  IF(SUM([.J42];[.L42];[.N42];['國家別製品別水產貿易量值3(續完)'.D42];['國家別製品別水產貿易量值3(續完)'.F42];['國家別製品別水產貿易量值3(續完)'.H42])=0;&quot;-&quot;;SUM([.J42];[.L42];[.N42];['國家別製品別水產貿易量值3(續完)'.D42];['國家別製品別水產貿易量值3(續完)'.F42];['國家別製品別水產貿易量值3(續完)'.H42]))" table:style-name="ce12">
            <text:p>11,3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48800" table:style-name="ce13">
            <text:p>348,800<text:s/></text:p>
          </table:table-cell>
          <table:table-cell office:value-type="float" office:value="861.24699999999996" table:style-name="ce13">
            <text:p>861<text:s/></text:p>
          </table:table-cell>
          <table:table-cell office:value-type="float" office:value="1692331" table:style-name="ce13">
            <text:p>1,692,331<text:s/></text:p>
          </table:table-cell>
          <table:table-cell office:value-type="float" office:value="11064.985000000001" table:style-name="ce13">
            <text:p>11,065<text:s/></text:p>
          </table:table-cell>
          <table:table-cell office:value-type="float" office:value="32995800" table:formula="of:=  IF(SUM([.I43];[.K43];[.M43];['國家別製品別水產貿易量值3(續完)'.C43];['國家別製品別水產貿易量值3(續完)'.E43];['國家別製品別水產貿易量值3(續完)'.G43])=0;&quot;-&quot;;SUM([.I43];[.K43];[.M43];['國家別製品別水產貿易量值3(續完)'.C43];['國家別製品別水產貿易量值3(續完)'.E43];['國家別製品別水產貿易量值3(續完)'.G43]))" table:style-name="ce13">
            <text:p>32,995,800<text:s/></text:p>
          </table:table-cell>
          <table:table-cell office:value-type="float" office:value="50868.189000000006" table:formula="of:=  IF(SUM([.J43];[.L43];[.N43];['國家別製品別水產貿易量值3(續完)'.D43];['國家別製品別水產貿易量值3(續完)'.F43];['國家別製品別水產貿易量值3(續完)'.H43])=0;&quot;-&quot;;SUM([.J43];[.L43];[.N43];['國家別製品別水產貿易量值3(續完)'.D43];['國家別製品別水產貿易量值3(續完)'.F43];['國家別製品別水產貿易量值3(續完)'.H43]))" table:style-name="ce13">
            <text:p>50,868<text:s/></text:p>
          </table:table-cell>
          <table:table-cell office:value-type="float" office:value="8303" table:style-name="ce13">
            <text:p>8,303<text:s/></text:p>
          </table:table-cell>
          <table:table-cell office:value-type="float" office:value="147.58199999999999" table:style-name="ce13">
            <text:p>148<text:s/></text:p>
          </table:table-cell>
          <table:table-cell office:value-type="float" office:value="2327" table:style-name="ce13">
            <text:p>2,327<text:s/></text:p>
          </table:table-cell>
          <table:table-cell office:value-type="float" office:value="1086.287" table:style-name="ce13">
            <text:p>1,086<text:s/></text:p>
          </table:table-cell>
          <table:table-cell office:value-type="float" office:value="5722" table:style-name="ce13">
            <text:p>5,722<text:s/></text:p>
          </table:table-cell>
          <table:table-cell office:value-type="float" office:value="291.35899999999998" table:style-name="ce13">
            <text:p>291<text:s/></text:p>
          </table:table-cell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  <table:table table:name="國家別製品別水產貿易量值3(續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6">
            <text:p>10‧水產貿易量值 <text:s/>(1)進口</text:p>
          </table:table-cell>
          <table:covered-table-cell table:number-columns-repeated="2"/>
          <table:table-cell table:number-columns-repeated="4" table:style-name="ce26"/>
          <table:table-cell office:value-type="string" table:number-columns-spanned="6" table:number-rows-spanned="1" table:style-name="ce36">
            <text:p>10‧THE TRADE OF FISHERY PRODUCTS (1)IMPORT</text:p>
          </table:table-cell>
          <table:covered-table-cell table:number-columns-repeated="5"/>
          <table:table-cell table:number-columns-repeated="16371" table:style-name="ce26"/>
        </table:table-row>
        <table:table-row table:style-name="ro2">
          <table:table-cell table:style-name="ce26"/>
          <table:table-cell office:value-type="string" table:style-name="ce31">
            <text:p>(1.4)歷年國家別製品別貿易量值(總計價值前20名)(續完)<text:s/></text:p>
          </table:table-cell>
          <table:table-cell table:number-columns-repeated="3" table:style-name="ce30"/>
          <table:table-cell table:number-columns-repeated="3" table:style-name="ce26"/>
          <table:table-cell office:value-type="string" table:style-name="ce5">
            <text:p>(1.4)By country and by product since 2004 (Value of Top 20)(End)</text:p>
          </table:table-cell>
          <table:table-cell table:number-columns-repeated="2" table:style-name="ce26"/>
          <table:table-cell table:style-name="ce29"/>
          <table:table-cell table:style-name="ce26"/>
          <table:table-cell table:style-name="ce28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38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38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9">
            <text:p>製品別</text:p>
            <draw:custom-shape svg:x="0in" svg:y="0in" svg:width="2.30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渣‧粉</text:p>
          </table:table-cell>
          <table:covered-table-cell/>
          <table:table-cell office:value-type="string" table:number-columns-spanned="2" table:number-rows-spanned="1" table:style-name="ce34">
            <text:p>飼料用</text:p>
          </table:table-cell>
          <table:covered-table-cell/>
          <table:table-cell office:value-type="string" table:number-columns-spanned="2" table:number-rows-spanned="1" table:style-name="ce34">
            <text:p>其它非食用品</text:p>
          </table:table-cell>
          <table:covered-table-cell/>
          <table:table-cell table:number-columns-spanned="2" table:number-rows-spanned="1" table:style-name="ce47"/>
          <table:covered-table-cell/>
          <table:table-cell table:number-columns-spanned="2" table:number-rows-spanned="1" table:style-name="ce50"/>
          <table:covered-table-cell/>
          <table:table-cell table:number-columns-spanned="2" table:number-rows-spanned="1" table:style-name="ce35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8">
            <text:p>Product</text:p>
          </table:table-cell>
          <table:covered-table-cell/>
          <table:table-cell office:value-type="string" table:number-columns-spanned="2" table:number-rows-spanned="1" table:style-name="ce55">
            <text:p>MEAL</text:p>
          </table:table-cell>
          <table:covered-table-cell/>
          <table:table-cell office:value-type="string" table:number-columns-spanned="2" table:number-rows-spanned="1" table:style-name="ce55">
            <text:p>FOR FEED</text:p>
          </table:table-cell>
          <table:covered-table-cell/>
          <table:table-cell office:value-type="string" table:number-columns-spanned="2" table:number-rows-spanned="1" table:style-name="ce55">
            <text:p>OTH. NON-EDIBLE</text:p>
          </table:table-cell>
          <table:covered-table-cell/>
          <table:table-cell table:number-columns-spanned="2" table:number-rows-spanned="1" table:style-name="ce53"/>
          <table:covered-table-cell/>
          <table:table-cell table:number-columns-spanned="2" table:number-rows-spanned="1" table:style-name="ce51"/>
          <table:covered-table-cell/>
          <table:table-cell table:number-columns-spanned="2" table:number-rows-spanned="1" table:style-name="ce60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6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4"/>
        </table:table-row>
        <table:table-row table:style-name="ro3">
          <table:table-cell office:value-type="string" table:number-columns-spanned="2" table:number-rows-spanned="1" table:style-name="ce57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4"/>
        </table:table-row>
        <table:table-row table:style-name="ro4">
          <table:table-cell office:value-type="string" table:style-name="ce27">
            <text:p>民國九十五年</text:p>
          </table:table-cell>
          <table:table-cell office:value-type="float" office:value="2006" table:style-name="ce9">
            <text:p>2006</text:p>
          </table:table-cell>
          <table:table-cell office:value-type="float" office:value="211632631" table:style-name="ce12">
            <text:p>211,632,631<text:s/></text:p>
          </table:table-cell>
          <table:table-cell office:value-type="float" office:value="184828.45568000001" table:style-name="ce12">
            <text:p>184,828<text:s/></text:p>
          </table:table-cell>
          <table:table-cell office:value-type="float" office:value="1423225" table:style-name="ce12">
            <text:p>1,423,225<text:s/></text:p>
          </table:table-cell>
          <table:table-cell office:value-type="float" office:value="2235.4436799999999" table:style-name="ce12">
            <text:p>2,235<text:s/></text:p>
          </table:table-cell>
          <table:table-cell office:value-type="float" office:value="6718267" table:style-name="ce12">
            <text:p>6,718,267<text:s/></text:p>
          </table:table-cell>
          <table:table-cell office:value-type="float" office:value="14350.25006" table:style-name="ce12">
            <text:p>14,350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六年</text:p>
          </table:table-cell>
          <table:table-cell office:value-type="float" office:value="2007" table:style-name="ce9">
            <text:p>2007</text:p>
          </table:table-cell>
          <table:table-cell office:value-type="float" office:value="150408091" table:style-name="ce12">
            <text:p>150,408,091<text:s/></text:p>
          </table:table-cell>
          <table:table-cell office:value-type="float" office:value="148599.10905" table:style-name="ce12">
            <text:p>148,599<text:s/></text:p>
          </table:table-cell>
          <table:table-cell office:value-type="float" office:value="1326878" table:style-name="ce12">
            <text:p>1,326,878<text:s/></text:p>
          </table:table-cell>
          <table:table-cell office:value-type="float" office:value="2065.8848699999999" table:style-name="ce12">
            <text:p>2,066<text:s/></text:p>
          </table:table-cell>
          <table:table-cell office:value-type="float" office:value="8283358" table:style-name="ce12">
            <text:p>8,283,358<text:s/></text:p>
          </table:table-cell>
          <table:table-cell office:value-type="float" office:value="20571.20364" table:style-name="ce12">
            <text:p>20,57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七年</text:p>
          </table:table-cell>
          <table:table-cell office:value-type="float" office:value="2008" table:style-name="ce9">
            <text:p>2008</text:p>
          </table:table-cell>
          <table:table-cell office:value-type="float" office:value="149390166" table:style-name="ce12">
            <text:p>149,390,166<text:s/></text:p>
          </table:table-cell>
          <table:table-cell office:value-type="float" office:value="139845.42017" table:style-name="ce12">
            <text:p>139,845<text:s/></text:p>
          </table:table-cell>
          <table:table-cell office:value-type="float" office:value="1098886" table:style-name="ce12">
            <text:p>1,098,886<text:s/></text:p>
          </table:table-cell>
          <table:table-cell office:value-type="float" office:value="1985.7593899999999" table:style-name="ce12">
            <text:p>1,986<text:s/></text:p>
          </table:table-cell>
          <table:table-cell office:value-type="float" office:value="9496855" table:style-name="ce12">
            <text:p>9,496,855<text:s/></text:p>
          </table:table-cell>
          <table:table-cell office:value-type="float" office:value="23496.665799999999" table:style-name="ce12">
            <text:p>23,497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八年</text:p>
          </table:table-cell>
          <table:table-cell office:value-type="float" office:value="2009" table:style-name="ce9">
            <text:p>2009</text:p>
          </table:table-cell>
          <table:table-cell office:value-type="float" office:value="186708355" table:style-name="ce12">
            <text:p>186,708,355<text:s/></text:p>
          </table:table-cell>
          <table:table-cell office:value-type="float" office:value="175651.89152999999" table:style-name="ce12">
            <text:p>175,652<text:s/></text:p>
          </table:table-cell>
          <table:table-cell office:value-type="float" office:value="4722355" table:style-name="ce12">
            <text:p>4,722,355<text:s/></text:p>
          </table:table-cell>
          <table:table-cell office:value-type="float" office:value="2982.4355300000002" table:style-name="ce12">
            <text:p>2,982<text:s/></text:p>
          </table:table-cell>
          <table:table-cell office:value-type="float" office:value="8039618" table:style-name="ce12">
            <text:p>8,039,618<text:s/></text:p>
          </table:table-cell>
          <table:table-cell office:value-type="float" office:value="27451.79869" table:style-name="ce12">
            <text:p>27,452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九十九年</text:p>
          </table:table-cell>
          <table:table-cell office:value-type="float" office:value="2010" table:style-name="ce9">
            <text:p>2010</text:p>
          </table:table-cell>
          <table:table-cell office:value-type="float" office:value="156451250" table:style-name="ce12">
            <text:p>156,451,250<text:s/></text:p>
          </table:table-cell>
          <table:table-cell office:value-type="float" office:value="201280.2" table:style-name="ce12">
            <text:p>201,280<text:s/></text:p>
          </table:table-cell>
          <table:table-cell office:value-type="float" office:value="2641632" table:style-name="ce12">
            <text:p>2,641,632<text:s/></text:p>
          </table:table-cell>
          <table:table-cell office:value-type="float" office:value="3130.5" table:style-name="ce12">
            <text:p>3,131<text:s/></text:p>
          </table:table-cell>
          <table:table-cell office:value-type="float" office:value="8918312" table:style-name="ce12">
            <text:p>8,918,312<text:s/></text:p>
          </table:table-cell>
          <table:table-cell office:value-type="float" office:value="32730.5" table:style-name="ce12">
            <text:p>32,73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年</text:p>
          </table:table-cell>
          <table:table-cell office:value-type="float" office:value="2011" table:style-name="ce9">
            <text:p>2011</text:p>
          </table:table-cell>
          <table:table-cell office:value-type="float" office:value="154713475" table:style-name="ce12">
            <text:p>154,713,475<text:s/></text:p>
          </table:table-cell>
          <table:table-cell office:value-type="float" office:value="194124.65900000001" table:style-name="ce12">
            <text:p>194,125<text:s/></text:p>
          </table:table-cell>
          <table:table-cell office:value-type="float" office:value="1314478" table:style-name="ce12">
            <text:p>1,314,478<text:s/></text:p>
          </table:table-cell>
          <table:table-cell office:value-type="float" office:value="2394.2890000000002" table:style-name="ce12">
            <text:p>2,394<text:s/></text:p>
          </table:table-cell>
          <table:table-cell office:value-type="float" office:value="11206766" table:style-name="ce12">
            <text:p>11,206,766<text:s/></text:p>
          </table:table-cell>
          <table:table-cell office:value-type="float" office:value="81448.846999999994" table:style-name="ce12">
            <text:p>81,449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一年</text:p>
          </table:table-cell>
          <table:table-cell office:value-type="float" office:value="2012" table:style-name="ce9">
            <text:p>2012</text:p>
          </table:table-cell>
          <table:table-cell office:value-type="float" office:value="183618703" table:style-name="ce12">
            <text:p>183,618,703<text:s/></text:p>
          </table:table-cell>
          <table:table-cell office:value-type="float" office:value="218774.967" table:style-name="ce12">
            <text:p>218,775<text:s/></text:p>
          </table:table-cell>
          <table:table-cell office:value-type="float" office:value="1525823" table:style-name="ce12">
            <text:p>1,525,823<text:s/></text:p>
          </table:table-cell>
          <table:table-cell office:value-type="float" office:value="3143.84" table:style-name="ce12">
            <text:p>3,144<text:s/></text:p>
          </table:table-cell>
          <table:table-cell office:value-type="float" office:value="6801209" table:style-name="ce12">
            <text:p>6,801,209<text:s/></text:p>
          </table:table-cell>
          <table:table-cell office:value-type="float" office:value="81343.884000000005" table:style-name="ce12">
            <text:p>81,34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二年</text:p>
          </table:table-cell>
          <table:table-cell office:value-type="float" office:value="2013" table:style-name="ce9">
            <text:p>2013</text:p>
          </table:table-cell>
          <table:table-cell office:value-type="float" office:value="138526861" table:style-name="ce12">
            <text:p>138,526,861<text:s/></text:p>
          </table:table-cell>
          <table:table-cell office:value-type="float" office:value="183114.87599999999" table:style-name="ce12">
            <text:p>183,115<text:s/></text:p>
          </table:table-cell>
          <table:table-cell office:value-type="float" office:value="1457617" table:style-name="ce12">
            <text:p>1,457,617<text:s/></text:p>
          </table:table-cell>
          <table:table-cell office:value-type="float" office:value="3243.857" table:style-name="ce12">
            <text:p>3,244<text:s/></text:p>
          </table:table-cell>
          <table:table-cell office:value-type="float" office:value="4084112" table:style-name="ce12">
            <text:p>4,084,112<text:s/></text:p>
          </table:table-cell>
          <table:table-cell office:value-type="float" office:value="79423.760999999999" table:style-name="ce12">
            <text:p>79,42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三年</text:p>
          </table:table-cell>
          <table:table-cell office:value-type="float" office:value="2014" table:style-name="ce9">
            <text:p>2014</text:p>
          </table:table-cell>
          <table:table-cell office:value-type="float" office:value="165838618" table:style-name="ce12">
            <text:p>165,838,618<text:s/></text:p>
          </table:table-cell>
          <table:table-cell office:value-type="float" office:value="215511.06200000001" table:style-name="ce12">
            <text:p>215,511<text:s/></text:p>
          </table:table-cell>
          <table:table-cell office:value-type="float" office:value="1507583" table:style-name="ce12">
            <text:p>1,507,583<text:s/></text:p>
          </table:table-cell>
          <table:table-cell office:value-type="float" office:value="3425.866" table:style-name="ce12">
            <text:p>3,426<text:s/></text:p>
          </table:table-cell>
          <table:table-cell office:value-type="float" office:value="1743007" table:style-name="ce12">
            <text:p>1,743,007<text:s/></text:p>
          </table:table-cell>
          <table:table-cell office:value-type="float" office:value="85419.175000000003" table:style-name="ce12">
            <text:p>85,419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27">
            <text:p>民國一百零四年</text:p>
          </table:table-cell>
          <table:table-cell office:value-type="float" office:value="2015" table:style-name="ce9">
            <text:p>2015</text:p>
          </table:table-cell>
          <table:table-cell office:value-type="float" office:value="143392028" table:style-name="ce12">
            <text:p>143,392,028<text:s/></text:p>
          </table:table-cell>
          <table:table-cell office:value-type="float" office:value="203245.35200000001" table:style-name="ce12">
            <text:p>203,245<text:s/></text:p>
          </table:table-cell>
          <table:table-cell office:value-type="float" office:value="7748078" table:style-name="ce12">
            <text:p>7,748,078<text:s/></text:p>
          </table:table-cell>
          <table:table-cell office:value-type="float" office:value="10777.934999999999" table:style-name="ce12">
            <text:p>10,778<text:s/></text:p>
          </table:table-cell>
          <table:table-cell office:value-type="float" office:value="1483815" table:style-name="ce12">
            <text:p>1,483,815<text:s/></text:p>
          </table:table-cell>
          <table:table-cell office:value-type="float" office:value="97229.082999999999" table:style-name="ce12">
            <text:p>97,229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number-rows-repeated="3" table:style-name="ro4">
          <table:table-cell table:style-name="ce8"/>
          <table:table-cell table:style-name="ce9"/>
          <table:table-cell table:number-columns-repeated="4" table:style-name="ce14"/>
          <table:table-cell table:number-columns-repeated="2" table:style-name="ce12"/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27079345" table:formula="of:=  IF(SUM([.C23:.C43])=0;&quot;-&quot;;SUM([.C23:.C43]))" table:style-name="ce12">
            <text:p>127,079,345<text:s/></text:p>
          </table:table-cell>
          <table:table-cell office:value-type="float" office:value="169189.15600000002" table:formula="of:=  IF(SUM([.D23:.D43])=0;&quot;-&quot;;SUM([.D23:.D43]))" table:style-name="ce12">
            <text:p>169,189<text:s/></text:p>
          </table:table-cell>
          <table:table-cell office:value-type="float" office:value="9129765" table:formula="of:=  IF(SUM([.E23:.E43])=0;&quot;-&quot;;SUM([.E23:.E43]))" table:style-name="ce12">
            <text:p>9,129,765<text:s/></text:p>
          </table:table-cell>
          <table:table-cell office:value-type="float" office:value="11771.743999999997" table:formula="of:=  IF(SUM([.F23:.F43])=0;&quot;-&quot;;SUM([.F23:.F43]))" table:style-name="ce12">
            <text:p>11,772<text:s/></text:p>
          </table:table-cell>
          <table:table-cell office:value-type="float" office:value="825646" table:formula="of:=  IF(SUM([.G23:.G43])=0;&quot;-&quot;;SUM([.G23:.G43]))" table:style-name="ce12">
            <text:p>825,646<text:s/></text:p>
          </table:table-cell>
          <table:table-cell office:value-type="float" office:value="89626.234999999986" table:formula="of:=  IF(SUM([.H23:.H43])=0;&quot;-&quot;;SUM([.H23:.H43]))" table:style-name="ce12">
            <text:p>89,62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570680" table:style-name="ce12">
            <text:p>570,680<text:s/></text:p>
          </table:table-cell>
          <table:table-cell office:value-type="float" office:value="243.244" table:style-name="ce12">
            <text:p>2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550" table:style-name="ce12">
            <text:p>43,550<text:s/></text:p>
          </table:table-cell>
          <table:table-cell office:value-type="float" office:value="24556.050999999999" table:style-name="ce12">
            <text:p>24,55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1109000" table:style-name="ce12">
            <text:p>1,109,000<text:s/></text:p>
          </table:table-cell>
          <table:table-cell office:value-type="float" office:value="2076.9760000000001" table:style-name="ce12">
            <text:p>2,0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3833363" table:style-name="ce12">
            <text:p>3,833,363<text:s/></text:p>
          </table:table-cell>
          <table:table-cell office:value-type="float" office:value="4510.5630000000001" table:style-name="ce12">
            <text:p>4,511<text:s/></text:p>
          </table:table-cell>
          <table:table-cell office:value-type="float" office:value="404147" table:style-name="ce12">
            <text:p>404,147<text:s/></text:p>
          </table:table-cell>
          <table:table-cell office:value-type="float" office:value="738.86199999999997" table:style-name="ce12">
            <text:p>739<text:s/></text:p>
          </table:table-cell>
          <table:table-cell office:value-type="float" office:value="11231" table:style-name="ce12">
            <text:p>11,231<text:s/></text:p>
          </table:table-cell>
          <table:table-cell office:value-type="float" office:value="57524.690999999999" table:style-name="ce12">
            <text:p>57,525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6189000" table:style-name="ce12">
            <text:p>6,189,000<text:s/></text:p>
          </table:table-cell>
          <table:table-cell office:value-type="float" office:value="6256.9129999999996" table:style-name="ce12">
            <text:p>6,257<text:s/></text:p>
          </table:table-cell>
          <table:table-cell office:value-type="float" office:value="8381265" table:style-name="ce12">
            <text:p>8,381,265<text:s/></text:p>
          </table:table-cell>
          <table:table-cell office:value-type="float" office:value="10119.51" table:style-name="ce12">
            <text:p>10,120<text:s/></text:p>
          </table:table-cell>
          <table:table-cell office:value-type="float" office:value="96231" table:style-name="ce12">
            <text:p>96,231<text:s/></text:p>
          </table:table-cell>
          <table:table-cell office:value-type="float" office:value="963.94799999999998" table:style-name="ce12">
            <text:p>96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220000" table:style-name="ce12">
            <text:p>1,220,000<text:s/></text:p>
          </table:table-cell>
          <table:table-cell office:value-type="float" office:value="1138.1880000000001" table:style-name="ce12">
            <text:p>1,1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830" table:style-name="ce12">
            <text:p>47,830<text:s/></text:p>
          </table:table-cell>
          <table:table-cell office:value-type="float" office:value="45.825000000000003" table:style-name="ce12">
            <text:p>4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9273000" table:style-name="ce12">
            <text:p>9,273,000<text:s/></text:p>
          </table:table-cell>
          <table:table-cell office:value-type="float" office:value="15118.599" table:style-name="ce12">
            <text:p>15,1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40" table:style-name="ce12">
            <text:p>740<text:s/></text:p>
          </table:table-cell>
          <table:table-cell office:value-type="float" office:value="5.976" table:style-name="ce12">
            <text:p>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1210000" table:style-name="ce12">
            <text:p>11,210,000<text:s/></text:p>
          </table:table-cell>
          <table:table-cell office:value-type="float" office:value="13675.727000000001" table:style-name="ce12">
            <text:p>13,676<text:s/></text:p>
          </table:table-cell>
          <table:table-cell office:value-type="float" office:value="20930" table:style-name="ce12">
            <text:p>20,930<text:s/></text:p>
          </table:table-cell>
          <table:table-cell office:value-type="float" office:value="49.962000000000003" table:style-name="ce12">
            <text:p>50<text:s/></text:p>
          </table:table-cell>
          <table:table-cell office:value-type="float" office:value="3061" table:style-name="ce12">
            <text:p>3,061<text:s/></text:p>
          </table:table-cell>
          <table:table-cell office:value-type="float" office:value="6.0940000000000003" table:style-name="ce12">
            <text:p>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6033000" table:style-name="ce12">
            <text:p>6,033,000<text:s/></text:p>
          </table:table-cell>
          <table:table-cell office:value-type="float" office:value="7642.576" table:style-name="ce12">
            <text:p>7,6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8" table:style-name="ce12">
            <text:p>258<text:s/></text:p>
          </table:table-cell>
          <table:table-cell office:value-type="float" office:value="1207.204" table:style-name="ce12">
            <text:p>1,207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8830300" table:style-name="ce12">
            <text:p>8,830,300<text:s/></text:p>
          </table:table-cell>
          <table:table-cell office:value-type="float" office:value="9356.5660000000007" table:style-name="ce12">
            <text:p>9,357<text:s/></text:p>
          </table:table-cell>
          <table:table-cell office:value-type="float" office:value="291434" table:style-name="ce12">
            <text:p>291,434<text:s/></text:p>
          </table:table-cell>
          <table:table-cell office:value-type="float" office:value="383.55" table:style-name="ce12">
            <text:p>384<text:s/></text:p>
          </table:table-cell>
          <table:table-cell office:value-type="float" office:value="86" table:style-name="ce12">
            <text:p>86<text:s/></text:p>
          </table:table-cell>
          <table:table-cell office:value-type="float" office:value="44.116999999999997" table:style-name="ce12">
            <text:p>4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" table:style-name="ce12">
            <text:p>16<text:s/></text:p>
          </table:table-cell>
          <table:table-cell office:value-type="float" office:value="0.501" table:style-name="ce12">
            <text:p>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5859000" table:style-name="ce12">
            <text:p>15,859,000<text:s/></text:p>
          </table:table-cell>
          <table:table-cell office:value-type="float" office:value="25616.186000000002" table:style-name="ce12">
            <text:p>25,6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952000" table:style-name="ce12">
            <text:p>1,952,000<text:s/></text:p>
          </table:table-cell>
          <table:table-cell office:value-type="float" office:value="1822.33" table:style-name="ce12">
            <text:p>1,8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3137000" table:style-name="ce12">
            <text:p>3,137,000<text:s/></text:p>
          </table:table-cell>
          <table:table-cell office:value-type="float" office:value="3526.866" table:style-name="ce12">
            <text:p>3,5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6772" table:style-name="ce12">
            <text:p>616,772<text:s/></text:p>
          </table:table-cell>
          <table:table-cell office:value-type="float" office:value="129.386" table:style-name="ce12">
            <text:p>129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5709000" table:style-name="ce12">
            <text:p>5,709,000<text:s/></text:p>
          </table:table-cell>
          <table:table-cell office:value-type="float" office:value="6645.3270000000002" table:style-name="ce12">
            <text:p>6,6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208000" table:style-name="ce12">
            <text:p>208,000<text:s/></text:p>
          </table:table-cell>
          <table:table-cell office:value-type="float" office:value="182.68899999999999" table:style-name="ce12">
            <text:p>1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3351000" table:style-name="ce12">
            <text:p>3,351,000<text:s/></text:p>
          </table:table-cell>
          <table:table-cell office:value-type="float" office:value="4042.9459999999999" table:style-name="ce12">
            <text:p>4,043<text:s/></text:p>
          </table:table-cell>
          <table:table-cell office:value-type="float" office:value="414" table:style-name="ce12">
            <text:p>414<text:s/></text:p>
          </table:table-cell>
          <table:table-cell office:value-type="float" office:value="1.006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9195000" table:style-name="ce12">
            <text:p>9,195,000<text:s/></text:p>
          </table:table-cell>
          <table:table-cell office:value-type="float" office:value="12217.076999999999" table:style-name="ce12">
            <text:p>12,2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6458000" table:style-name="ce12">
            <text:p>6,458,000<text:s/></text:p>
          </table:table-cell>
          <table:table-cell office:value-type="float" office:value="11394.718000000001" table:style-name="ce12">
            <text:p>11,3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2942002" table:style-name="ce13">
            <text:p>32,942,002<text:s/></text:p>
          </table:table-cell>
          <table:table-cell office:value-type="float" office:value="43721.665000000001" table:style-name="ce13">
            <text:p>43,722<text:s/></text:p>
          </table:table-cell>
          <table:table-cell office:value-type="float" office:value="31575" table:style-name="ce13">
            <text:p>31,575<text:s/></text:p>
          </table:table-cell>
          <table:table-cell office:value-type="float" office:value="478.85399999999998" table:style-name="ce13">
            <text:p>479<text:s/></text:p>
          </table:table-cell>
          <table:table-cell office:value-type="float" office:value="5871" table:style-name="ce13">
            <text:p>5,871<text:s/></text:p>
          </table:table-cell>
          <table:table-cell office:value-type="float" office:value="5142.442" table:style-name="ce13">
            <text:p>5,142<text:s/></text:p>
          </table:table-cell>
          <table:table-cell table:style-name="ce21"/>
          <table:table-cell table:number-columns-repeated="4" table:style-name="ce22"/>
          <table:table-cell table:style-name="ce23"/>
          <table:table-cell table:number-columns-repeated="16370" table:style-name="ce25"/>
        </table:table-row>
        <table:table-row table:number-rows-repeated="10485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3:42:08Z</dc:date>
    <meta:print-date>2018-01-24T03:41:43Z</meta:print-date>
  </office:meta>
</office:document-meta>
</file>